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transparent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ff3333"/>
      <style:text-properties fo:color="#000000"/>
    </style:style>
    <style:style style:name="ce5" style:family="table-cell" style:parent-style-name="Default">
      <style:table-cell-properties fo:background-color="#00ccff"/>
      <style:text-properties fo:color="#000000"/>
    </style:style>
    <style:style style:name="ce6" style:family="table-cell" style:parent-style-name="Default">
      <style:table-cell-properties fo:background-color="#66ccff"/>
    </style:style>
    <style:style style:name="ce7" style:family="table-cell" style:parent-style-name="Default">
      <style:table-cell-properties fo:background-color="#66ccff"/>
      <style:text-properties style:font-name="Liberation Sans" style:font-name-asian="Arial Unicode MS" style:font-name-complex="Arial Unicode MS"/>
    </style:style>
    <style:style style:name="ce8" style:family="table-cell" style:parent-style-name="Default">
      <style:table-cell-properties fo:background-color="transparent"/>
      <style:text-properties fo:color="#000000"/>
    </style:style>
    <style:style style:name="ce9" style:family="table-cell" style:parent-style-name="Default">
      <style:table-cell-properties fo:background-color="#ffff00"/>
      <style:text-properties fo:color="#000000"/>
    </style:style>
    <style:style style:name="ce10" style:family="table-cell" style:parent-style-name="Default">
      <style:text-properties fo:color="#000000"/>
    </style:style>
    <style:style style:name="ce11" style:family="table-cell" style:parent-style-name="Default">
      <style:table-cell-properties fo:background-color="#ffff00"/>
      <style:text-properties fo:color="#ff3333" fo:font-weight="bold" style:font-weight-asian="bold" style:font-weight-complex="bold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14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5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6" style:family="table-cell" style:parent-style-name="Default">
      <style:text-properties fo:color="#ff0000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color="#00a933" fo:font-weight="bold" style:font-weight-asian="bold" style:font-weight-complex="bold"/>
    </style:style>
    <style:style style:name="ce19" style:family="table-cell" style:parent-style-name="Default">
      <style:text-properties fo:color="#2a6099" fo:font-weight="bold" style:font-weight-asian="bold" style:font-weight-complex="bold"/>
    </style:style>
    <style:style style:name="ce20" style:family="table-cell" style:parent-style-name="pd1">
      <style:table-cell-properties fo:background-color="#ff99ff"/>
    </style:style>
    <style:style style:name="ce21" style:family="table-cell" style:parent-style-name="Default">
      <style:table-cell-properties fo:background-color="#ff99ff"/>
    </style:style>
    <style:style style:name="ce22" style:family="table-cell" style:parent-style-name="Default">
      <style:table-cell-properties fo:background-color="#ff99ff"/>
      <style:text-properties style:font-name="Liberation Sans" style:font-name-asian="Arial Unicode MS" style:font-name-complex="Arial Unicode MS"/>
    </style:style>
    <style:style style:name="ce23" style:family="table-cell" style:parent-style-name="pd1">
      <style:table-cell-properties fo:background-color="#99ff66"/>
    </style:style>
    <style:style style:name="ce24" style:family="table-cell" style:parent-style-name="Default">
      <style:table-cell-properties fo:background-color="#99ff66"/>
    </style:style>
    <style:style style:name="ce25" style:family="table-cell" style:parent-style-name="Default">
      <style:table-cell-properties fo:background-color="#99ff66"/>
      <style:text-properties style:font-name="Liberation Sans" style:font-name-asian="Arial Unicode MS" style:font-name-complex="Arial Unicode MS"/>
    </style:style>
    <style:style style:name="ce26" style:family="table-cell" style:parent-style-name="Default">
      <style:text-properties style:font-name="Liberation Sans" style:font-name-asian="Arial Unicode MS" style:font-name-complex="Arial Unicode MS"/>
    </style:style>
    <style:style style:name="ce27" style:family="table-cell" style:parent-style-name="pd1">
      <style:table-cell-properties fo:background-color="#ff6600"/>
    </style:style>
    <style:style style:name="ce28" style:family="table-cell" style:parent-style-name="Default">
      <style:table-cell-properties fo:background-color="#ff6600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13" table:default-cell-style-name="Default"/>
        <table:table-column table:style-name="co1" table:default-cell-style-name="ce21"/>
        <table:table-column table:style-name="co1" table:default-cell-style-name="Default"/>
        <table:table-column table:style-name="co1" table:default-cell-style-name="ce24"/>
        <table:table-column table:style-name="co1" table:default-cell-style-name="Default"/>
        <table:table-column table:style-name="co2" table:default-cell-style-name="ce28"/>
        <table:table-column table:style-name="co1" table:number-columns-repeated="15" table:default-cell-style-name="Default"/>
        <table:table-row table:style-name="ro1">
          <table:table-cell/>
          <table:table-cell table:style-name="pd1" office:value-type="string" calcext:value-type="string">
            <text:p>Name_Capital</text:p>
          </table:table-cell>
          <table:table-cell table:style-name="pd1" office:value-type="string" calcext:value-type="string">
            <text:p>Name_allsmall</text:p>
          </table:table-cell>
          <table:table-cell table:style-name="pd1" office:value-type="string" calcext:value-type="string">
            <text:p>Name_PartlyCapital</text:p>
          </table:table-cell>
          <table:table-cell table:style-name="pd1" office:value-type="string" calcext:value-type="string">
            <text:p>HPs</text:p>
          </table:table-cell>
          <table:table-cell table:style-name="pd1" office:value-type="string" calcext:value-type="string">
            <text:p>ATK</text:p>
          </table:table-cell>
          <table:table-cell table:style-name="pd1" office:value-type="string" calcext:value-type="string">
            <text:p>DEF</text:p>
          </table:table-cell>
          <table:table-cell table:style-name="pd1" office:value-type="string" calcext:value-type="string">
            <text:p>SPC</text:p>
          </table:table-cell>
          <table:table-cell table:style-name="pd1" office:value-type="string" calcext:value-type="string">
            <text:p>SPD</text:p>
          </table:table-cell>
          <table:table-cell table:style-name="pd1" office:value-type="string" calcext:value-type="string">
            <text:p>Type1</text:p>
          </table:table-cell>
          <table:table-cell table:style-name="pd1" office:value-type="string" calcext:value-type="string">
            <text:p>Type2</text:p>
          </table:table-cell>
          <table:table-cell table:style-name="pd1" office:value-type="string" calcext:value-type="string">
            <text:p>CatchRate</text:p>
          </table:table-cell>
          <table:table-cell table:style-name="pd1" office:value-type="string" calcext:value-type="string">
            <text:p>BaseExp</text:p>
          </table:table-cell>
          <table:table-cell table:style-name="ce20" office:value-type="string" calcext:value-type="string">
            <text:p>Lvl1Moves</text:p>
          </table:table-cell>
          <table:table-cell table:style-name="pd1" office:value-type="string" calcext:value-type="string">
            <text:p>GrowthRate</text:p>
          </table:table-cell>
          <table:table-cell table:style-name="ce23" office:value-type="string" calcext:value-type="string">
            <text:p>TMHMMoves</text:p>
          </table:table-cell>
          <table:table-cell table:style-name="pd1" office:value-type="string" calcext:value-type="string">
            <text:p>EvoInfo</text:p>
          </table:table-cell>
          <table:table-cell table:style-name="ce27" office:value-type="string" calcext:value-type="string">
            <text:p>LevelUpMoves</text:p>
          </table:table-cell>
          <table:table-cell table:style-name="pd1" office:value-type="string" calcext:value-type="string">
            <text:p>cries</text:p>
          </table:table-cell>
          <table:table-cell table:style-name="pd1" office:value-type="string" calcext:value-type="string">
            <text:p>menuIcons</text:p>
          </table:table-cell>
          <table:table-cell table:style-name="pd1" office:value-type="string" calcext:value-type="string">
            <text:p>palettes</text:p>
          </table:table-cell>
          <table:table-cell table:style-name="pd1" office:value-type="string" calcext:value-type="string">
            <text:p>species</text:p>
          </table:table-cell>
          <table:table-cell table:style-name="pd1" office:value-type="string" calcext:value-type="string">
            <text:p>height_dm</text:p>
          </table:table-cell>
          <table:table-cell table:style-name="pd1" office:value-type="string" calcext:value-type="string">
            <text:p>weight_hg</text:p>
          </table:table-cell>
          <table:table-cell table:style-name="pd1" office:value-type="string" calcext:value-type="string">
            <text:p>dexTexts</text:p>
          </table:table-cell>
          <table:table-cell table:number-columns-repeated="6"/>
          <table:table-cell table:style-name="ce29" office:value-type="string" calcext:value-type="string">
            <text:p>ExtraNotes</text:p>
          </table:table-cell>
          <table:table-cell/>
        </table:table-row>
        <table:table-row table:style-name="ro1">
          <table:table-cell table:style-name="pd1" office:value-type="float" office:value="1" calcext:value-type="float">
            <text:p>1</text:p>
          </table:table-cell>
          <table:table-cell table:style-name="ce2"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ACKLE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, CURSE</text:p>
          </table:table-cell>
          <table:table-cell office:value-type="string" calcext:value-type="string">
            <text:p>EV_LEVEL, 16, IVYSAUR</text:p>
          </table:table-cell>
          <table:table-cell office:value-type="string" calcext:value-type="string">
            <text:p>7 LEECH_SEED ; 9 VINE_WHIP ; 13 POISONPOWDER ; 15 SLEEP_POWDER ; 18 RAZOR_LEAF ; 21 MAGICAL_LEAF ; 25 GROWTH ; 28 DOUBLE_EDGE ; 30 PETAL_DANCE ; 32 SLUDGE_WAVE ; 35 LEAF_STORM ; 39 ENERGY_BALL ; 42 SOLARBEAM</text:p>
          </table:table-cell>
          <table:table-cell office:value-type="string" calcext:value-type="string">
            <text:p>SFX_CRY_0F, $80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t can go for days without eating a single morsel. In the bulb on its back, it stores energy</text:p>
          </table:table-cell>
          <table:table-cell table:number-columns-repeated="8"/>
        </table:table-row>
        <table:table-row table:style-name="ro1">
          <table:table-cell table:style-name="pd1" office:value-type="float" office:value="2" calcext:value-type="float">
            <text:p>2</text:p>
          </table:table-cell>
          <table:table-cell table:style-name="ce2"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ACKLE, GROWL, LEECH_SEED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, CURSE</text:p>
          </table:table-cell>
          <table:table-cell office:value-type="string" calcext:value-type="string">
            <text:p>EV_LEVEL, 32, 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3 PETAL_DANCE ; 35 SLUDGE_WAVE ; 38 LEAF_STORM ; 42 ENERGY_BALL ; 47 SOLARBEAM</text:p>
          </table:table-cell>
          <table:table-cell office:value-type="string" calcext:value-type="string">
            <text:p>SFX_CRY_0F, $2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he bulb on its back grows by drawing energy. It gives off an aroma when it is ready to bloom</text:p>
          </table:table-cell>
          <table:table-cell table:number-columns-repeated="8"/>
        </table:table-row>
        <table:table-row table:style-name="ro1">
          <table:table-cell table:style-name="pd1" office:value-type="float" office:value="3" calcext:value-type="float">
            <text:p>3</text:p>
          </table:table-cell>
          <table:table-cell table:style-name="ce2"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ODY_SLAM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, CURSE</text:p>
          </table:table-cell>
          <table:table-cell office:value-type="string" calcext:value-type="string">
            <text:p>EV_ITEM, MEGA_STONE_X, 1, MVENUSAUR ; EV_ITEM, MEGA_STONE_Y, 1, M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4 PETAL_DANCE ; 38 SLUDGE_WAVE ; 42 LEAF_STORM ; 48 ENERGY_BALL ; 53 SOLARBEAM ; 60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The flower on its back catches the sun's rays. The sunlight is then absorbed and used for energy</text:p>
          </table:table-cell>
          <table:table-cell table:number-columns-repeated="8"/>
        </table:table-row>
        <table:table-row table:style-name="ro1">
          <table:table-cell table:style-name="pd1" office:value-type="float" office:value="4" calcext:value-type="float">
            <text:p>4</text:p>
          </table:table-cell>
          <table:table-cell table:style-name="ce3"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, CURSE</text:p>
          </table:table-cell>
          <table:table-cell/>
          <table:table-cell office:value-type="string" calcext:value-type="string">
            <text:p>12 LEECH_SEED ; 14 VINE_WHIP ; 18 POISONPOWDER ; 20 SLEEP_POWDER ; 25 RAZOR_LEAF ; 29 MAGICAL_LEAF ; 33 GROWTH ; 36 DOUBLE_EDGE ; 39 PETAL_DANCE ; 43 SLUDGE_WAVE ; 45 AMNESIA ; 47 LEAF_STORM ; 53 ENERGY_BALL ; 55 GUNK_SHOT ; 58 SOLARBEAM ; 65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float" office:value="24" calcext:value-type="float">
            <text:p>2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To support its flower, which is larger due to Mega Evolution, its back and legs have become stronger</text:p>
          </table:table-cell>
          <table:table-cell table:number-columns-repeated="8"/>
        </table:table-row>
        <table:table-row table:style-name="ro1">
          <table:table-cell table:style-name="pd1" office:value-type="float" office:value="5" calcext:value-type="float">
            <text:p>5</text:p>
          </table:table-cell>
          <table:table-cell table:style-name="ce2"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, CURSE, WILL_O_WISP</text:p>
          </table:table-cell>
          <table:table-cell office:value-type="string" calcext:value-type="string">
            <text:p>EV_LEVEL, 16, CHARMELEON</text:p>
          </table:table-cell>
          <table:table-cell office:value-type="string" calcext:value-type="string">
            <text:p>9 EMBER ; 12 DRAGONBREATH ; 15 LEER ; 17 FIRE_PUNCH ; 20 SLASH ; 24 SMOKESCREEN ; 27 FLAMETHROWER ; 29 IRON_TAIL ; 31 CRUNCH ; 35 FIRE_SPIN ; 38 DRAGON_DANCE ; 40 FLARE_BLITZ</text:p>
          </table:table-cell>
          <table:table-cell office:value-type="string" calcext:value-type="string">
            <text:p>SFX_CRY_04, $6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he flame at the tip of its tail makes a sound as it burns. You can only hear it in quiet places</text:p>
          </table:table-cell>
          <table:table-cell table:number-columns-repeated="8"/>
        </table:table-row>
        <table:table-row table:style-name="ro1">
          <table:table-cell table:style-name="pd1" office:value-type="float" office:value="6" calcext:value-type="float">
            <text:p>6</text:p>
          </table:table-cell>
          <table:table-cell table:style-name="ce2"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SCRATCH, GROWL, EMB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, CURSE, WILL_O_WISP</text:p>
          </table:table-cell>
          <table:table-cell office:value-type="string" calcext:value-type="string">
            <text:p>EV_LEVEL, 36, CHARIZARD</text:p>
          </table:table-cell>
          <table:table-cell office:value-type="string" calcext:value-type="string">
            <text:p>9 EMBER ; 12 DRAGONBREATH ; 15 LEER ; 19 FIRE_PUNCH ; 24 SLASH ; 27 SMOKESCREEN ; 30 FLAMETHROWER ; 33 IRON_TAIL ; 35 CRUNCH ; 41 FIRE_SPIN ; 45 DRAGON_DANCE ; 49 FLARE_BLITZ</text:p>
          </table:table-cell>
          <table:table-cell office:value-type="string" calcext:value-type="string">
            <text:p>SFX_CRY_04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Tough fights could excite this #MON. When excited, it may blow out bluish-white flames</text:p>
          </table:table-cell>
          <table:table-cell table:number-columns-repeated="8"/>
        </table:table-row>
        <table:table-row table:style-name="ro1">
          <table:table-cell table:style-name="pd1" office:value-type="float" office:value="7" calcext:value-type="float">
            <text:p>7</text:p>
          </table:table-cell>
          <table:table-cell table:style-name="ce2"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SCRATCH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REST, ROCK_SLIDE, SUBSTITUTE, CUT, FLY, STRENGTH, CURSE, WILL_O_WISP, OUTRAGE</text:p>
          </table:table-cell>
          <table:table-cell office:value-type="string" calcext:value-type="string">
            <text:p>EV_ITEM, MEGA_STONE_X, 1, MCHARZARDX ; EV_ITEM, MEGA_STONE_Y, 1, MCHARZARDY</text:p>
          </table:table-cell>
          <table:table-cell office:value-type="string" calcext:value-type="string">
            <text:p>9 EMBER ; 12 DRAGONBREATH ; 15 LEER ; 19 FIRE_PUNCH ; 24 SLASH ; 27 SMOKESCREEN ; 30 FLAMETHROWER ; 33 IRON_TAIL ; 35 CRUNCH ; 38 AIR_SLASH ; 42 STEEL_WING ; 46 FIRE_SPIN ; 51 ROOST ; 54 DRAGON_DANCE ; 57 FLARE_BLITZ ; 60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When expelling a blast of super hot fire, the red flame at the tip of its tail burns more intensely</text:p>
          </table:table-cell>
          <table:table-cell table:number-columns-repeated="8"/>
        </table:table-row>
        <table:table-row table:style-name="ro1">
          <table:table-cell table:style-name="pd1" office:value-type="float" office:value="8" calcext:value-type="float">
            <text:p>8</text:p>
          </table:table-cell>
          <table:table-cell table:style-name="ce3"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13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RAGON_CLAW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OUTRAGE, REST, ROCK_SLIDE, SUBSTITUTE, CUT, FLY, STRENGTH, CURSE, WILL_O_WISP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DRAGON_CLAW ; 47 STEEL_WING ; 51 FIRE_SPIN ; 56 ROOST ; 57 SHADOW_CLAW ; 59 DRAGON_DANCE ; 60 OUTRAG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he overwhelming power that fills its entire body turns it black and creates intense blue flames</text:p>
          </table:table-cell>
          <table:table-cell table:number-columns-repeated="8"/>
        </table:table-row>
        <table:table-row table:style-name="ro1">
          <table:table-cell table:style-name="pd1" office:value-type="float" office:value="9" calcext:value-type="float">
            <text:p>9</text:p>
          </table:table-cell>
          <table:table-cell table:style-name="ce3"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14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CRATCH, GROWL, FLAMETHROW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BRAVE_BIRD, REST, ROCK_SLIDE, SUBSTITUTE, CUT, FLY, STRENGTH, CURSE, WILL_O_WISP, OUTRAGE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HURRICANE ; 47 STEEL_WING ; 51 FIRE_SPIN ; 56 ROOST ; 57 FIRE_BLAST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The bond with the Trainer is its power source. It has speed and maneuverability greater than a jet</text:p>
          </table:table-cell>
          <table:table-cell table:number-columns-repeated="8"/>
        </table:table-row>
        <table:table-row table:style-name="ro1">
          <table:table-cell table:style-name="pd1" office:value-type="float" office:value="10" calcext:value-type="float">
            <text:p>10</text:p>
          </table:table-cell>
          <table:table-cell table:style-name="ce2"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MIRROR_COAT, SEISMIC_TOSS, DIG, MIMIC, DOUBLE_TEAM, REFLECT, BIDE, HYDRO_PUMP, REST, ROCK_SLIDE, SUBSTITUTE, GYRO_BALL, FLAIL, SURF, STRENGTH, CURSE</text:p>
          </table:table-cell>
          <table:table-cell office:value-type="string" calcext:value-type="string">
            <text:p>EV_LEVEL, 16, WARTORTLE</text:p>
          </table:table-cell>
          <table:table-cell office:value-type="string" calcext:value-type="string">
            <text:p>8 BUBBLE ; 12 BITE ; 15 WATER_GUN ; 17 HAZE ; 20 MUD_SLAP ; 21 RAPID_SPIN ; 23 WATER_PULSE ; 24 DEFENSE_CURL ; 26 HEADBUTT ; 28 CRUNCH ; 30 SUBMISSION ; 33 RAIN_DANCE ; 34 IRON_TAIL ; 35 ICE_PUNCH ; 37 SCALD ; 40 AQUA_JET ; 42 ZEN_HEADBUTT ; 45 ROCK_TOMB ; 47 HYDRO_PUMP</text:p>
          </table:table-cell>
          <table:table-cell office:value-type="string" calcext:value-type="string">
            <text:p>SFX_CRY_1D, $6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INYTURT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Shoots water at prey while in the water. Withdraws into its shell when in danger</text:p>
          </table:table-cell>
          <table:table-cell table:number-columns-repeated="8"/>
        </table:table-row>
        <table:table-row table:style-name="ro1">
          <table:table-cell table:style-name="pd1" office:value-type="float" office:value="11" calcext:value-type="float">
            <text:p>11</text:p>
          </table:table-cell>
          <table:table-cell table:style-name="ce2"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ACKLE, LEER, BUBBL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MIRROR_COAT, SEISMIC_TOSS, EARTHQUAKE, DIG, MIMIC, DOUBLE_TEAM, REFLECT, BIDE, HYDRO_PUMP, REST, ROCK_SLIDE, SUBSTITUTE, GYRO_BALL, FLAIL, SURF, STRENGTH, CURSE</text:p>
          </table:table-cell>
          <table:table-cell office:value-type="string" calcext:value-type="string">
            <text:p>EV_LEVEL, 36, BLASTOISE</text:p>
          </table:table-cell>
          <table:table-cell office:value-type="string" calcext:value-type="string">
            <text:p>8 BUBBLE ; 12 BITE ; 15 WATER_GUN ; 18 HAZE ; 23 MUD_SLAP ; 25 RAPID_SPIN ; 26 WATER_PULSE ; 28 DEFENSE_CURL ; 30 HEADBUTT ; 32 CRUNCH ; 34 SUBMISSION ; 37 RAIN_DANCE ; 38 IRON_TAIL ; 39 ICE_PUNCH ; 41 SCALD ; 44 AQUA_JET ; 46 ZEN_HEADBUTT ; 49 ROCK_TOMB ; 51 HYDRO_PUMP</text:p>
          </table:table-cell>
          <table:table-cell office:value-type="string" calcext:value-type="string">
            <text:p>SFX_CRY_1D, $2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When tapped, this #MON will pull in its head, but its tail will still stick out a little bit</text:p>
          </table:table-cell>
          <table:table-cell table:number-columns-repeated="8"/>
        </table:table-row>
        <table:table-row table:style-name="ro1">
          <table:table-cell table:style-name="pd1" office:value-type="float" office:value="12" calcext:value-type="float">
            <text:p>12</text:p>
          </table:table-cell>
          <table:table-cell table:style-name="ce2"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CURSE</text:p>
          </table:table-cell>
          <table:table-cell office:value-type="string" calcext:value-type="string">
            <text:p>EV_ITEM, MEGA_STONE_X, 1, MBLASTOISE ; EV_ITEM, MEGA_STONE_Y, 1, MBLASTOISE</text:p>
          </table:table-cell>
          <table:table-cell office:value-type="string" calcext:value-type="string">
            <text:p>8 BUBBLE ; 12 BITE ; 15 WATER_GUN ; 18 HAZE ; 23 MUD_SLAP ; 25 RAPID_SPIN ; 26 WATER_PULSE ; 28 DEFENSE_CURL ; 30 HEADBUTT ; 32 CRUNCH ; 34 SUBMISSION ; 36 FLASH_CANNON ; 41 IRON_TAIL ; 42 RAIN_DANCE ; 43 ICE_PUNCH ; 45 SCALD ; 48 AQUA_JET ; 50 ZEN_HEADBUTT ; 53 ROCK_TOMB ; 55 HYDRO_PUMP ; 60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Once it takes aim at its enemy, it blasts out water with even more force than a fire hose</text:p>
          </table:table-cell>
          <table:table-cell table:number-columns-repeated="8"/>
        </table:table-row>
        <table:table-row table:style-name="ro1">
          <table:table-cell table:style-name="pd1" office:value-type="float" office:value="13" calcext:value-type="float">
            <text:p>13</text:p>
          </table:table-cell>
          <table:table-cell table:style-name="ce3"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ACKLE, LEER, WATER_PULS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CURSE</text:p>
          </table:table-cell>
          <table:table-cell/>
          <table:table-cell office:value-type="string" calcext:value-type="string">
            <text:p>13 BUBBLE ; 17 BITE ; 20 WATER_GUN ; 23 HAZE ; 28 MUD_SLAP ; 30 RAPID_SPIN ; 31 WATER_PULSE ; 33 DEFENSE_CURL ; 35 HEADBUTT ; 37 CRUNCH ; 39 SUBMISSION ; 41 FLASH_CANNON ; 43 ZAP_CANNON ; 46 IRON_TAIL ; 47 RAIN_DANCE ; 48 ICE_PUNCH ; 50 SCALD ; 53 AQUA_JET ; 55 ZEN_HEADBUTT ; 57 BULLET_SEED ; 58 ROCK_TOMB ; 60 HYDRO_PUMP ; 65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HELLFISH</text:p>
          </table:table-cell>
          <table:table-cell office:value-type="float" office:value="16" calcext:value-type="float">
            <text:p>1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The back cannon is as powerful as a tank's. Its tough body enable it to withstand the cannon firing recoil</text:p>
          </table:table-cell>
          <table:table-cell table:number-columns-repeated="8"/>
        </table:table-row>
        <table:table-row table:style-name="ro1">
          <table:table-cell table:style-name="pd1" office:value-type="float" office:value="14" calcext:value-type="float">
            <text:p>14</text:p>
          </table:table-cell>
          <table:table-cell table:style-name="ce2"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ACKLE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METAPOD</text:p>
          </table:table-cell>
          <table:table-cell office:value-type="string" calcext:value-type="string">
            <text:p>15 STICKY_WEB</text:p>
          </table:table-cell>
          <table:table-cell office:value-type="string" calcext:value-type="string">
            <text:p>SFX_CRY_16, $80, $2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 you touch the feeler on top of its head, it will release a horrible stink to protect itself</text:p>
          </table:table-cell>
          <table:table-cell table:number-columns-repeated="8"/>
        </table:table-row>
        <table:table-row table:style-name="ro1">
          <table:table-cell table:style-name="pd1" office:value-type="float" office:value="15" calcext:value-type="float">
            <text:p>15</text:p>
          </table:table-cell>
          <table:table-cell table:style-name="ce2"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UTTERFREE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C, $CC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ardens its shell to protect itself. However, a large impact may cause it to pop out of its shell</text:p>
          </table:table-cell>
          <table:table-cell table:number-columns-repeated="8"/>
        </table:table-row>
        <table:table-row table:style-name="ro1">
          <table:table-cell table:style-name="pd1" office:value-type="float" office:value="16" calcext:value-type="float">
            <text:p>16</text:p>
          </table:table-cell>
          <table:table-cell table:style-name="ce2"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DRAININGKISS, GIGA_DRAIN, PSYCHIC_M, MIMIC, DOUBLE_TEAM, REFLECT, BIDE, REST, PSYWAVE, SHADOW_BALL, SUBSTITUTE, FLASH, CURSE</text:p>
          </table:table-cell>
          <table:table-cell/>
          <table:table-cell office:value-type="string" calcext:value-type="string">
            <text:p>10 CONFUSION ; 11 SUPERSONIC ; 12 POISONPOWDER ; 14 STUN_SPORE ; 15 SLEEP_POWDER ; 16 PSYBEAM ; 17 SWIFT ; 18 GUST ; 22 AIR_SLASH ; 25 MEGA_DRAIN ; 28 TWISTER ; 31 DREAM_EATER ; 33 INFESTATION ; 35 ENERGY_BALL ; 37 ROOST ; 39 AIR_CUTTER ; 41 AERIAL_ACE ; 44 HURRICANE</text:p>
          </table:table-cell>
          <table:table-cell office:value-type="string" calcext:value-type="string">
            <text:p>SFX_CRY_16, $77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s wings, covered with poisonous powders, repel water. This allows it to fly in the rain</text:p>
          </table:table-cell>
          <table:table-cell table:number-columns-repeated="8"/>
        </table:table-row>
        <table:table-row table:style-name="ro1">
          <table:table-cell table:style-name="pd1" office:value-type="float" office:value="17" calcext:value-type="float">
            <text:p>17</text:p>
          </table:table-cell>
          <table:table-cell table:style-name="ce2"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POISON_STING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KAKUNA</text:p>
          </table:table-cell>
          <table:table-cell office:value-type="string" calcext:value-type="string">
            <text:p>15 STICKY_WEB</text:p>
          </table:table-cell>
          <table:table-cell office:value-type="string" calcext:value-type="string">
            <text:p>SFX_CRY_15, $EE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AIRY BU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eware of the sharp stinger on its head. It hides in grass and bushes where it eats leaves</text:p>
          </table:table-cell>
          <table:table-cell table:number-columns-repeated="8"/>
        </table:table-row>
        <table:table-row table:style-name="ro1">
          <table:table-cell table:style-name="pd1" office:value-type="float" office:value="18" calcext:value-type="float">
            <text:p>18</text:p>
          </table:table-cell>
          <table:table-cell table:style-name="ce2"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EEDRILL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3, $FF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ble to move only slightly. When endangered, it may stick out its stinger and poison its enemy</text:p>
          </table:table-cell>
          <table:table-cell table:number-columns-repeated="8"/>
        </table:table-row>
        <table:table-row table:style-name="ro1">
          <table:table-cell table:style-name="pd1" office:value-type="float" office:value="19" calcext:value-type="float">
            <text:p>19</text:p>
          </table:table-cell>
          <table:table-cell table:style-name="ce2"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CURSE</text:p>
          </table:table-cell>
          <table:table-cell table:style-name="ce26" office:value-type="string" calcext:value-type="string">
            <text:p>EV_ITEM, MEGA_STONE_X, 1, MBEEDRILL ; EV_ITEM, MEGA_STONE_Y, 1, MBEEDRILL</text:p>
          </table:table-cell>
          <table:table-cell office:value-type="string" calcext:value-type="string">
            <text:p>10 FURY_ATTACK ; 13 FOCUS_ENERGY ; 15 POISON_STING ; 18 TWINEEDLE ; 21 SWIFT ; 24 PIN_MISSILE ; 25 TOXIC_SPIKES ; 26 MEGA_DRAIN ; 29 ROOST ; 32 AGILITY ; 34 INFESTATION ; 36 AERIAL_ACE ; 42 SLUDGE_WAVE ; 45 SOLARBEAM ; 50 DRILL_RUN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has 3 poisonous stingers on its forelegs and its tail. They are used to jab its enemy repeatedly</text:p>
          </table:table-cell>
          <table:table-cell table:number-columns-repeated="8"/>
        </table:table-row>
        <table:table-row table:style-name="ro1">
          <table:table-cell table:style-name="pd1" office:value-type="float" office:value="20" calcext:value-type="float">
            <text:p>20</text:p>
          </table:table-cell>
          <table:table-cell table:style-name="ce3"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15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MEGAHORN, GUNK_SHOT, CURSE</text:p>
          </table:table-cell>
          <table:table-cell/>
          <table:table-cell office:value-type="string" calcext:value-type="string">
            <text:p>15 FURY_ATTACK ; 18 FOCUS_ENERGY ; 20 POISON_STING ; 23 TWINEEDLE ; 26 SWIFT ; 29 PIN_MISSILE ; 30 TOXIC_SPIKES ; 31 MEGA_DRAIN ; 34 ROOST ; 37 AGILITY ; 39 INFESTATION ; 40 STEEL_WING ; 41 AERIAL_ACE ; 42 X_SCISSOR ; 47 SLUDGE_WAVE ; 50 SOLARBEAM ; 53 GUNK_SHOT ; 55 DRILL_RUN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t stabs repeatedly with the transformed limb stingers and deals the final blow with the rear one</text:p>
          </table:table-cell>
          <table:table-cell table:number-columns-repeated="8"/>
        </table:table-row>
        <table:table-row table:style-name="ro1">
          <table:table-cell table:style-name="pd1" office:value-type="float" office:value="21" calcext:value-type="float">
            <text:p>21</text:p>
          </table:table-cell>
          <table:table-cell table:style-name="ce2"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US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, CURSE</text:p>
          </table:table-cell>
          <table:table-cell office:value-type="string" calcext:value-type="string">
            <text:p>EV_LEVEL, 18, PIDGEOTTO</text:p>
          </table:table-cell>
          <table:table-cell office:value-type="string" calcext:value-type="string">
            <text:p>5 SAND_ATTACK ; 7 PECK ; 9 GUST ; 12 QUICK_ATTACK ; 15 TWISTER ; 17 WING_ATTACK ; 19 SWIFT ; 23 AGILITY ; 28 ROOST ; 32 STEEL_WING ; 31 MIRROR_MOVE ; 34 AERIAL_ACE ; 37 AIR_SLASH ; 40 AIR_CUTTER ; 44 HURRICANE</text:p>
          </table:table-cell>
          <table:table-cell office:value-type="string" calcext:value-type="string">
            <text:p>SFX_CRY_0E, $DF, $04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ery docile. If attacked, it will often kick up sand to protect itself rather than fight back</text:p>
          </table:table-cell>
          <table:table-cell table:number-columns-repeated="8"/>
        </table:table-row>
        <table:table-row table:style-name="ro1">
          <table:table-cell table:style-name="pd1" office:value-type="float" office:value="22" calcext:value-type="float">
            <text:p>22</text:p>
          </table:table-cell>
          <table:table-cell table:style-name="ce2"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GUST, SAND_ATTACK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, CURSE</text:p>
          </table:table-cell>
          <table:table-cell office:value-type="string" calcext:value-type="string">
            <text:p>EV_LEVEL, 36, 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5 MIRROR_MOVE ; 38 AERIAL_ACE ; 41 AIR_SLASH ; 44 AIR_CUTTER ; 48 HURRICANE</text:p>
          </table:table-cell>
          <table:table-cell office:value-type="string" calcext:value-type="string">
            <text:p>SFX_CRY_14, $28, $C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is #MON is full of vitality. It constantly flies around its large territory in search of prey</text:p>
          </table:table-cell>
          <table:table-cell table:number-columns-repeated="8"/>
        </table:table-row>
        <table:table-row table:style-name="ro1">
          <table:table-cell table:style-name="pd1" office:value-type="float" office:value="23" calcext:value-type="float">
            <text:p>23</text:p>
          </table:table-cell>
          <table:table-cell table:style-name="ce2"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GUST, SAND_ATTACK, QUICK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CURSE</text:p>
          </table:table-cell>
          <table:table-cell table:style-name="ce26" office:value-type="string" calcext:value-type="string">
            <text:p>EV_ITEM, MEGA_STONE_X, 1, MPIDGEOT ; EV_ITEM, MEGA_STONE_Y, 1, M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9 MIRROR_MOVE ; 42 AERIAL_ACE ; 45 AIR_SLASH ; 48 AIR_CUTTER ; 52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This #MON flies at Mach 2 speed, seeking prey. Its large talons are feared as wicked weapons</text:p>
          </table:table-cell>
          <table:table-cell table:number-columns-repeated="8"/>
        </table:table-row>
        <table:table-row table:style-name="ro1">
          <table:table-cell table:style-name="pd1" office:value-type="float" office:value="24" calcext:value-type="float">
            <text:p>24</text:p>
          </table:table-cell>
          <table:table-cell table:style-name="ce3"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16"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UST, SAND_ATTACK, QUICK_ATTACK, WING_ATTACK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THUNDER, BLIZZARD, CURSE</text:p>
          </table:table-cell>
          <table:table-cell/>
          <table:table-cell office:value-type="string" calcext:value-type="string">
            <text:p>10 SAND_ATTACK ; 12 PECK ; 14 GUST ; 17 QUICK_ATTACK ; 20 TWISTER ; 24 WING_ATTACK ; 28 SWIFT ; 32 AGILITY ; 37 ROOST ; 39 HEAT_WAVE ; 41 STEEL_WING ; 43 THUNDER ; 44 MIRROR_MOVE ; 45 BLIZZARD ; 47 AERIAL_ACE ; 50 AIR_SLASH ; 53 AIR_CUTTER ; 57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float" office:value="22" calcext:value-type="float">
            <text:p>2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With its muscular strength now greatly increased, it can fly non-stop for weeks without resting</text:p>
          </table:table-cell>
          <table:table-cell table:number-columns-repeated="8"/>
        </table:table-row>
        <table:table-row table:style-name="ro1">
          <table:table-cell table:style-name="pd1" office:value-type="float" office:value="25" calcext:value-type="float">
            <text:p>25</text:p>
          </table:table-cell>
          <table:table-cell table:style-name="ce2"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THUNDERBOLT, THUNDER, DIG, MIMIC, DOUBLE_TEAM, BIDE, REST, THUNDER_WAVE, SHADOW_BALL, SUBSTITUTE, CUT, STRENGTH, CURSE</text:p>
          </table:table-cell>
          <table:table-cell office:value-type="string" calcext:value-type="string">
            <text:p>EV_LEVEL, 20, RATICATE</text:p>
          </table:table-cell>
          <table:table-cell office:value-type="string" calcext:value-type="string">
            <text:p>4 QUICK_ATTACK ; 7 FOCUS_ENERGY ; 10 BITE ; 12 DEFENSE_CURL ; 14 HYPER_FANG ; 16 TAKE_DOWN ; 20 SUPER_FANG ; 23 SCREECH ; 26 SWIFT ; 30 CRUNCH ; 32 IRON_TAIL ; 35 DOUBLE_EDGE ; 39 SWORDS_DANCE ; 43 HEADBUTT</text:p>
          </table:table-cell>
          <table:table-cell office:value-type="string" calcext:value-type="string">
            <text:p>SFX_CRY_2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Will chew on any-thing with its fangs. If you see one, it is certain that 40 more live in the area</text:p>
          </table:table-cell>
          <table:table-cell table:number-columns-repeated="8"/>
        </table:table-row>
        <table:table-row table:style-name="ro1">
          <table:table-cell table:style-name="pd1" office:value-type="float" office:value="26" calcext:value-type="float">
            <text:p>26</text:p>
          </table:table-cell>
          <table:table-cell table:style-name="ce2"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ACKLE, LEER, QUICK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HYPER_BEAM, THUNDERBOLT, THUNDER, DIG, MIMIC, DOUBLE_TEAM, BIDE, REST, THUNDER_WAVE, SHADOW_BALL, SUBSTITUTE, CUT, STRENGTH, CURSE</text:p>
          </table:table-cell>
          <table:table-cell/>
          <table:table-cell office:value-type="string" calcext:value-type="string">
            <text:p>4 QUICK_ATTACK ; 7 FOCUS_ENERGY ; 10 BITE ; 12 DEFENSE_CURL ; 14 HYPER_FANG ; 16 TAKE_DOWN ; 24 SUPER_FANG ; 25 SCREECH ; 29 SWIFT ; 34 CRUNCH ; 37 IRON_TAIL ; 39 DOUBLE_EDGE ; 43 SWORDS_DANCE ; 47 HEADBUTT</text:p>
          </table:table-cell>
          <table:table-cell office:value-type="string" calcext:value-type="string">
            <text:p>SFX_CRY_22, $20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Its hind feet are webbed. They act as flippers, so it can swim in rivers and hunt for prey</text:p>
          </table:table-cell>
          <table:table-cell table:number-columns-repeated="8"/>
        </table:table-row>
        <table:table-row table:style-name="ro1">
          <table:table-cell table:style-name="pd1" office:value-type="float" office:value="27" calcext:value-type="float">
            <text:p>27</text:p>
          </table:table-cell>
          <table:table-cell table:style-name="ce2"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PE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MIMIC, DOUBLE_TEAM, BIDE, REST, SUBSTITUTE, FLY, CURSE</text:p>
          </table:table-cell>
          <table:table-cell office:value-type="string" calcext:value-type="string">
            <text:p>EV_LEVEL, 20, FEAROW</text:p>
          </table:table-cell>
          <table:table-cell office:value-type="string" calcext:value-type="string">
            <text:p>4 LEER ; 9 FURY_ATTACK ; 14 WING_ATTACK ; 18 AERIAL_ACE ; 21 TAKE_DOWN ; 23 MIRROR_MOVE ; 25 AGILITY ; 27 SWIFT ; 29 FOCUS_ENERGY ; 31 DRILL_PECK ; 33 ROOST ; 36 STEEL_WING ; 45 DRILL_RUN</text:p>
          </table:table-cell>
          <table:table-cell office:value-type="string" calcext:value-type="string">
            <text:p>SFX_CRY_10, $00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nept at flying high. However, it can fly around very fast to protect its ter-ritory</text:p>
          </table:table-cell>
          <table:table-cell table:number-columns-repeated="8"/>
        </table:table-row>
        <table:table-row table:style-name="ro1">
          <table:table-cell table:style-name="pd1" office:value-type="float" office:value="28" calcext:value-type="float">
            <text:p>28</text:p>
          </table:table-cell>
          <table:table-cell table:style-name="ce2"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ECK, GROWL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MIMIC, DOUBLE_TEAM, BIDE, REST, SUBSTITUTE, FLY, CURSE</text:p>
          </table:table-cell>
          <table:table-cell/>
          <table:table-cell office:value-type="string" calcext:value-type="string">
            <text:p>4 LEER ; 9 FURY_ATTACK ; 14 WING_ATTACK ; 18 AERIAL_ACE ; 23 TAKE_DOWN ; 25 MIRROR_MOVE ; 27 AGILITY ; 30 SWIFT ; 32 FOCUS_ENERGY ; 34 DRILL_PECK ; 36 ROOST ; 39 STEEL_WING ; 50 DRILL_RUN</text:p>
          </table:table-cell>
          <table:table-cell office:value-type="string" calcext:value-type="string">
            <text:p>SFX_CRY_18, $40, $A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A #MON that dates back many years. If it senses danger, it flies high and away, instantly</text:p>
          </table:table-cell>
          <table:table-cell table:number-columns-repeated="8"/>
        </table:table-row>
        <table:table-row table:style-name="ro1">
          <table:table-cell table:style-name="pd1" office:value-type="float" office:value="29" calcext:value-type="float">
            <text:p>29</text:p>
          </table:table-cell>
          <table:table-cell table:style-name="ce2"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GIGA_DRAIN, EARTHQUAKE, DIG, MIMIC, DOUBLE_TEAM, BIDE, REST, GUNK_SHOT, ROCK_SLIDE, SUBSTITUTE, STRENGTH, CURSE</text:p>
          </table:table-cell>
          <table:table-cell office:value-type="string" calcext:value-type="string">
            <text:p>EV_LEVEL, 22, ARBOK</text:p>
          </table:table-cell>
          <table:table-cell office:value-type="string" calcext:value-type="string">
            <text:p>4 POISON_STING ; 9 BITE ; 12 GLARE ; 17 SCREECH ; 20 ACID ; 23 DISABLE ; 24 CRUNCH ; 26 SLUDGE ; 28 HEADBUTT ; 30 MEGA_DRAIN ; 32 SLUDGE_WAVE ; 34 SLAM ; 36 IRON_TAIL ; 39 TAKE_DOWN ; 43 HAZE ; 46 GUNK_SHOT</text:p>
          </table:table-cell>
          <table:table-cell office:value-type="string" calcext:value-type="string">
            <text:p>SFX_CRY_17, $12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he older it gets, the longer it grows. At night, it wraps its long body around tree branches to rest</text:p>
          </table:table-cell>
          <table:table-cell table:number-columns-repeated="8"/>
        </table:table-row>
        <table:table-row table:style-name="ro1">
          <table:table-cell table:style-name="pd1" office:value-type="float" office:value="30" calcext:value-type="float">
            <text:p>30</text:p>
          </table:table-cell>
          <table:table-cell table:style-name="ce2"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WRAP, LEER, POISON_STIN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GIGA_DRAIN, EARTHQUAKE, FISSURE, DIG, MIMIC, DOUBLE_TEAM, BIDE, REST, GUNK_SHOT, ROCK_SLIDE, SUBSTITUTE, STRENGTH, CURSE</text:p>
          </table:table-cell>
          <table:table-cell/>
          <table:table-cell office:value-type="string" calcext:value-type="string">
            <text:p>4 POISON_STING ; 9 BITE ; 12 GLARE ; 17 SCREECH ; 20 ACID ; 24 DISABLE ; 26 CRUNCH ; 28 SLUDGE ; 31 HEADBUTT ; 33 MEGA_DRAIN ; 35 SLUDGE_WAVE ; 37 SLAM ; 39 IRON_TAIL ; 43 TAKE_DOWN ; 47 HAZE ; 52 GUNK_SHOT</text:p>
          </table:table-cell>
          <table:table-cell office:value-type="string" calcext:value-type="string">
            <text:p>SFX_CRY_17, $E0, $1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3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The frightening patterns on its belly have been studied. Six variations have been confirmed</text:p>
          </table:table-cell>
          <table:table-cell table:number-columns-repeated="8"/>
        </table:table-row>
        <table:table-row table:style-name="ro1">
          <table:table-cell table:style-name="pd1" office:value-type="float" office:value="31" calcext:value-type="float">
            <text:p>31</text:p>
          </table:table-cell>
          <table:table-cell table:style-name="ce3"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7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PIKACHU</text:p>
          </table:table-cell>
          <table:table-cell office:value-type="string" calcext:value-type="string">
            <text:p>10 THUNDER_WAVE ; 11 LEER ; 12 DOUBLE_TEAM ; 13 DEFENSE_CURL ; 14 QUICK_ATTACK ; 15 DOUBLE_KICK ; 16 SLAM ; 17 AGILITY ; 18 SWIFT ; 19 MUD_SLAP ; 20 SING ; 21 THUNDERBOLT ; 22 TAKE_DOWN ; 23 THUNDERPUNCH ; 24 HEADBUTT ; 25 VOLT_TACKLE ; 26 IRON_TAIL ; 27 LIGHT_SCREEN ; 28 SHOCK_WAVE ; 29 PLAY_ROUGH ; 30 THUNDER ; 31 EXTREMESPEED ; 32 SUBMISSION ; 33 ZAP_CANNON ; 34 PETAL_DANCE ; 35 PSYCHIC_M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INY MOUS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 is unskilled at storing electric power. Any kind of shock causes it to discharge energy spontaneously</text:p>
          </table:table-cell>
          <table:table-cell table:number-columns-repeated="8"/>
        </table:table-row>
        <table:table-row table:style-name="ro1">
          <table:table-cell table:style-name="pd1" office:value-type="float" office:value="32" calcext:value-type="float">
            <text:p>32</text:p>
          </table:table-cell>
          <table:table-cell table:style-name="ce2"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HUNDERSHO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DRAININGKISS, SEISMIC_TOSS, THUNDERBOLT, THUNDER, DIG, MIMIC, DOUBLE_TEAM, REFLECT, BIDE, REST, THUNDER_WAVE, SUBSTITUTE, FLAIL, FLY, SURF, STRENGTH, FLASH, CURSE</text:p>
          </table:table-cell>
          <table:table-cell office:value-type="string" calcext:value-type="string">
            <text:p>EV_ITEM, THUNDER_STONE, 1, RAICHU</text:p>
          </table:table-cell>
          <table:table-cell office:value-type="string" calcext:value-type="string">
            <text:p>6 THUNDER_WAVE ; 7 LEER ; 8 DOUBLE_TEAM ; 9 DEFENSE_CURL ; 11 QUICK_ATTACK ; 13 DOUBLE_KICK ; 16 SLAM ; 19 AGILITY ; 21 SWIFT ; 23 MUD_SLAP ; 25 SING ; 27 THUNDERBOLT ; 29 TAKE_DOWN ; 31 THUNDERPUNCH ; 34 HEADBUTT ; 36 VOLT_TACKLE ; 37 IRON_TAIL ; 39 LIGHT_SCREEN ; 41 SHOCK_WAVE ; 44 PLAY_ROUGH ; 47 THUNDER ; 50 EXTREMESPEED ; 55 SUBMISSION ; 60 ZAP_CANNON ; 81 PETAL_DANCE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keeps its tail raised to monitor its surroundings. If you yank its tail, it will try to bite you</text:p>
          </table:table-cell>
          <table:table-cell table:number-columns-repeated="8"/>
        </table:table-row>
        <table:table-row table:style-name="ro1">
          <table:table-cell table:style-name="pd1" office:value-type="float" office:value="33" calcext:value-type="float">
            <text:p>33</text:p>
          </table:table-cell>
          <table:table-cell table:style-name="ce2"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UNDERSHOCK, GROWL, THUNDER_WA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REST, THUNDER_WAVE, SUBSTITUTE, FLAIL, SURF, STRENGTH, FLASH, CURSE</text:p>
          </table:table-cell>
          <table:table-cell/>
          <table:table-cell office:value-type="string" calcext:value-type="string">
            <text:p>11 THUNDER_WAVE ; 12 LEER ; 13 DOUBLE_TEAM ; 14 DEFENSE_CURL ; 16 QUICK_ATTACK ; 18 DOUBLE_KICK ; 21 SLAM ; 24 AGILITY ; 26 SWIFT ; 28 MUD_SLAP ; 30 SING ; 32 THUNDERBOLT ; 34 TAKE_DOWN ; 36 THUNDERPUNCH ; 39 HEADBUTT ; 41 VOLT_TACKLE ; 42 IRON_TAIL ; 44 LIGHT_SCREEN ; 46 SHOCK_WAVE ; 49 PLAY_ROUGH ; 52 THUNDER ; 55 EXTREMESPEED ; 60 SUBMISSION ; 65 ZAP_CANNON ; 86 PETAL_DANC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hen electricity builds up inside its body, it becomes feisty. It also glows in the dark</text:p>
          </table:table-cell>
          <table:table-cell table:number-columns-repeated="8"/>
        </table:table-row>
        <table:table-row table:style-name="ro1">
          <table:table-cell table:style-name="pd1" office:value-type="float" office:value="34" calcext:value-type="float">
            <text:p>34</text:p>
          </table:table-cell>
          <table:table-cell table:style-name="ce2"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MIRROR_COAT, SEISMIC_TOSS, STONE_EDGE, EARTHQUAKE, DIG, MIMIC, DOUBLE_TEAM, BIDE, REST, X_SCISSOR, ROCK_SLIDE, SUBSTITUTE, GYRO_BALL, FLAIL, CUT, STRENGTH, CURSE</text:p>
          </table:table-cell>
          <table:table-cell office:value-type="string" calcext:value-type="string">
            <text:p>EV_LEVEL, 22, SANDSLASH</text:p>
          </table:table-cell>
          <table:table-cell office:value-type="string" calcext:value-type="string">
            <text:p>10 SAND_ATTACK ; 13 DEFENSE_CURL ; 15 MUD_SLAP ; 17 RAPID_SPIN ; 19 SLASH ; 21 SWIFT ; 23 AGILITY ; 24 FURY_SWIPES ; 25 POISON_STING ; 27 ICE_PUNCH ; 29 LEECH_LIFE ; 32 HEADBUTT ; 34 ROCK_TOMB ; 35 DIG ; 37 SANDSTORM ; 39 NIGHT_SLASH ; 42 SHADOW_CLAW ; 44 PIN_MISSILE ; 46 SUPER_FANG ; 48 SWORDS_DANCE ; 50 SUBMISSION ; 52 EARTHQUAKE</text:p>
          </table:table-cell>
          <table:table-cell office:value-type="string" calcext:value-type="string">
            <text:p>SFX_CRY_00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dry. When it gets cold at night, its hide is said to become coated with a fine dew</text:p>
          </table:table-cell>
          <table:table-cell table:number-columns-repeated="8"/>
        </table:table-row>
        <table:table-row table:style-name="ro1">
          <table:table-cell table:style-name="pd1" office:value-type="float" office:value="35" calcext:value-type="float">
            <text:p>35</text:p>
          </table:table-cell>
          <table:table-cell table:style-name="ce2"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SCRATCH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HYPER_BEAM, MIRROR_COAT, SEISMIC_TOSS, STONE_EDGE, EARTHQUAKE, FISSURE, DIG, MIMIC, DOUBLE_TEAM, BIDE, REST, X_SCISSOR, ROCK_SLIDE, SUBSTITUTE, GYRO_BALL, FLAIL, CUT, STRENGTH, CURSE</text:p>
          </table:table-cell>
          <table:table-cell/>
          <table:table-cell office:value-type="string" calcext:value-type="string">
            <text:p>10 SAND_ATTACK ; 13 DEFENSE_CURL ; 15 MUD_SLAP ; 17 RAPID_SPIN ; 19 SLASH ; 21 SWIFT ; 24 AGILITY ; 26 FURY_SWIPES ; 27 POISON_STING ; 30 ICE_PUNCH ; 33 LEECH_LIFE ; 36 HEADBUTT ; 39 ROCK_TOMB ; 41 DIG ; 42 SANDSTORM ; 43 NIGHT_SLASH ; 45 SHADOW_CLAW ; 47 PIN_MISSILE ; 49 SUPER_FANG ; 51 SWORDS_DANCE ; 54 SUBMISSION ; 59 EARTHQUAKE ; 64 DRILL_RUN</text:p>
          </table:table-cell>
          <table:table-cell office:value-type="string" calcext:value-type="string">
            <text:p>SFX_CRY_00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is skilled at slashing enemies with its claws. If broken, they start to grow back in a day</text:p>
          </table:table-cell>
          <table:table-cell table:number-columns-repeated="8"/>
        </table:table-row>
        <table:table-row table:style-name="ro1">
          <table:table-cell table:style-name="pd1" office:value-type="float" office:value="36" calcext:value-type="float">
            <text:p>36</text:p>
          </table:table-cell>
          <table:table-cell table:style-name="ce2" office:value-type="string" calcext:value-type="string">
            <text:p>NIDORAN_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ROWL, SCRATC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, CURSE</text:p>
          </table:table-cell>
          <table:table-cell office:value-type="string" calcext:value-type="string">
            <text:p>EV_LEVEL, 16, NIDORINA</text:p>
          </table:table-cell>
          <table:table-cell office:value-type="string" calcext:value-type="string">
            <text:p>7 LEER ; 8 TACKLE ; 9 DEFENSE_CURL ; 10 FURY_SWIPES ; 12 DOUBLE_KICK ; 15 POISON_STING ; 17 MUD_SLAP ; 18 SUPERSONIC ; 20 BODY_SLAM ; 22 BITE ; 24 FOCUS_ENERGY ; 25 MUD_SHOT ; 27 HEADBUTT ; 28 SUPER_FANG ; 29 TOXIC_SPIKES ; 30 TAKE_DOWN ; 31 TOXIC ; 33 CRUNCH ; 35 IRON_TAIL ; 37 ROCK_TOMB ; 39 SLUDGE_WAVE ; 41 AERIAL_ACE</text:p>
          </table:table-cell>
          <table:table-cell office:value-type="string" calcext:value-type="string">
            <text:p>SFX_CRY_0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 mild-mannered #MON that does not like to fight. Beware, its small horns secrete venom</text:p>
          </table:table-cell>
          <table:table-cell table:number-columns-repeated="8"/>
        </table:table-row>
        <table:table-row table:style-name="ro1">
          <table:table-cell table:style-name="pd1" office:value-type="float" office:value="37" calcext:value-type="float">
            <text:p>37</text:p>
          </table:table-cell>
          <table:table-cell table:style-name="ce2"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ROWL, TACKLE, SCRATCH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, CURSE</text:p>
          </table:table-cell>
          <table:table-cell office:value-type="string" calcext:value-type="string">
            <text:p>EV_ITEM, MOON_STONE, 1, NIDOQUEEN</text:p>
          </table:table-cell>
          <table:table-cell office:value-type="string" calcext:value-type="string">
            <text:p>7 LEER ; 8 TACKLE ; 9 DEFENSE_CURL ; 10 FURY_SWIPES ; 12 DOUBLE_KICK ; 15 POISON_STING ; 18 MUD_SLAP ; 20 SUPERSONIC ; 22 BODY_SLAM ; 24 BITE ; 26 FOCUS_ENERGY ; 28 MUD_SHOT ; 30 HEADBUTT ; 32 SUPER_FANG ; 33 TOXIC_SPIKES ; 34 TAKE_DOWN ; 37 TOXIC ; 39 CRUNCH ; 41 IRON_TAIL ; 43 ROCK_TOMB ; 45 SLUDGE_WAVE ; 47 AERIAL_ACE</text:p>
          </table:table-cell>
          <table:table-cell office:value-type="string" calcext:value-type="string">
            <text:p>SFX_CRY_01, $2C, $E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en resting deep in its burrow, its thorns always retract. This is proof that it is relaxed</text:p>
          </table:table-cell>
          <table:table-cell table:number-columns-repeated="8"/>
        </table:table-row>
        <table:table-row table:style-name="ro1">
          <table:table-cell table:style-name="pd1" office:value-type="float" office:value="38" calcext:value-type="float">
            <text:p>38</text:p>
          </table:table-cell>
          <table:table-cell table:style-name="ce2"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ACKLE, SCRATCH, LEER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ICE_BEAM, BLIZZARD, HYPER_BEAM, SEISMIC_TOSS, STONE_EDGE, THUNDERBOLT, THUNDER, EARTHQUAKE, FISSURE, DIG, MIMIC, DOUBLE_TEAM, REFLECT, BIDE, FIRE_BLAST, OUTRAGE, REST, ROCK_SLIDE, SHADOW_BALL, SUBSTITUTE, BODY_PRESS, CUT, SURF, STRENGTH, GUNK_SHOT, CURSE</text:p>
          </table:table-cell>
          <table:table-cell/>
          <table:table-cell office:value-type="string" calcext:value-type="string">
            <text:p>7 LEER ; 8 TACKLE ; 9 DEFENSE_CURL ; 10 FURY_SWIPES ; 12 DOUBLE_KICK ; 15 POISON_STING ; 18 MUD_SLAP ; 20 SUPERSONIC ; 22 BODY_SLAM ; 24 BITE ; 26 FOCUS_ENERGY ; 28 MUD_SHOT ; 30 HEADBUTT ; 32 SUPER_FANG ; 33 TOXIC_SPIKES ; 34 TAKE_DOWN ; 36 SUPERPOWER ; 37 FIRE_PUNCH ; 38 THUNDERPUNCH ; 39 ICE_PUNCH ; 40 SHADOW_CLAW ; 42 TOXIC ; 44 CRUNCH ; 46 IRON_TAIL ; 48 ROCK_TOMB ; 50 SLUDGE_WAVE ; 52 SUBMISSION ; 54 AERIAL_ACE ; 56 LOVELY_KISS ; 60 HORN_DRILL ; 65 DRILL_RUN</text:p>
          </table:table-cell>
          <table:table-cell office:value-type="string" calcext:value-type="string">
            <text:p>SFX_CRY_0A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ough scales cover the sturdy body of this #MON. It appears that the scales grow in cycles</text:p>
          </table:table-cell>
          <table:table-cell table:number-columns-repeated="8"/>
        </table:table-row>
        <table:table-row table:style-name="ro1">
          <table:table-cell table:style-name="pd1" office:value-type="float" office:value="39" calcext:value-type="float">
            <text:p>39</text:p>
          </table:table-cell>
          <table:table-cell table:style-name="ce2" office:value-type="string" calcext:value-type="string">
            <text:p>NIDORAN_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EER, SCRATC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, CURSE</text:p>
          </table:table-cell>
          <table:table-cell office:value-type="string" calcext:value-type="string">
            <text:p>EV_LEVEL, 16, NIDORINO</text:p>
          </table:table-cell>
          <table:table-cell office:value-type="string" calcext:value-type="string">
            <text:p>7 GROWL ; 8 TACKLE ; 9 DEFENSE_CURL ; 10 FURY_SWIPES ; 11 PECK ; 12 DOUBLE_KICK ; 13 HORN_ATTACK ; 15 POISON_STING ; 17 MUD_SLAP ; 19 SUPERSONIC ; 20 BODY_SLAM ; 22 BITE ; 24 FOCUS_ENERGY ; 26 MUD_SHOT ; 28 HEADBUTT ; 29 TOXIC_SPIKES ; 30 SUPER_FANG ; 32 TAKE_DOWN ; 34 TOXIC ; 36 CRUNCH ; 38 IRON_TAIL ; 40 ROCK_TOMB ; 42 SLUDGE_WAVE ; 44 AERIAL_ACE</text:p>
          </table:table-cell>
          <table:table-cell office:value-type="string" calcext:value-type="string">
            <text:p>SFX_CRY_00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ts large ears are always kept upright. If it senses danger, it will attack with a poisonous sting</text:p>
          </table:table-cell>
          <table:table-cell table:number-columns-repeated="8"/>
        </table:table-row>
        <table:table-row table:style-name="ro1">
          <table:table-cell table:style-name="pd1" office:value-type="float" office:value="40" calcext:value-type="float">
            <text:p>40</text:p>
          </table:table-cell>
          <table:table-cell table:style-name="ce2"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LEER, SCRATCH, HORN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, CURSE</text:p>
          </table:table-cell>
          <table:table-cell office:value-type="string" calcext:value-type="string">
            <text:p>EV_ITEM, MOON_STONE, 1, NIDOKING</text:p>
          </table:table-cell>
          <table:table-cell office:value-type="string" calcext:value-type="string">
            <text:p>7 GROWL ; 8 TACKLE ; 9 DEFENSE_CURL ; 10 FURY_SWIPES ; 11 PECK ; 12 DOUBLE_KICK ; 13 HORN_ATTACK ; 15 POISON_STING ; 18 MUD_SLAP ; 20 SUPERSONIC ; 22 BODY_SLAM ; 24 BITE ; 26 FOCUS_ENERGY ; 28 MUD_SHOT ; 30 HEADBUTT ; 32 SUPER_FANG ; 33 TOXIC_SPIKES ; 34 TAKE_DOWN ; 37 TOXIC ; 39 CRUNCH ; 41 IRON_TAIL ; 43 ROCK_TOMB ; 45 SLUDGE_WAVE ; 47 AERIAL_ACE</text:p>
          </table:table-cell>
          <table:table-cell office:value-type="string" calcext:value-type="string">
            <text:p>SFX_CRY_00, $2C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Its horns contain venom. If they are stabbed into an enemy, the impact makes the poison leak out</text:p>
          </table:table-cell>
          <table:table-cell table:number-columns-repeated="8"/>
        </table:table-row>
        <table:table-row table:style-name="ro1">
          <table:table-cell table:style-name="pd1" office:value-type="float" office:value="41" calcext:value-type="float">
            <text:p>41</text:p>
          </table:table-cell>
          <table:table-cell table:style-name="ce2"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8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CRATCH, HORN_ATTACK, POISON_STING, THRAS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COUNTER, TOXIC, BODY_SLAM, DOUBLE_EDGE, BUBBLEBEAM, ICE_BEAM, BLIZZARD, HYPER_BEAM, SEISMIC_TOSS, STONE_EDGE, THUNDERBOLT, THUNDER, EARTHQUAKE, FISSURE, DIG, MIMIC, DOUBLE_TEAM, REFLECT, BIDE, FIRE_BLAST, OUTRAGE, REST, ROCK_SLIDE, SHADOW_BALL, SUBSTITUTE, BODY_PRESS, CUT, SURF, STRENGTH, GUNK_SHOT, CURSE</text:p>
          </table:table-cell>
          <table:table-cell/>
          <table:table-cell office:value-type="string" calcext:value-type="string">
            <text:p>7 GROWL ; 8 TACKLE ; 9 DEFENSE_CURL ; 10 FURY_SWIPES ; 12 DOUBLE_KICK ; 13 HORN_ATTACK ; 15 POISON_STING ; 18 MUD_SLAP ; 20 SUPERSONIC ; 22 BODY_SLAM ; 24 BITE ; 26 FOCUS_ENERGY ; 28 MUD_SHOT ; 30 HEADBUTT ; 32 SUPER_FANG ; 33 TOXIC_SPIKES ; 34 TAKE_DOWN ; 36 SUPERPOWER ; 37 FIRE_PUNCH ; 38 THUNDERPUNCH ; 39 ICE_PUNCH ; 40 SHADOW_CLAW ; 41 THRASH ; 42 TOXIC ; 44 CRUNCH ; 46 IRON_TAIL ; 48 MEGAHORN ; 50 ROCK_TOMB ; 52 SLUDGE_WAVE ; 54 SUBMISSION ; 56 AERIAL_ACE ; 58 LOVELY_KISS ; 60 HORN_DRILL ; 63 HEAD_SMASH ; 65 DRILL_RUN</text:p>
          </table:table-cell>
          <table:table-cell office:value-type="string" calcext:value-type="string">
            <text:p>SFX_CRY_0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Its steel-like hide adds to its powerful tackle. Its horns are so hard, they can pierce a diamond</text:p>
          </table:table-cell>
          <table:table-cell table:number-columns-repeated="8"/>
        </table:table-row>
        <table:table-row table:style-name="ro1">
          <table:table-cell table:style-name="pd1" office:value-type="float" office:value="42" calcext:value-type="float">
            <text:p>42</text:p>
          </table:table-cell>
          <table:table-cell table:style-name="ce3"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8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LEFAIRY</text:p>
          </table:table-cell>
          <table:table-cell office:value-type="string" calcext:value-type="string">
            <text:p>10 MINIMIZE ; 11 METRONOME ; 12 SING ; 13 TELEPORT ; 14 MUD_SLAP ; 15 DEFENSE_CURL ; 16 SWIFT ; 17 DRAIN_PUNCH ; 18 IRON_TAIL ; 19 MAGICAL_LEAF ; 20 METEOR_MASH ; 21 FLAMETHROWER ; 22 MOONBLAST ; 23 LIGHT_SCREEN ; 24 ICE_PUNCH ; 25 THUNDERPUNCH ; 26 FIRE_PUNCH ; 27 AMNESIA ; 28 HEADBUTT ; 29 ZEN_HEADBUTT ; 30 DREAM_EATER ; 31 PETAL_DANCE ; 32 PLAY_ROUGH ; 33 NIGHT_SLAS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TARSHAP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f the impact site of a meteorite is found, this #MON is certain to be within the immediate area</text:p>
          </table:table-cell>
          <table:table-cell table:number-columns-repeated="8"/>
        </table:table-row>
        <table:table-row table:style-name="ro1">
          <table:table-cell table:style-name="pd1" office:value-type="float" office:value="43" calcext:value-type="float">
            <text:p>43</text:p>
          </table:table-cell>
          <table:table-cell table:style-name="ce2"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POUND, GROWL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DRAININGKISS, SEISMIC_TOSS, THUNDERBOLT, THUNDER, DIG, PSYCHIC_M, MOONBLAST, MIMIC, DOUBLE_TEAM, REFLECT, BIDE, FIRE_BLAST, REST, THUNDER_WAVE, PSYWAVE, SHADOW_BALL, SUBSTITUTE, STRENGTH, FLASH, CURSE</text:p>
          </table:table-cell>
          <table:table-cell office:value-type="string" calcext:value-type="string">
            <text:p>EV_ITEM, MOON_STONE, 1, CLEFABLE</text:p>
          </table:table-cell>
          <table:table-cell office:value-type="string" calcext:value-type="string">
            <text:p>8 MINIMIZE ; 10 METRONOME ; 12 SING ; 14 TELEPORT ; 16 MUD_SLAP ; 19 DEFENSE_CURL ; 22 SWIFT ; 24 DRAIN_PUNCH ; 27 IRON_TAIL ; 29 MAGICAL_LEAF ; 32 METEOR_MASH ; 34 FLAMETHROWER ; 36 MOONBLAST ; 40 LIGHT_SCREEN ; 42 ICE_PUNCH ; 43 THUNDERPUNCH ; 44 FIRE_PUNCH ; 46 AMNESIA ; 48 HEADBUTT ; 49 ZEN_HEADBUTT ; 51 DREAM_EATER ; 54 PETAL_DANCE ; 57 PLAY_ROUG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dored for their cute looks and playfulness. They are thought to be rare, as they do not appear often</text:p>
          </table:table-cell>
          <table:table-cell table:number-columns-repeated="8"/>
        </table:table-row>
        <table:table-row table:style-name="ro1">
          <table:table-cell table:style-name="pd1" office:value-type="float" office:value="44" calcext:value-type="float">
            <text:p>44</text:p>
          </table:table-cell>
          <table:table-cell table:style-name="ce2"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SING, FURY_SWIPES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, CURSE</text:p>
          </table:table-cell>
          <table:table-cell/>
          <table:table-cell office:value-type="string" calcext:value-type="string">
            <text:p>8 MINIMIZE ; 10 METRONOME ; 12 SING ; 14 TELEPORT ; 16 MUD_SLAP ; 19 DEFENSE_CURL ; 22 SWIFT ; 27 DRAIN_PUNCH ; 30 IRON_TAIL ; 32 MAGICAL_LEAF ; 35 METEOR_MASH ; 37 FLAMETHROWER ; 39 MOONBLAST ; 43 LIGHT_SCREEN ; 45 ICE_PUNCH ; 46 THUNDERPUNCH ; 47 FIRE_PUNCH ; 49 AMNESIA ; 51 HEADBUTT ; 52 ZEN_HEADBUTT ; 54 DREAM_EATER ; 57 PETAL_DANCE ; 60 PLAY_ROUGH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hey appear to be very protective of their own world. It is a kind of fairy, rarely seen by people</text:p>
          </table:table-cell>
          <table:table-cell table:number-columns-repeated="8"/>
        </table:table-row>
        <table:table-row table:style-name="ro1">
          <table:table-cell table:style-name="pd1" office:value-type="float" office:value="45" calcext:value-type="float">
            <text:p>45</text:p>
          </table:table-cell>
          <table:table-cell table:style-name="ce2"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EMBER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FEINT_ATTACK, WILL_O_WISP, DIG, MIMIC, DOUBLE_TEAM, REFLECT, BIDE, FIRE_BLAST, REST, SUBSTITUTE, FLAIL, CURSE</text:p>
          </table:table-cell>
          <table:table-cell office:value-type="string" calcext:value-type="string">
            <text:p>EV_ITEM, FIRE_STONE, 1, NINETALES</text:p>
          </table:table-cell>
          <table:table-cell office:value-type="string" calcext:value-type="string">
            <text:p>4 DISABLE ; 8 QUICK_ATTACK ; 14 SWIFT ; 18 CONFUSE_RAY ; 22 WILL_O_WISP ; 25 HYPNOSIS ; 27 FLAMETHROWER ; 30 AGILITY ; 32 HEADBUTT ; 35 FIRE_SPIN ; 38 IRON_TAIL ; 41 ENERGY_BALL ; 44 ZEN_HEADBUTT ; 47 FLARE_BLITZ ; 50 HEAT_WAVE ; 53 FIRE_BLAST</text:p>
          </table:table-cell>
          <table:table-cell office:value-type="string" calcext:value-type="string">
            <text:p>SFX_CRY_24, $4F, $1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oth its fur and its tails are beautiful. As it grows, the tails split and form more tails</text:p>
          </table:table-cell>
          <table:table-cell table:number-columns-repeated="8"/>
        </table:table-row>
        <table:table-row table:style-name="ro1">
          <table:table-cell table:style-name="pd1" office:value-type="float" office:value="46" calcext:value-type="float">
            <text:p>46</text:p>
          </table:table-cell>
          <table:table-cell table:style-name="ce2"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EMBER, LEER, QUICK_ATTACK, TACKL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WILL_O_WISP, DIG, MIMIC, DOUBLE_TEAM, REFLECT, BIDE, FIRE_BLAST, REST, SHADOW_BALL, SUBSTITUTE, FLAIL, CURSE</text:p>
          </table:table-cell>
          <table:table-cell/>
          <table:table-cell office:value-type="string" calcext:value-type="string">
            <text:p>4 DISABLE ; 8 QUICK_ATTACK ; 14 SWIFT ; 18 CONFUSE_RAY ; 22 WILL_O_WISP ; 25 HYPNOSIS ; 29 FLAMETHROWER ; 33 AGILITY ; 35 HEADBUTT ; 37 DREAM_EATER ; 40 FIRE_SPIN ; 43 IRON_TAIL ; 47 ENERGY_BALL ; 49 ZEN_HEADBUTT ; 52 FLARE_BLITZ ; 54 HEAT_WAVE ; 56 SOLARBEAM ; 59 FIRE_BLAST</text:p>
          </table:table-cell>
          <table:table-cell office:value-type="string" calcext:value-type="string">
            <text:p>SFX_CRY_24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According to an enduring legend, 9 noble saints were united and reincarnated as this #MON</text:p>
          </table:table-cell>
          <table:table-cell table:number-columns-repeated="8"/>
        </table:table-row>
        <table:table-row table:style-name="ro1">
          <table:table-cell table:style-name="pd1" office:value-type="float" office:value="47" calcext:value-type="float">
            <text:p>47</text:p>
          </table:table-cell>
          <table:table-cell table:style-name="ce3"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JIGGLYPUFF</text:p>
          </table:table-cell>
          <table:table-cell office:value-type="string" calcext:value-type="string">
            <text:p>10 POUND ; 11 DREAM_EATER ; 12 SCREECH ; 13 DISABLE ; 14 WATER_GUN ; 15 SONICBOOM ; 16 TELEPORT ; 17 DEFENSE_CURL ; 18 REST ; 19 BODY_SLAM ; 20 MIMIC ; 21 SHOCK_WAVE ; 22 HEADBUTT ; 23 DOUBLE_EDGE ; 24 PLAY_ROUGH ; 25 WATER_PULSE ; 26 TAKE_DOWN ; 27 FIRE_PUNCH ; 28 ICE_PUNCH ; 29 THUNDERPUNCH ; 30 DRAIN_PUNCH ; 31 FLAMETHROWER ; 32 LIGHT_SCREEN ; 33 MINIMIZE ; 34 MOONBLAST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s extremely flexible and elastic body makes it bounce continuously - anytime, anywhere</text:p>
          </table:table-cell>
          <table:table-cell table:number-columns-repeated="8"/>
        </table:table-row>
        <table:table-row table:style-name="ro1">
          <table:table-cell table:style-name="pd1" office:value-type="float" office:value="48" calcext:value-type="float">
            <text:p>48</text:p>
          </table:table-cell>
          <table:table-cell table:style-name="ce2"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SING, NO_MOVE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DRAININGKISS, SEISMIC_TOSS, FEINT_ATTACK, THUNDERBOLT, THUNDER, DIG, PSYCHIC_M, MIMIC, DOUBLE_TEAM, REFLECT, BIDE, SELFDESTRUCT, FIRE_BLAST, REST, THUNDER_WAVE, PSYWAVE, SHADOW_BALL, SUBSTITUTE, GYRO_BALL, BODY_PRESS, STRENGTH, FLASH, CURSE</text:p>
          </table:table-cell>
          <table:table-cell office:value-type="string" calcext:value-type="string">
            <text:p>EV_ITEM, MOON_STONE, 1, WIGGLYTUFF</text:p>
          </table:table-cell>
          <table:table-cell office:value-type="string" calcext:value-type="string">
            <text:p>7 POUND ; 10 DREAM_EATER ; 12 SCREECH ; 14 DISABLE ; 17 WATER_GUN ; 20 SONICBOOM ; 22 TELEPORT ; 23 DEFENSE_CURL ; 24 REST ; 27 BODY_SLAM ; 29 MIMIC ; 32 SHOCK_WAVE ; 35 HEADBUTT ; 38 DOUBLE_EDGE ; 40 PLAY_ROUGH ; 43 WATER_PULSE ; 46 TAKE_DOWN ; 48 FIRE_PUNCH ; 49 ICE_PUNCH ; 50 THUNDERPUNCH ; 51 DRAIN_PUNCH ; 54 FLAMETHROWER ; 59 LIGHT_SCREEN ; 61 MINIMIZE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Uses its alluring eyes to enrapture its foe. It then sings a pleasing melody that lulls the foe to sleep</text:p>
          </table:table-cell>
          <table:table-cell table:number-columns-repeated="8"/>
        </table:table-row>
        <table:table-row table:style-name="ro1">
          <table:table-cell table:style-name="pd1" office:value-type="float" office:value="49" calcext:value-type="float">
            <text:p>49</text:p>
          </table:table-cell>
          <table:table-cell table:style-name="ce2"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SING, DISABLE, DEFENSE_CURL, FURY_SWIPES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HYPER_BEAM, DRAININGKISS, SEISMIC_TOSS, FEINT_ATTACK, THUNDERBOLT, THUNDER, DIG, PSYCHIC_M, MIMIC, DOUBLE_TEAM, REFLECT, BIDE, SELFDESTRUCT, FIRE_BLAST, REST, THUNDER_WAVE, PSYWAVE, SHADOW_BALL, SUBSTITUTE, GYRO_BALL, BODY_PRESS, STRENGTH, FLASH, CURSE</text:p>
          </table:table-cell>
          <table:table-cell/>
          <table:table-cell office:value-type="string" calcext:value-type="string">
            <text:p>7 POUND ; 10 DREAM_EATER ; 12 SCREECH ; 14 DISABLE ; 17 WATER_GUN ; 20 SONICBOOM ; 22 TELEPORT ; 26 DEFENSE_CURL ; 27 REST ; 30 BODY_SLAM ; 33 MIMIC ; 36 SHOCK_WAVE ; 39 HEADBUTT ; 42 DOUBLE_EDGE ; 44 PLAY_ROUGH ; 47 WATER_PULSE ; 49 TAKE_DOWN ; 52 FIRE_PUNCH ; 53 ICE_PUNCH ; 54 THUNDERPUNCH ; 55 DRAIN_PUNCH ; 57 FLAMETHROWER ; 61 LIGHT_SCREEN ; 65 MINIMIZE</text:p>
          </table:table-cell>
          <table:table-cell office:value-type="string" calcext:value-type="string">
            <text:p>SFX_CRY_0E, $68, $6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full of elasticity. By inhaling deeply, it can continue to inflate itself without limit</text:p>
          </table:table-cell>
          <table:table-cell table:number-columns-repeated="6"/>
          <table:table-cell office:value-type="string" calcext:value-type="string">
            <text:p>SPC has become average of updates SpA and SpD</text:p>
          </table:table-cell>
          <table:table-cell/>
        </table:table-row>
        <table:table-row table:style-name="ro1">
          <table:table-cell table:style-name="pd1" office:value-type="float" office:value="50" calcext:value-type="float">
            <text:p>50</text:p>
          </table:table-cell>
          <table:table-cell table:style-name="ce2"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EECH_LIF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EINT_ATTACK, GIGA_DRAIN, MIMIC, DOUBLE_TEAM, BIDE, REST, SHADOW_BALL, SUBSTITUTE, FLAIL, CURSE</text:p>
          </table:table-cell>
          <table:table-cell office:value-type="string" calcext:value-type="string">
            <text:p>EV_LEVEL, 22, GOLBAT</text:p>
          </table:table-cell>
          <table:table-cell office:value-type="string" calcext:value-type="string">
            <text:p>10 SUPERSONIC ; 13 ABSORB ; 15 BITE ; 17 LEECH_LIFE ; 19 WING_ATTACK ; 21 CONFUSE_RAY ; 23 SWIFT ; 24 AIR_CUTTER ; 25 GUST ; 27 SUPER_FANG ; 29 SLUDGE_WAVE ; 31 MEGA_DRAIN ; 33 TWISTER ; 35 AGILITY ; 37 HAZE ; 40 HEADBUTT ; 42 ZEN_HEADBUTT ; 45 CRUNCH ; 48 ROOST ; 50 STEEL_WING ; 52 AERIAL_ACE ; 55 AIR_SLASH</text:p>
          </table:table-cell>
          <table:table-cell office:value-type="string" calcext:value-type="string">
            <text:p>SFX_CRY_1D, $E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Emits ultrasonic cries while it flies. They act as a sonar used to check for objects in its way</text:p>
          </table:table-cell>
          <table:table-cell table:number-columns-repeated="8"/>
        </table:table-row>
        <table:table-row table:style-name="ro1">
          <table:table-cell table:style-name="pd1" office:value-type="float" office:value="51" calcext:value-type="float">
            <text:p>51</text:p>
          </table:table-cell>
          <table:table-cell table:style-name="ce2"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LEECH_LIFE, SCREECH, BIT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AIL, FLY, CURSE</text:p>
          </table:table-cell>
          <table:table-cell table:style-name="ce26" office:value-type="string" calcext:value-type="string">
            <text:p>EV_LEVEL, 42, CROBAT</text:p>
          </table:table-cell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4 HEADBUTT ; 45 ZEN_HEADBUTT ; 48 CRUNCH ; 51 ROOST ; 54 STEEL_WING ; 57 AERIAL_ACE ; 60 AIR_SLASH ; 63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It attacks in a stealthy manner, without warning. Its sharp fangs are used to bite and suck blood</text:p>
          </table:table-cell>
          <table:table-cell table:number-columns-repeated="8"/>
        </table:table-row>
        <table:table-row table:style-name="ro1">
          <table:table-cell table:style-name="pd1" office:value-type="float" office:value="52" calcext:value-type="float">
            <text:p>52</text:p>
          </table:table-cell>
          <table:table-cell table:style-name="ce3"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style-name="ce1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7" calcext:value-type="float">
            <text:p>4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EECH_LIFE, SCREECH, BITE, WING_ATTA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AIL, FLY, GUNK_SHOT, X_SCISSOR, CURSE</text:p>
          </table:table-cell>
          <table:table-cell/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2 X_SCISSOR ; 48 HEADBUTT ; 50 ZEN_HEADBUTT ; 53 CRUNCH ; 55 ROOST ; 57 GUNK_SHOT ; 59 STEEL_WING ; 61 AERIAL_ACE ; 64 AIR_SLASH ; 66 HURRICANE ; 68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AT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s a result of its pursuit of faster, yet more silent flight, a new set of wings grew on its hind legs</text:p>
          </table:table-cell>
          <table:table-cell table:number-columns-repeated="8"/>
        </table:table-row>
        <table:table-row table:style-name="ro1">
          <table:table-cell table:style-name="pd1" office:value-type="float" office:value="53" calcext:value-type="float">
            <text:p>53</text:p>
          </table:table-cell>
          <table:table-cell table:style-name="ce2"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BSORB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OONBLAST, MIMIC, DOUBLE_TEAM, REFLECT, BIDE, REST, SUBSTITUTE, FLAIL, CUT, FLASH, GUNK_SHOT, CURSE</text:p>
          </table:table-cell>
          <table:table-cell office:value-type="string" calcext:value-type="string">
            <text:p>EV_LEVEL, 21, GLOOM</text:p>
          </table:table-cell>
          <table:table-cell office:value-type="string" calcext:value-type="string">
            <text:p>4 GROWTH ; 7 ACID ; 11 LEECH_SEED ; 13 MEGA_DRAIN ; 15 POISONPOWDER ; 16 STUN_SPORE ; 18 SLEEP_POWDER ; 20 BULLET_SEED ; 22 GIGA_DRAIN ; 24 TOXIC ; 26 ENERGY_BALL ; 28 MOONBLAST ; 30 INFESTATION ; 32 GRASSY_FIELD ; 34 PETAL_DANCE ; 36 RAZOR_LEAF ; 39 SLUDGE_WAVE ; 44 SOLARBEAM</text:p>
          </table:table-cell>
          <table:table-cell office:value-type="string" calcext:value-type="string">
            <text:p>SFX_CRY_08, $DD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t may be mistaken for a clump of weeds. If you try to yank it out of the ground, it shrieks horribly</text:p>
          </table:table-cell>
          <table:table-cell table:number-columns-repeated="8"/>
        </table:table-row>
        <table:table-row table:style-name="ro1">
          <table:table-cell table:style-name="pd1" office:value-type="float" office:value="54" calcext:value-type="float">
            <text:p>54</text:p>
          </table:table-cell>
          <table:table-cell table:style-name="ce2"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ABSORB, POISONPOWDER, STUN_SPOR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GIGA_DRAIN, MOONBLAST, MIMIC, DOUBLE_TEAM, REFLECT, BIDE, REST, SUBSTITUTE, FLAIL, CUT, FLASH, GUNK_SHOT, CURSE</text:p>
          </table:table-cell>
          <table:table-cell office:value-type="string" calcext:value-type="string">
            <text:p>EV_ITEM, LEAF_STONE, 1, VILEPLUME ; EV_ITEM, SUN_STONE, 1, BELLOSSOM</text:p>
          </table:table-cell>
          <table:table-cell office:value-type="string" calcext:value-type="string">
            <text:p>4 GROWTH ; 7 ACID ; 11 LEECH_SEED ; 13 MEGA_DRAIN ; 15 POISONPOWDER ; 16 STUN_SPORE ; 18 SLEEP_POWDER ; 20 BULLET_SEED ; 25 GIGA_DRAIN ; 27 TOXIC ; 29 ENERGY_BALL ; 31 MOONBLAST ; 33 INFESTATION ; 34 DRAIN_PUNCH ; 36 GRASSY_FIELD ; 37 PETAL_DANCE ; 39 RAZOR_LEAF ; 41 SLUDGE_WAVE ; 44 TAKE_DOWN ; 47 SOLARBEAM</text:p>
          </table:table-cell>
          <table:table-cell office:value-type="string" calcext:value-type="string">
            <text:p>SFX_CRY_08, $AA, $4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Smells incredibly foul! However, around 1 out of 1,000 people enjoy sniffing its nose-bending stink</text:p>
          </table:table-cell>
          <table:table-cell table:number-columns-repeated="8"/>
        </table:table-row>
        <table:table-row table:style-name="ro1">
          <table:table-cell table:style-name="pd1" office:value-type="float" office:value="55" calcext:value-type="float">
            <text:p>55</text:p>
          </table:table-cell>
          <table:table-cell table:style-name="ce2"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STUN_SPORE, SLEEP_POWDER, ACID, PETAL_DANC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FLAIL, CUT, FLASH, GUNK_SHOT, CURSE</text:p>
          </table:table-cell>
          <table:table-cell/>
          <table:table-cell office:value-type="string" calcext:value-type="string">
            <text:p>4 GROWTH ; 7 ACID ; 11 LEECH_SEED ; 13 MEGA_DRAIN ; 15 POISONPOWDER ; 16 STUN_SPORE ; 18 SLEEP_POWDER ; 20 BULLET_SEED ; 25 GIGA_DRAIN ; 27 TOXIC ; 29 ENERGY_BALL ; 31 MOONBLAST ; 33 INFESTATION ; 35 DRAIN_PUNCH ; 38 GRASSY_FIELD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Flaps its broad flower petals to scatter its poisonous pollen. The flapping sound is very loud</text:p>
          </table:table-cell>
          <table:table-cell table:number-columns-repeated="8"/>
        </table:table-row>
        <table:table-row table:style-name="ro1">
          <table:table-cell table:style-name="pd1" office:value-type="float" office:value="56" calcext:value-type="float">
            <text:p>56</text:p>
          </table:table-cell>
          <table:table-cell table:style-name="ce3"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8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OLARBEAM, MOONBLAST, PETAL_DANCE, GROWT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FLAIL, CUT, FLASH, CURSE</text:p>
          </table:table-cell>
          <table:table-cell/>
          <table:table-cell office:value-type="string" calcext:value-type="string">
            <text:p>4 GROWTH ; 7 ACID ; 11 LEECH_SEED ; 13 MEGA_DRAIN ; 15 POISONPOWDER ; 16 STUN_SPORE ; 18 SLEEP_POWDER ; 20 BULLET_SEED ; 23 SUNNY_DAY ; 25 GIGA_DRAIN ; 27 TOXIC ; 29 ENERGY_BALL ; 31 MOONBLAST ; 33 INFESTATION ; 35 DRAIN_PUNCH ; 36 GRASSY_FIELD ; 37 PLAY_ROUG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llossom gather at times and appear to dance. They say that the dance is a ritual to summon the sun</text:p>
          </table:table-cell>
          <table:table-cell table:number-columns-repeated="8"/>
        </table:table-row>
        <table:table-row table:style-name="ro1">
          <table:table-cell table:style-name="pd1" office:value-type="float" office:value="57" calcext:value-type="float">
            <text:p>57</text:p>
          </table:table-cell>
          <table:table-cell table:style-name="ce2"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GIGA_DRAIN, DIG, MIMIC, DOUBLE_TEAM, REFLECT, BIDE, REST, X_SCISSOR, SUBSTITUTE, FLAIL, CUT, FLASH, CURSE</text:p>
          </table:table-cell>
          <table:table-cell office:value-type="string" calcext:value-type="string">
            <text:p>EV_LEVEL, 24, PARASECT</text:p>
          </table:table-cell>
          <table:table-cell office:value-type="string" calcext:value-type="string">
            <text:p>6 ABSORB ; 9 LEECH_LIFE ; 12 LEECH_SEED ; 14 POISONPOWDER ; 16 STUN_SPORE ; 18 INFESTATION ; 20 MEGA_DRAIN ; 22 SPORE ; 24 GROWTH ; 25 STICKY_WEB ; 27 SLASH ; 29 BULLET_SEED ; 32 SCREECH ; 35 PSYBEAM ; 38 GIGA_DRAIN ; 40 AERIAL_ACE ; 43 AGILITY ; 45 METAL_CLAW ; 47 X_SCISSOR ; 49 ENERGY_BALL ; 52 LIGHT_SCREEN ; 55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rrows under the ground to gnaw on tree roots. The mushrooms on its back absorb most of the nutrition</text:p>
          </table:table-cell>
          <table:table-cell table:number-columns-repeated="8"/>
        </table:table-row>
        <table:table-row table:style-name="ro1">
          <table:table-cell table:style-name="pd1" office:value-type="float" office:value="58" calcext:value-type="float">
            <text:p>58</text:p>
          </table:table-cell>
          <table:table-cell table:style-name="ce2"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SCRATCH, STUN_SPORE, LEECH_LIF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HYPER_BEAM, GIGA_DRAIN, DIG, MIMIC, DOUBLE_TEAM, REFLECT, BIDE, REST, X_SCISSOR, SUBSTITUTE, FLAIL, CUT, FLASH, CURSE</text:p>
          </table:table-cell>
          <table:table-cell/>
          <table:table-cell office:value-type="string" calcext:value-type="string">
            <text:p>6 ABSORB ; 9 LEECH_LIFE ; 12 LEECH_SEED ; 14 POISONPOWDER ; 16 STUN_SPORE ; 18 INFESTATION ; 20 MEGA_DRAIN ; 22 SPORE ; 24 GROWTH ; 27 TAKE_DOWN ; 29 SLASH ; 31 STICKY_WEB ; 33 BULLET_SEED ; 35 SCREECH ; 38 PSYBEAM ; 41 GIGA_DRAIN ; 44 AERIAL_ACE ; 46 AGILITY ; 48 METAL_CLAW ; 50 X_SCISSOR ; 53 ENERGY_BALL ; 56 LIGHT_SCREEN ; 59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The bug host is drained of energy by the mushrooms on its back. They appear to do all the thinking</text:p>
          </table:table-cell>
          <table:table-cell table:number-columns-repeated="8"/>
        </table:table-row>
        <table:table-row table:style-name="ro1">
          <table:table-cell table:style-name="pd1" office:value-type="float" office:value="59" calcext:value-type="float">
            <text:p>59</text:p>
          </table:table-cell>
          <table:table-cell table:style-name="ce2"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ACKLE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GIGA_DRAIN, PSYCHIC_M, MIMIC, DOUBLE_TEAM, REFLECT, BIDE, REST, PSYWAVE, SUBSTITUTE, FLASH, CURSE</text:p>
          </table:table-cell>
          <table:table-cell office:value-type="string" calcext:value-type="string">
            <text:p>EV_LEVEL, 31, VENOMOTH</text:p>
          </table:table-cell>
          <table:table-cell office:value-type="string" calcext:value-type="string">
            <text:p>5 SUPERSONIC ; 11 CONFUSION ; 13 POISONPOWDER ; 15 PSYBEAM ; 18 SCREECH ; 21 SWIFT ; 23 STUN_SPORE ; 25 MEGA_DRAIN ; 27 LEECH_LIFE ; 29 SLEEP_POWDER ; 32 TAKE_DOWN ; 35 AGILITY ; 37 ZEN_HEADBUTT ; 43 PSYCHIC_M ; 47 SOLARBEAM</text:p>
          </table:table-cell>
          <table:table-cell office:value-type="string" calcext:value-type="string">
            <text:p>SFX_CRY_1A, $44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ts large eyes act as radars. In a bright place, you can see that they are clusters of many tiny eyes</text:p>
          </table:table-cell>
          <table:table-cell table:number-columns-repeated="8"/>
        </table:table-row>
        <table:table-row table:style-name="ro1">
          <table:table-cell table:style-name="pd1" office:value-type="float" office:value="60" calcext:value-type="float">
            <text:p>60</text:p>
          </table:table-cell>
          <table:table-cell table:style-name="ce2"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ACKLE, DISABLE, SUPERSONIC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GIGA_DRAIN, PSYCHIC_M, MIMIC, DOUBLE_TEAM, REFLECT, BIDE, REST, PSYWAVE, SUBSTITUTE, FLASH, CURSE</text:p>
          </table:table-cell>
          <table:table-cell/>
          <table:table-cell office:value-type="string" calcext:value-type="string">
            <text:p>5 SUPERSONIC ; 11 CONFUSION ; 13 POISONPOWDER ; 15 PSYBEAM ; 18 SCREECH ; 21 SWIFT ; 23 STUN_SPORE ; 25 MEGA_DRAIN ; 27 LEECH_LIFE ; 29 SLEEP_POWDER ; 32 GUST ; 35 TAKE_DOWN ; 37 AGILITY ; 39 AERIAL_ACE ; 41 ZEN_HEADBUTT ; 46 ENERGY_BALL ; 50 PSYCHIC_M ; 52 ROOST ; 55 SOLARBEAM</text:p>
          </table:table-cell>
          <table:table-cell office:value-type="string" calcext:value-type="string">
            <text:p>SFX_CRY_1A, $29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MOTH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he powdery scales on its wings are hard to remove. They also contain poison that leaks out on contact</text:p>
          </table:table-cell>
          <table:table-cell table:number-columns-repeated="8"/>
        </table:table-row>
        <table:table-row table:style-name="ro1">
          <table:table-cell table:style-name="pd1" office:value-type="float" office:value="61" calcext:value-type="float">
            <text:p>61</text:p>
          </table:table-cell>
          <table:table-cell table:style-name="ce2"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EINT_ATTACK, EARTHQUAKE, FISSURE, DIG, MIMIC, DOUBLE_TEAM, BIDE, REST, ROCK_SLIDE, SUBSTITUTE, CUT, CURSE</text:p>
          </table:table-cell>
          <table:table-cell office:value-type="string" calcext:value-type="string">
            <text:p>EV_LEVEL, 26, DUGTRIO</text:p>
          </table:table-cell>
          <table:table-cell office:value-type="string" calcext:value-type="string">
            <text:p>4 GROWL ; 12 MUD_SLAP ; 15 FURY_SWIPES ; 18 DIG ; 20 HEADBUTT ; 22 SCREECH ; 24 SAND_ATTACK ; 27 SLASH ; 28 SANDSTORM ; 29 TAKE_DOWN ; 33 AERIAL_ACE ; 36 ROCK_TOMB ; 38 AGILITY ; 40 EARTHQUAKE ; 43 THRASH ; 46 SHADOW_CLAW ; 51 FISSURE</text:p>
          </table:table-cell>
          <table:table-cell office:value-type="string" calcext:value-type="string">
            <text:p>SFX_CRY_0B, $AA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t prefers dark places. It spends most of its time underground, though it may pop up in caves</text:p>
          </table:table-cell>
          <table:table-cell table:number-columns-repeated="8"/>
        </table:table-row>
        <table:table-row table:style-name="ro1">
          <table:table-cell table:style-name="pd1" office:value-type="float" office:value="62" calcext:value-type="float">
            <text:p>62</text:p>
          </table:table-cell>
          <table:table-cell table:style-name="ce2"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SCRATCH, GROWL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FEINT_ATTACK, STONE_EDGE, EARTHQUAKE, FISSURE, DIG, MIMIC, DOUBLE_TEAM, BIDE, REST, ROCK_SLIDE, SUBSTITUTE, CUT, CURSE</text:p>
          </table:table-cell>
          <table:table-cell/>
          <table:table-cell office:value-type="string" calcext:value-type="string">
            <text:p>4 GROWL ; 12 MUD_SLAP ; 15 FURY_SWIPES ; 18 DIG ; 20 HEADBUTT ; 22 SCREECH ; 24 SAND_ATTACK ; 28 SANDSTORM ; 30 SLASH ; 32 TAKE_DOWN ; 36 AERIAL_ACE ; 39 ROCK_TOMB ; 41 AGILITY ; 46 EARTHQUAKE ; 49 THRASH ; 52 SHADOW_CLAW ; 54 NIGHT_SLASH ; 57 SLUDGE_WAVE ; 59 FISSURE</text:p>
          </table:table-cell>
          <table:table-cell office:value-type="string" calcext:value-type="string">
            <text:p>SFX_CRY_0B, $2A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A team of triplets that can burrow over 100 KMH. Due to this, some people think it's an earthquake</text:p>
          </table:table-cell>
          <table:table-cell table:number-columns-repeated="8"/>
        </table:table-row>
        <table:table-row table:style-name="ro1">
          <table:table-cell table:style-name="pd1" office:value-type="float" office:value="63" calcext:value-type="float">
            <text:p>63</text:p>
          </table:table-cell>
          <table:table-cell table:style-name="ce2"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FEINT_ATTACK, THUNDERBOLT, THUNDER, DIG, MIMIC, DOUBLE_TEAM, BIDE, REST, GUNK_SHOT, SHADOW_BALL, SUBSTITUTE, FLAIL, CUT, FLASH, CURSE</text:p>
          </table:table-cell>
          <table:table-cell office:value-type="string" calcext:value-type="string">
            <text:p>EV_LEVEL, 28, PERSIAN</text:p>
          </table:table-cell>
          <table:table-cell office:value-type="string" calcext:value-type="string">
            <text:p>8 LEER ; 10 DEFENSE_CURL ; 12 BITE ; 15 PAY_DAY ; 17 MUD_SLAP ; 19 SWIFT ; 22 HEADBUTT ; 25 SCREECH ; 27 FURY_SWIPES ; 29 TAKE_DOWN ; 30 CRUNCH ; 31 WATER_PULSE ; 33 SLASH ; 35 SING ; 36 DREAM_EATER ; 37 HYPNOSIS ; 39 METAL_CLAW ; 41 AERIAL_ACE ; 43 AMNESIA ; 45 PLAY_ROUGH ; 47 IRON_TAIL ; 49 NIGHT_SLASH ; 52 SHADOW_CLAW ; 55 THRASH</text:p>
          </table:table-cell>
          <table:table-cell office:value-type="string" calcext:value-type="string">
            <text:p>SFX_CRY_19, $77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SCRATCHCA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ppears to be more active at night. It loves round and shiny things. It can't stop from picking them up</text:p>
          </table:table-cell>
          <table:table-cell table:number-columns-repeated="8"/>
        </table:table-row>
        <table:table-row table:style-name="ro1">
          <table:table-cell table:style-name="pd1" office:value-type="float" office:value="64" calcext:value-type="float">
            <text:p>64</text:p>
          </table:table-cell>
          <table:table-cell table:style-name="ce2"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SCRATCH, GROWL, BITE, SCREEC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HYPER_BEAM, FEINT_ATTACK, THUNDERBOLT, THUNDER, DIG, MIMIC, DOUBLE_TEAM, BIDE, REST, GUNK_SHOT, SHADOW_BALL, SUBSTITUTE, FLAIL, CUT, FLASH, CURSE</text:p>
          </table:table-cell>
          <table:table-cell/>
          <table:table-cell office:value-type="string" calcext:value-type="string">
            <text:p>8 LEER ; 10 DEFENSE_CURL ; 12 BITE ; 15 PAY_DAY ; 17 MUD_SLAP ; 19 SWIFT ; 22 HEADBUTT ; 25 SCREECH ; 27 FURY_SWIPES ; 33 TAKE_DOWN ; 35 WATER_PULSE ; 38 SLASH ; 40 SING ; 41 DREAM_EATER ; 42 HYPNOSIS ; 43 AERIAL_ACE ; 46 AMNESIA ; 49 PLAY_ROUGH ; 52 IRON_TAIL ; 55 NIGHT_SLASH ; 58 SHADOW_CLAW</text:p>
          </table:table-cell>
          <table:table-cell office:value-type="string" calcext:value-type="string">
            <text:p>SFX_CRY_19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LASSY CA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The gem in its forehead glows on its own! It walks with all the grace and elegance of a proud queen</text:p>
          </table:table-cell>
          <table:table-cell table:number-columns-repeated="8"/>
        </table:table-row>
        <table:table-row table:style-name="ro1">
          <table:table-cell table:style-name="pd1" office:value-type="float" office:value="65" calcext:value-type="float">
            <text:p>65</text:p>
          </table:table-cell>
          <table:table-cell table:style-name="ce2"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SEISMIC_TOSS, DIG, PSYCHIC_M, MIMIC, DOUBLE_TEAM, BIDE, HYDRO_PUMP, REST, SUBSTITUTE, SURF, STRENGTH, FLASH, CURSE</text:p>
          </table:table-cell>
          <table:table-cell office:value-type="string" calcext:value-type="string">
            <text:p>EV_LEVEL, 33, GOLDUCK</text:p>
          </table:table-cell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4 AMNESIA ; 37 CONFUSE_RAY ; 40 LIGHT_SCREEN ; 42 TAKE_DOWN ; 45 IRON_TAIL ; 48 HYPNOSIS ; 50 SCALD ; 53 SHADOW_CLAW ; 55 ICE_PUNCH ; 60 HYDRO_PUMP</text:p>
          </table:table-cell>
          <table:table-cell office:value-type="string" calcext:value-type="string">
            <text:p>SFX_CRY_21, $20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Always tormented by headaches. It uses psychic powers, but it is not known if it intends to do so</text:p>
          </table:table-cell>
          <table:table-cell table:number-columns-repeated="8"/>
        </table:table-row>
        <table:table-row table:style-name="ro1">
          <table:table-cell table:style-name="pd1" office:value-type="float" office:value="66" calcext:value-type="float">
            <text:p>66</text:p>
          </table:table-cell>
          <table:table-cell table:style-name="ce2"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SCRATCH, LEER, DISAB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DIG, PSYCHIC_M, MIMIC, DOUBLE_TEAM, BIDE, HYDRO_PUMP, REST, SUBSTITUTE, SURF, STRENGTH, FLASH, CURSE</text:p>
          </table:table-cell>
          <table:table-cell/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5 AERIAL_ACE ; 37 AMNESIA ; 41 CONFUSE_RAY ; 43 SUBMISSION ; 44 LIGHT_SCREEN ; 47 TAKE_DOWN ; 50 IRON_TAIL ; 52 HYPNOSIS ; 54 SCALD ; 56 LOW_KICK ; 58 SHADOW_CLAW ; 61 ICE_PUNCH ; 65 HYDRO_PUMP</text:p>
          </table:table-cell>
          <table:table-cell office:value-type="string" calcext:value-type="string">
            <text:p>SFX_CRY_21, $F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Its slim and long limbs end in broad flippers. They are used for swimming gracefully in lakes</text:p>
          </table:table-cell>
          <table:table-cell table:number-columns-repeated="8"/>
        </table:table-row>
        <table:table-row table:style-name="ro1">
          <table:table-cell table:style-name="pd1" office:value-type="float" office:value="67" calcext:value-type="float">
            <text:p>67</text:p>
          </table:table-cell>
          <table:table-cell table:style-name="ce4"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CRATCH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THUNDERBOLT, THUNDER, EARTHQUAKE, DIG, MIMIC, DOUBLE_TEAM, BIDE, CLOSE_COMBAT, OUTRAGE, REST, ROCK_SLIDE, SUBSTITUTE, STRENGTH, CURSE</text:p>
          </table:table-cell>
          <table:table-cell office:value-type="string" calcext:value-type="string">
            <text:p>EV_LEVEL, 28, PRIME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29 IRON_TAIL ; 32 SCREECH ; 35 THRASH ; 37 AERIAL_ACE ; 39 ROCK_TOMB ; 41 TAKE_DOWN ; 43 SUBMISSION ; 46 NIGHT_SLASH ; 49 ICE_PUNCH ; 50 FIRE_PUNCH ; 51 THUNDERPUNCH ; 54 CLOSE_COMBAT ; 57 OUTRAGE</text:p>
          </table:table-cell>
          <table:table-cell office:value-type="string" calcext:value-type="string">
            <text:p>SFX_CRY_0A, $DD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An agile #MON that lives in trees. It angers easily and will not hesitate to attack anything</text:p>
          </table:table-cell>
          <table:table-cell table:number-columns-repeated="8"/>
        </table:table-row>
        <table:table-row table:style-name="ro1">
          <table:table-cell table:style-name="pd1" office:value-type="float" office:value="68" calcext:value-type="float">
            <text:p>68</text:p>
          </table:table-cell>
          <table:table-cell table:style-name="ce4"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SCRATCH, LEER, LOW_KICK, KARATE_CHOP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CURSE</text:p>
          </table:table-cell>
          <table:table-cell table:style-name="ce26" office:value-type="string" calcext:value-type="string">
            <text:p>EV_LEVEL, 38, ANNIHIL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34 SCREECH ; 37 THRASH ; 39 AERIAL_ACE ; 42 ROCK_TOMB ; 45 TAKE_DOWN ; 48 SUBMISSION ; 50 NIGHT_SLASH ; 53 ICE_PUNCH ; 54 FIRE_PUNCH ; 55 THUNDERPUNCH ; 59 CLOSE_COMBAT ; 62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 stops being angry only when nobody else is around. To view this moment is very difficult</text:p>
          </table:table-cell>
          <table:table-cell table:number-columns-repeated="8"/>
        </table:table-row>
        <table:table-row table:style-name="ro1">
          <table:table-cell table:style-name="pd1" office:value-type="float" office:value="69" calcext:value-type="float">
            <text:p>69</text:p>
          </table:table-cell>
          <table:table-cell table:style-name="ce5"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CRATCH, LEER, COUNTER, FOCUS_ENERG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GUNK_SHOT, SHADOW_BALL, CURSE</text:p>
          </table:table-cell>
          <table:table-cell/>
          <table:table-cell office:value-type="string" calcext:value-type="string">
            <text:p>7 DEFENSE_CURL ; 9 FURY_SWIPES ; 11 LOW_KICK ; 13 MUD_SLAP ; 16 SEISMIC_TOSS ; 18 KARATE_CHOP ; 21 HEADBUTT ; 24 SWIFT ; 27 FOCUS_ENERGY ; 34 SCREECH ; 37 THRASH ; 38 SHADOW_PUNCH ; 40 AERIAL_ACE ; 42 COUNTER ; 44 ROCK_TOMB ; 45 SHADOW_CLAW ; 47 TAKE_DOWN ; 49 NIGHT_SHADE ; 51 SUBMISSION ; 53 DRAIN_PUNCH ; 55 NIGHT_SLASH ; 57 ICE_PUNCH ; 58 FIRE_PUNCH ; 59 THUNDERPUNCH ; 61 CLOSE_COMBAT ; 65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GEMONKEY</text:p>
          </table:table-cell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hen its anger rose beyond threshold, gained power unfettered by the limits of its physical body</text:p>
          </table:table-cell>
          <table:table-cell table:number-columns-repeated="8"/>
        </table:table-row>
        <table:table-row table:style-name="ro1">
          <table:table-cell table:style-name="pd1" office:value-type="float" office:value="70" calcext:value-type="float">
            <text:p>70</text:p>
          </table:table-cell>
          <table:table-cell table:style-name="ce2"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ITE, TACKL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WILL_O_WISP, DIG, MIMIC, DOUBLE_TEAM, REFLECT, BIDE, CLOSE_COMBAT, FIRE_BLAST, OUTRAGE, REST, SUBSTITUTE, STRENGTH, CURSE</text:p>
          </table:table-cell>
          <table:table-cell office:value-type="string" calcext:value-type="string">
            <text:p>EV_ITEM, FIRE_STONE, 1, ARCANINE</text:p>
          </table:table-cell>
          <table:table-cell office:value-type="string" calcext:value-type="string">
            <text:p>8 TACKLE ; 13 BITE ; 17 EMBER ; 19 AGILITY ; 21 MUD_SLAP ; 23 LEER ; 26 SWIFT ; 28 DOUBLE_KICK ; 30 TAKE_DOWN ; 32 CRUNCH ; 34 DRAGON_RAGE ; 36 AERIAL_ACE ; 38 HEADBUTT ; 40 FLAMETHROWER ; 43 THRASH ; 45 IRON_TAIL ; 48 PLAY_ROUGH ; 51 FIRE_SPIN ; 54 DRAGONBREATH ; 57 HEAT_WAVE ; 60 FLARE_BLITZ</text:p>
          </table:table-cell>
          <table:table-cell office:value-type="string" calcext:value-type="string">
            <text:p>SFX_CRY_1F, $20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A #MON with a friendly nature. However, it will bark fiercely at anything invading its territory</text:p>
          </table:table-cell>
          <table:table-cell table:number-columns-repeated="8"/>
        </table:table-row>
        <table:table-row table:style-name="ro1">
          <table:table-cell table:style-name="pd1" office:value-type="float" office:value="71" calcext:value-type="float">
            <text:p>71</text:p>
          </table:table-cell>
          <table:table-cell table:style-name="ce2"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ACKLE, EMBER, LEER, TAKE_DOW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HYPER_BEAM, WILL_O_WISP, DIG, MIMIC, DOUBLE_TEAM, REFLECT, BIDE, CLOSE_COMBAT, FIRE_BLAST, OUTRAGE, REST, SUBSTITUTE, STRENGTH, CURSE</text:p>
          </table:table-cell>
          <table:table-cell/>
          <table:table-cell office:value-type="string" calcext:value-type="string">
            <text:p>8 TACKLE ; 13 BITE ; 17 EMBER ; 19 AGILITY ; 21 MUD_SLAP ; 23 LEER ; 26 SWIFT ; 28 DOUBLE_KICK ; 30 TAKE_DOWN ; 32 CRUNCH ; 34 DRAGON_RAGE ; 36 AERIAL_ACE ; 40 HEADBUTT ; 42 EXTREMESPEED ; 44 FLAMETHROWER ; 46 THRASH ; 47 IRON_TAIL ; 51 PLAY_ROUGH ; 54 FIRE_SPIN ; 56 DRAGONBREATH ; 59 HEAT_WAVE ; 62 FLARE_BLITZ ; 64 SUPERPOWER ; 66 SOLARBEAM</text:p>
          </table:table-cell>
          <table:table-cell office:value-type="string" calcext:value-type="string">
            <text:p>SFX_CRY_1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551</text:p>
          </table:table-cell>
          <table:table-cell office:value-type="string" calcext:value-type="string">
            <text:p>A legendary #MON in China. Many people are charmed by its grace and beauty while running</text:p>
          </table:table-cell>
          <table:table-cell table:number-columns-repeated="8"/>
        </table:table-row>
        <table:table-row table:style-name="ro1">
          <table:table-cell table:style-name="pd1" office:value-type="float" office:value="72" calcext:value-type="float">
            <text:p>72</text:p>
          </table:table-cell>
          <table:table-cell table:style-name="ce2"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DIG, PSYCHIC_M, MIMIC, DOUBLE_TEAM, BIDE, HYDRO_PUMP, REST, PSYWAVE, SUBSTITUTE, SURF, CURSE</text:p>
          </table:table-cell>
          <table:table-cell office:value-type="string" calcext:value-type="string">
            <text:p>EV_LEVEL, 25, POLIWHIRL</text:p>
          </table:table-cell>
          <table:table-cell office:value-type="string" calcext:value-type="string">
            <text:p>6 POUND ; 9 DEFENSE_CURL ; 12 MUD_SHOT ; 15 HYPNOSIS ; 17 WATER_GUN ; 19 BUBBLEBEAM ; 21 LOW_KICK ; 23 HEADBUTT ; 25 GROWTH ; 27 RAIN_DANCE ; 30 BODY_SLAM ; 33 WATER_PULSE ; 36 TAKE_DOWN ; 38 AMNESIA ; 42 HYDRO_PUMP ; 45 HAZE ; 49 DOUBLE_EDGE ; 53 LOVELY_KISS ; 56 SCAL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e direction of the spiral on the belly differs by area. It is more adept at swimming than walking</text:p>
          </table:table-cell>
          <table:table-cell table:number-columns-repeated="8"/>
        </table:table-row>
        <table:table-row table:style-name="ro1">
          <table:table-cell table:style-name="pd1" office:value-type="float" office:value="73" calcext:value-type="float">
            <text:p>73</text:p>
          </table:table-cell>
          <table:table-cell table:style-name="ce2"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number-columns-repeated="3"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BUBBLE, HYPNOSIS, WATER_GUN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SEISMIC_TOSS, EARTHQUAKE, FISSURE, DIG, PSYCHIC_M, MIMIC, DOUBLE_TEAM, BIDE, HYDRO_PUMP, REST, PSYWAVE, SUBSTITUTE, SURF, STRENGTH, CURSE</text:p>
          </table:table-cell>
          <table:table-cell office:value-type="string" calcext:value-type="string">
            <text:p>EV_ITEM, WATER_STONE, 1, POLIWRATH ; EV_ITEM, KINGS_ROCK, 1, POLITOED</text:p>
          </table:table-cell>
          <table:table-cell office:value-type="string" calcext:value-type="string">
            <text:p>6 POUND ; 9 DEFENSE_CURL ; 12 MUD_SHOT ; 15 HYPNOSIS ; 17 WATER_GUN ; 19 BUBBLEBEAM ; 21 LOW_KICK ; 23 HEADBUTT ; 24 ICE_PUNCH ; 25 SUBMISSION ; 27 MUD_SLAP ; 29 RAIN_DANCE ; 32 BODY_SLAM ; 34 WATER_PULSE ; 38 TAKE_DOWN ; 40 AMNESIA ; 44 HYDRO_PUMP ; 48 HAZE ; 51 DOUBLE_EDGE ; 55 LOVELY_KISS ; 58 SCALD</text:p>
          </table:table-cell>
          <table:table-cell office:value-type="string" calcext:value-type="string">
            <text:p>SFX_CRY_0E, $77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Under attack, it uses its belly spiral to put the foe to sleep. It then makes its escape</text:p>
          </table:table-cell>
          <table:table-cell table:number-columns-repeated="8"/>
        </table:table-row>
        <table:table-row table:style-name="ro1">
          <table:table-cell table:style-name="pd1" office:value-type="float" office:value="74" calcext:value-type="float">
            <text:p>74</text:p>
          </table:table-cell>
          <table:table-cell table:style-name="ce2"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HYPNOSIS, WATER_GUN, FURY_SWIPES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HYPER_BEAM, SEISMIC_TOSS, EARTHQUAKE, FISSURE, DIG, PSYCHIC_M, MIMIC, DOUBLE_TEAM, BIDE, HYDRO_PUMP, CLOSE_COMBAT, REST, PSYWAVE, ROCK_SLIDE, SUBSTITUTE, SURF, STRENGTH, CURSE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29 RAIN_DANCE ; 32 BODY_SLAM ; 34 WATER_PULSE ; 40 TAKE_DOWN ; 42 ROCK_TOMB ; 44 AMNESIA ; 46 HYDRO_PUMP ; 49 HAZE ; 53 DRAIN_PUNCH ; 55 DOUBLE_EDGE ; 58 SUPERPOWER ; 61 LOVELY_KISS ; 64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Swims powerfully using all the muscles in its body. It can even overtake champion swimmers</text:p>
          </table:table-cell>
          <table:table-cell table:number-columns-repeated="8"/>
        </table:table-row>
        <table:table-row table:style-name="ro1">
          <table:table-cell table:style-name="pd1" office:value-type="float" office:value="75" calcext:value-type="float">
            <text:p>75</text:p>
          </table:table-cell>
          <table:table-cell table:style-name="ce3"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8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WATER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YPNOSIS, BUBBLEBEAM, MUD_SHOT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BUBBLEBEAM, METRONOME, ICE_BEAM, BLIZZARD, HYPER_BEAM, SEISMIC_TOSS, EARTHQUAKE, FISSURE, DIG, PSYCHIC_M, MIMIC, DOUBLE_TEAM, BIDE, HYDRO_PUMP, REST, PSYWAVE, SUBSTITUTE, SURF, STRENGTH, CURSE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29 RAIN_DANCE ; 32 BODY_SLAM ; 34 WATER_PULSE ; 40 TAKE_DOWN ; 42 AMNESIA ; 44 HYDRO_PUMP ; 46 HAZE ; 50 DOUBLE_EDGE ; 53 LOVELY_KISS ; 55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ROG</text:p>
          </table:table-cell>
          <table:table-cell office:value-type="float" office:value="11" calcext:value-type="float">
            <text:p>1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Whenever three or more of these get together, they sing in a loud voice that sounds like bellowing</text:p>
          </table:table-cell>
          <table:table-cell table:number-columns-repeated="8"/>
        </table:table-row>
        <table:table-row table:style-name="ro1">
          <table:table-cell table:style-name="pd1" office:value-type="float" office:value="76" calcext:value-type="float">
            <text:p>76</text:p>
          </table:table-cell>
          <table:table-cell table:style-name="ce2"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, CURSE</text:p>
          </table:table-cell>
          <table:table-cell office:value-type="string" calcext:value-type="string">
            <text:p>EV_LEVEL, 16, KADABRA</text:p>
          </table:table-cell>
          <table:table-cell/>
          <table:table-cell office:value-type="string" calcext:value-type="string">
            <text:p>SFX_CRY_1C, $C0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leeps 18 hours a day. If it senses danger, it will teleport itself to safety even as it sleeps</text:p>
          </table:table-cell>
          <table:table-cell table:number-columns-repeated="8"/>
        </table:table-row>
        <table:table-row table:style-name="ro1">
          <table:table-cell table:style-name="pd1" office:value-type="float" office:value="77" calcext:value-type="float">
            <text:p>77</text:p>
          </table:table-cell>
          <table:table-cell table:style-name="ce2"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DIG, PSYCHIC_M, MIMIC, DOUBLE_TEAM, REFLECT, BIDE, REST, THUNDER_WAVE, PSYWAVE, SHADOW_BALL, SUBSTITUTE, FLASH, CURSE</text:p>
          </table:table-cell>
          <table:table-cell office:value-type="string" calcext:value-type="string">
            <text:p>EV_TRADE, 1, ALAKAZAM ; EV_LEVEL, 42, ALAKAZAM ; EV_ITEM, LINK_CABLE, 1, 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3 THUNDERPUNCH ; 44 ICE_PUNCH ; 45 FIRE_PUNCH ; 47 DRAIN_PUNCH ; 50 PSYCHIC_M ; 52 SHOCK_WAVE ; 55 ENERGY_BALL ; 57 PSYCHO_CUT ; 60 ZAP_CANNON</text:p>
          </table:table-cell>
          <table:table-cell office:value-type="string" calcext:value-type="string">
            <text:p>SFX_CRY_1C, $A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Many odd things happen if this #MON is close by. For example, it makes clocks run backwards</text:p>
          </table:table-cell>
          <table:table-cell table:number-columns-repeated="8"/>
        </table:table-row>
        <table:table-row table:style-name="ro1">
          <table:table-cell table:style-name="pd1" office:value-type="float" office:value="78" calcext:value-type="float">
            <text:p>78</text:p>
          </table:table-cell>
          <table:table-cell table:style-name="ce2"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CURSE</text:p>
          </table:table-cell>
          <table:table-cell table:style-name="ce26" office:value-type="string" calcext:value-type="string">
            <text:p>EV_ITEM, MEGA_STONE_X, 1, MALAKAZAM ; EV_ITEM, MEGA_STONE_Y, 1, M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6 THUNDERPUNCH ; 47 ICE_PUNCH ; 48 FIRE_PUNCH ; 50 DRAIN_PUNCH ; 53 PSYCHIC_M ; 55 SHOCK_WAVE ; 57 ENERGY_BALL ; 60 PSYCHO_CUT ; 63 ZAP_CANNON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A #MON that can memorize anything. It never forgets what it learns - that's why this #MON is smart</text:p>
          </table:table-cell>
          <table:table-cell table:number-columns-repeated="8"/>
        </table:table-row>
        <table:table-row table:style-name="ro1">
          <table:table-cell table:style-name="pd1" office:value-type="float" office:value="79" calcext:value-type="float">
            <text:p>79</text:p>
          </table:table-cell>
          <table:table-cell table:style-name="ce3"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ce16"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ELEPORT, CONFUSION, PSYCHIC_M, DISABL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MOONBLAST, DARK_PULSE, CURSE</text:p>
          </table:table-cell>
          <table:table-cell/>
          <table:table-cell office:value-type="string" calcext:value-type="string">
            <text:p>21 CONFUSION ; 23 DISABLE ; 25 BARRIER ; 28 PSYBEAM ; 30 SWIFT ; 32 NIGHT_SHADE ; 35 RECOVER ; 37 HYPNOSIS ; 38 DREAM_EATER ; 40 REFLECT ; 42 LIGHT_SCREEN ; 44 ZEN_HEADBUTT ; 46 IRON_TAIL ; 51 THUNDERPUNCH ; 52 ICE_PUNCH ; 53 FIRE_PUNCH ; 55 DRAIN_PUNCH ; 58 PSYCHIC_M ; 60 SHOCK_WAVE ; 62 ENERGY_BALL ; 65 PSYCHO_CUT ; 68 ZAP_CANNON ; 71 NIGHT_SLASH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aded away its muscles to unleash its true powers. With its psychic powers, can foresee all things</text:p>
          </table:table-cell>
          <table:table-cell table:number-columns-repeated="8"/>
        </table:table-row>
        <table:table-row table:style-name="ro1">
          <table:table-cell table:style-name="pd1" office:value-type="float" office:value="80" calcext:value-type="float">
            <text:p>80</text:p>
          </table:table-cell>
          <table:table-cell table:style-name="ce2"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KARATE_CHOP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, CURSE</text:p>
          </table:table-cell>
          <table:table-cell office:value-type="string" calcext:value-type="string">
            <text:p>EV_LEVEL, 28, MACHOKE</text:p>
          </table:table-cell>
          <table:table-cell office:value-type="string" calcext:value-type="string">
            <text:p>4 FOCUS_ENERGY ; 7 LEER ; 9 TACKLE ; 12 LOW_KICK ; 18 ROCK_TOMB ; 22 MUD_SLAP ; 25 HEADBUTT ; 27 KARATE_CHOP ; 31 TAKE_DOWN ; 34 THRASH ; 37 SEISMIC_TOSS ; 41 ROLLING_KICK ; 44 BULLET_PUNCH ; 45 THUNDERPUNCH ; 46 FIRE_PUNCH ; 47 ICE_PUNCH ; 48 MACH_PUNCH ; 53 SUBMISSION ; 55 DOUBLE_EDGE ; 58 SUPERPOWER</text:p>
          </table:table-cell>
          <table:table-cell office:value-type="string" calcext:value-type="string">
            <text:p>SFX_CRY_1F, $EE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Very powerful in spite of its small size. Its mastery of many types of martial arts makes it very tough</text:p>
          </table:table-cell>
          <table:table-cell table:number-columns-repeated="8"/>
        </table:table-row>
        <table:table-row table:style-name="ro1">
          <table:table-cell table:style-name="pd1" office:value-type="float" office:value="81" calcext:value-type="float">
            <text:p>81</text:p>
          </table:table-cell>
          <table:table-cell table:style-name="ce2"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, CURSE</text:p>
          </table:table-cell>
          <table:table-cell office:value-type="string" calcext:value-type="string">
            <text:p>EV_TRADE, 1, MACHAMP ; EV_LEVEL, 42, MACHAMP ; EV_ITEM, LINK_CABLE, 1, MACHAMP</text:p>
          </table:table-cell>
          <table:table-cell office:value-type="string" calcext:value-type="string">
            <text:p>4 FOCUS_ENERGY ; 7 LEER ; 9 TACKLE ; 12 LOW_KICK ; 18 ROCK_TOMB ; 22 MUD_SLAP ; 25 HEADBUTT ; 27 KARATE_CHOP ; 34 TAKE_DOWN ; 37 THRASH ; 40 SEISMIC_TOSS ; 44 ROLLING_KICK ; 48 BULLET_PUNCH ; 49 THUNDERPUNCH ; 50 FIRE_PUNCH ; 51 ICE_PUNCH ; 52 MACH_PUNCH ; 56 SUBMISSION ; 59 DOUBLE_EDGE ; 62 SUPERPOWER</text:p>
          </table:table-cell>
          <table:table-cell office:value-type="string" calcext:value-type="string">
            <text:p>SFX_CRY_1F, $48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The belt around its waist holds back its energy. Without it, this #MON would be unstoppable</text:p>
          </table:table-cell>
          <table:table-cell table:number-columns-repeated="8"/>
        </table:table-row>
        <table:table-row table:style-name="ro1">
          <table:table-cell table:style-name="pd1" office:value-type="float" office:value="82" calcext:value-type="float">
            <text:p>82</text:p>
          </table:table-cell>
          <table:table-cell table:style-name="ce2"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CLOSE_COMBAT, FIRE_BLAST, REST, ROCK_SLIDE, SUBSTITUTE, STRENGTH, CURSE</text:p>
          </table:table-cell>
          <table:table-cell/>
          <table:table-cell office:value-type="string" calcext:value-type="string">
            <text:p>4 FOCUS_ENERGY ; 7 LEER ; 9 TACKLE ; 12 LOW_KICK ; 18 ROCK_TOMB ; 22 MUD_SLAP ; 25 HEADBUTT ; 27 KARATE_CHOP ; 34 TAKE_DOWN ; 37 THRASH ; 40 SEISMIC_TOSS ; 46 ROLLING_KICK ; 50 BULLET_PUNCH ; 51 THUNDERPUNCH ; 52 FIRE_PUNCH ; 53 ICE_PUNCH ; 54 MACH_PUNCH ; 55 DRAIN_PUNCH ; 59 SUBMISSION ; 62 DOUBLE_EDGE ; 65 SUPERPOWER</text:p>
          </table:table-cell>
          <table:table-cell office:value-type="string" calcext:value-type="string">
            <text:p>SFX_CRY_1F, $0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One arm alone can move mountains. Using all four arms, this #MON fires off awesome punches</text:p>
          </table:table-cell>
          <table:table-cell table:number-columns-repeated="8"/>
        </table:table-row>
        <table:table-row table:style-name="ro1">
          <table:table-cell table:style-name="pd1" office:value-type="float" office:value="83" calcext:value-type="float">
            <text:p>83</text:p>
          </table:table-cell>
          <table:table-cell table:style-name="ce2"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VINE_WHIP, GROWT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, CURSE</text:p>
          </table:table-cell>
          <table:table-cell office:value-type="string" calcext:value-type="string">
            <text:p>EV_LEVEL, 21, WEEPINBELL</text:p>
          </table:table-cell>
          <table:table-cell office:value-type="string" calcext:value-type="string">
            <text:p>7 GROWTH ; 11 WRAP ; 13 SLEEP_POWDER ; 15 POISONPOWDER ; 17 STUN_SPORE ; 20 MEGA_DRAIN ; 23 ACID ; 26 BULLET_SEED ; 29 MAGICAL_LEAF ; 32 LEECH_LIFE ; 35 RAZOR_LEAF ; 37 SLAM ; 40 ENERGY_BALL ; 44 TAKE_DOWN ; 47 LOVELY_KISS ; 50 SOLARBEAM</text:p>
          </table:table-cell>
          <table:table-cell office:value-type="string" calcext:value-type="string">
            <text:p>SFX_CRY_21, $55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Prefers hot and humid places. It ensnares tiny insects with its vines and devours them</text:p>
          </table:table-cell>
          <table:table-cell table:number-columns-repeated="8"/>
        </table:table-row>
        <table:table-row table:style-name="ro1">
          <table:table-cell table:style-name="pd1" office:value-type="float" office:value="84" calcext:value-type="float">
            <text:p>84</text:p>
          </table:table-cell>
          <table:table-cell table:style-name="ce2"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INE_WHIP, GROWTH, WRAP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, CURSE</text:p>
          </table:table-cell>
          <table:table-cell office:value-type="string" calcext:value-type="string">
            <text:p>EV_ITEM, LEAF_STONE, 1, VICTRE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39 RAZOR_LEAF ; 42 SLAM ; 45 ENERGY_BALL ; 48 TAKE_DOWN ; 51 LOVELY_KISS ; 55 SOLARBEAM</text:p>
          </table:table-cell>
          <table:table-cell office:value-type="string" calcext:value-type="string">
            <text:p>SFX_CRY_25, $44, $2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hen hungry, it swallows anything that moves. Its hapless prey is melted inside by strong acids</text:p>
          </table:table-cell>
          <table:table-cell table:number-columns-repeated="8"/>
        </table:table-row>
        <table:table-row table:style-name="ro1">
          <table:table-cell table:style-name="pd1" office:value-type="float" office:value="85" calcext:value-type="float">
            <text:p>85</text:p>
          </table:table-cell>
          <table:table-cell table:style-name="ce2"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LEEP_POWDER, STUN_SPORE, ACID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IMIC, DOUBLE_TEAM, REFLECT, BIDE, REST, SUBSTITUTE, CUT, FLASH, CURSE</text:p>
          </table:table-cell>
          <table:table-cell/>
          <table:table-cell office:value-type="string" calcext:value-type="string">
            <text:p>7 GROWTH ; 11 WRAP ; 13 SLEEP_POWDER ; 15 POISONPOWDER ; 17 STUN_SPORE ; 20 MEGA_DRAIN ; 26 ACID ; 29 BULLET_SEED ; 32 MAGICAL_LEAF ; 36 LEECH_LIFE ; 42 RAZOR_LEAF ; 45 SLAM ; 49 ENERGY_BALL ; 52 TAKE_DOWN ; 54 LOVELY_KISS ; 58 SOLARBEAM ; 62 LEAF_STORM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Lures prey with the sweet aroma of honey. Swallowed whole, the prey is melted in a day, bones and all</text:p>
          </table:table-cell>
          <table:table-cell table:number-columns-repeated="8"/>
        </table:table-row>
        <table:table-row table:style-name="ro1">
          <table:table-cell table:style-name="pd1" office:value-type="float" office:value="86" calcext:value-type="float">
            <text:p>86</text:p>
          </table:table-cell>
          <table:table-cell table:style-name="ce2"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ACID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MIRROR_COAT, GIGA_DRAIN, MIMIC, DOUBLE_TEAM, REFLECT, BIDE, HYDRO_PUMP, REST, SUBSTITUTE, CUT, SURF, CURSE</text:p>
          </table:table-cell>
          <table:table-cell office:value-type="string" calcext:value-type="string">
            <text:p>EV_LEVEL, 30, TENTACRUEL</text:p>
          </table:table-cell>
          <table:table-cell office:value-type="string" calcext:value-type="string">
            <text:p>4 ACID ; 7 SUPERSONIC ; 8 WRAP ; 12 BUBBLE ; 14 TOXIC_SPIKES ; 16 WATER_PULSE ; 18 POISON_STING ; 20 SCREECH ; 22 WATER_GUN ; 24 HAZE ; 25 RAPID_SPIN ; 27 BUBBLEBEAM ; 29 MEGA_DRAIN ; 32 ACID_ARMOR ; 35 BARRIER ; 38 SLUDGE_WAVE ; 41 TAKE_DOWN ; 45 AURORA_BEAM ; 48 HEADBUTT ; 52 CONFUSE_RAY ; 55 SCALD ; 58 INFESTATION ; 62 HYDRO_PUMP</text:p>
          </table:table-cell>
          <table:table-cell office:value-type="string" calcext:value-type="string">
            <text:p>SFX_CRY_1A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It can sometimes be found all dry and shriveled up on a beach. Toss it back into the sea to revive it</text:p>
          </table:table-cell>
          <table:table-cell table:number-columns-repeated="8"/>
        </table:table-row>
        <table:table-row table:style-name="ro1">
          <table:table-cell table:style-name="pd1" office:value-type="float" office:value="87" calcext:value-type="float">
            <text:p>87</text:p>
          </table:table-cell>
          <table:table-cell table:style-name="ce2"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ACID, SUPERSONIC, WRAP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HYPER_BEAM, MIRROR_COAT, GIGA_DRAIN, MIMIC, DOUBLE_TEAM, REFLECT, BIDE, HYDRO_PUMP, REST, SUBSTITUTE, CUT, SURF, CURSE</text:p>
          </table:table-cell>
          <table:table-cell/>
          <table:table-cell office:value-type="string" calcext:value-type="string">
            <text:p>4 ACID ; 7 SUPERSONIC ; 8 WRAP ; 12 BUBBLE ; 14 TOXIC_SPIKES ; 16 WATER_PULSE ; 18 POISON_STING ; 20 SCREECH ; 22 WATER_GUN ; 24 HAZE ; 25 RAPID_SPIN ; 27 BUBBLEBEAM ; 29 MEGA_DRAIN ; 35 ACID_ARMOR ; 38 BARRIER ; 42 SLUDGE_WAVE ; 45 TAKE_DOWN ; 49 AURORA_BEAM ; 53 HEADBUTT ; 57 CONFUSE_RAY ; 60 SCALD ; 62 INFESTATION ; 65 HYDRO_PUMP</text:p>
          </table:table-cell>
          <table:table-cell office:value-type="string" calcext:value-type="string">
            <text:p>SFX_CRY_1A, $EE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s 80 tentacles can stretch and contract freely. They wrap around prey and weaken it with poison</text:p>
          </table:table-cell>
          <table:table-cell table:number-columns-repeated="8"/>
        </table:table-row>
        <table:table-row table:style-name="ro1">
          <table:table-cell table:style-name="pd1" office:value-type="float" office:value="88" calcext:value-type="float">
            <text:p>88</text:p>
          </table:table-cell>
          <table:table-cell table:style-name="ce2"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GYRO_BALL, FLAIL, STRENGTH, CURSE</text:p>
          </table:table-cell>
          <table:table-cell office:value-type="string" calcext:value-type="string">
            <text:p>EV_LEVEL, 25, GRAVELER</text:p>
          </table:table-cell>
          <table:table-cell office:value-type="string" calcext:value-type="string">
            <text:p>7 DEFENSE_CURL ; 10 MUD_SLAP ; 12 HARDEN ; 16 ROCK_THROW ; 20 SELFDESTRUCT ; 24 HEADBUTT ; 27 SANDSTORM ; 28 STEALTH_ROCK ; 29 EARTHQUAKE ; 31 RAPID_SPIN ; 33 ROCK_TOMB ; 36 TAKE_DOWN ; 39 EXPLOSION ; 43 DOUBLE_EDGE ; 45 STONE_EDGE ; 49 SUBMISSION ; 52 SUPERPOWER</text:p>
          </table:table-cell>
          <table:table-cell office:value-type="string" calcext:value-type="string">
            <text:p>SFX_CRY_24, $F0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Commonly found near mountain trails, etc. If you step on one by accident, it gets angry</text:p>
          </table:table-cell>
          <table:table-cell table:number-columns-repeated="8"/>
        </table:table-row>
        <table:table-row table:style-name="ro1">
          <table:table-cell table:style-name="pd1" office:value-type="float" office:value="89" calcext:value-type="float">
            <text:p>89</text:p>
          </table:table-cell>
          <table:table-cell table:style-name="ce2"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GYRO_BALL, BODY_PRESS, FLAIL, STRENGTH, CURSE</text:p>
          </table:table-cell>
          <table:table-cell office:value-type="string" calcext:value-type="string">
            <text:p>EV_TRADE, 1, GOLEM ; EV_LEVEL, 42, GOLEM ; EV_ITEM, LINK_CABLE, 1, GOLEM</text:p>
          </table:table-cell>
          <table:table-cell office:value-type="string" calcext:value-type="string">
            <text:p>7 DEFENSE_CURL ; 10 MUD_SLAP ; 12 HARDEN ; 16 ROCK_THROW ; 20 SELFDESTRUCT ; 24 HEADBUTT ; 31 SANDSTORM ; 32 STEALTH_ROCK ; 33 EARTHQUAKE ; 35 RAPID_SPIN ; 37 ROCK_TOMB ; 39 TAKE_DOWN ; 43 EXPLOSION ; 46 DOUBLE_EDGE ; 49 STONE_EDGE ; 52 SUBMISSION ; 55 SUPERPOWER</text:p>
          </table:table-cell>
          <table:table-cell office:value-type="string" calcext:value-type="string">
            <text:p>SFX_CRY_2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Often seen rolling down mountain trails. Obstacles are just things to roll straight over, not avoid</text:p>
          </table:table-cell>
          <table:table-cell table:number-columns-repeated="8"/>
        </table:table-row>
        <table:table-row table:style-name="ro1">
          <table:table-cell table:style-name="pd1" office:value-type="float" office:value="90" calcext:value-type="float">
            <text:p>90</text:p>
          </table:table-cell>
          <table:table-cell table:style-name="ce2"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SELFDESTRUCT, FIRE_BLAST, REST, EXPLOSION, ROCK_SLIDE, SUBSTITUTE, GYRO_BALL, BODY_PRESS, FLAIL, STRENGTH, CURSE</text:p>
          </table:table-cell>
          <table:table-cell/>
          <table:table-cell office:value-type="string" calcext:value-type="string">
            <text:p>7 DEFENSE_CURL ; 10 MUD_SLAP ; 12 HARDEN ; 16 ROCK_THROW ; 20 SELFDESTRUCT ; 24 HEADBUTT ; 31 SANDSTORM ; 32 STEALTH_ROCK ; 33 EARTHQUAKE ; 35 RAPID_SPIN ; 37 ROCK_TOMB ; 39 TAKE_DOWN ; 46 EXPLOSION ; 49 DOUBLE_EDGE ; 52 STONE_EDGE ; 55 SUBMISSION ; 59 SUPERPOWER</text:p>
          </table:table-cell>
          <table:table-cell office:value-type="string" calcext:value-type="string">
            <text:p>SFX_CRY_12, $E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EGATON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Once it sheds its skin, its body turns tender and whitish. Its hide hardens when it's exposed to air</text:p>
          </table:table-cell>
          <table:table-cell table:number-columns-repeated="8"/>
        </table:table-row>
        <table:table-row table:style-name="ro1">
          <table:table-cell table:style-name="pd1" office:value-type="float" office:value="91" calcext:value-type="float">
            <text:p>91</text:p>
          </table:table-cell>
          <table:table-cell table:style-name="ce2"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WILL_O_WISP, PSYCHIC_M, MIMIC, DOUBLE_TEAM, REFLECT, BIDE, FIRE_BLAST, REST, SUBSTITUTE, STRENGTH, CURSE</text:p>
          </table:table-cell>
          <table:table-cell office:value-type="string" calcext:value-type="string">
            <text:p>EV_LEVEL, 40, RAPIDASH</text:p>
          </table:table-cell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TAKE_DOWN ; 43 PLAY_ROUGH ; 45 FLAMETHROWER ; 48 HYPNOSIS ; 50 FIRE_BLAST ; 52 SOLARBEAM ; 55 HEAT_WAVE ; 57 FLARE_BLITZ ; 60 HORN_DRILL</text:p>
          </table:table-cell>
          <table:table-cell office:value-type="string" calcext:value-type="string">
            <text:p>SFX_CRY_2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Capable of jumping incredibly high. Its hooves and sturdy legs absorb the impact of a hard landing</text:p>
          </table:table-cell>
          <table:table-cell table:number-columns-repeated="8"/>
        </table:table-row>
        <table:table-row table:style-name="ro1">
          <table:table-cell table:style-name="pd1" office:value-type="float" office:value="92" calcext:value-type="float">
            <text:p>92</text:p>
          </table:table-cell>
          <table:table-cell table:style-name="ce2"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EMBER, LEER, STOMP, GROW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HYPER_BEAM, WILL_O_WISP, PSYCHIC_M, MIMIC, DOUBLE_TEAM, REFLECT, BIDE, FIRE_BLAST, REST, SUBSTITUTE, STRENGTH, CURSE</text:p>
          </table:table-cell>
          <table:table-cell/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FURY_ATTACK ; 44 TAKE_DOWN ; 47 PLAY_ROUGH ; 50 MEGAHORN ; 52 FLAMETHROWER ; 54 HYPNOSIS ; 56 FIRE_BLAST ; 58 SOLARBEAM ; 60 HEAT_WAVE ; 62 FLARE_BLITZ ; 64 HORN_DRILL ; 66 DRILL_RUN</text:p>
          </table:table-cell>
          <table:table-cell office:value-type="string" calcext:value-type="string">
            <text:p>SFX_CRY_25, $20, $C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Just loves to run. If it sees something faster than itself, it will give chase at top speed</text:p>
          </table:table-cell>
          <table:table-cell table:number-columns-repeated="8"/>
        </table:table-row>
        <table:table-row table:style-name="ro1">
          <table:table-cell table:style-name="pd1" office:value-type="float" office:value="93" calcext:value-type="float">
            <text:p>93</text:p>
          </table:table-cell>
          <table:table-cell table:style-name="ce2"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EARTHQUAKE, FISSURE, DIG, PSYCHIC_M, MIMIC, DOUBLE_TEAM, REFLECT, BIDE, HYDRO_PUMP, FIRE_BLAST, REST, THUNDER_WAVE, PSYWAVE, SHADOW_BALL, SUBSTITUTE, SURF, STRENGTH, FLASH, CURSE</text:p>
          </table:table-cell>
          <table:table-cell office:value-type="string" calcext:value-type="string">
            <text:p>EV_LEVEL, 37, SLOWBRO ; EV_ITEM, KINGS_ROCK, 1, SLOWKING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3 MUD_SHOT ; 36 PSYCHIC_M ; 39 TAKE_DOWN ; 41 LIGHT_SCREEN ; 44 IRON_TAIL ; 47 SCALD ; 49 RAIN_DANCE ; 51 DREAM_EATER ; 54 FLAMETHROWER ; 59 ZAP_CANNON</text:p>
          </table:table-cell>
          <table:table-cell office:value-type="string" calcext:value-type="string">
            <text:p>SFX_CRY_0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DOPEY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Incredibly slow and sluggish. It is quite content to loll about without worrying about the time</text:p>
          </table:table-cell>
          <table:table-cell table:number-columns-repeated="8"/>
        </table:table-row>
        <table:table-row table:style-name="ro1">
          <table:table-cell table:style-name="pd1" office:value-type="float" office:value="94" calcext:value-type="float">
            <text:p>94</text:p>
          </table:table-cell>
          <table:table-cell table:style-name="ce2"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CONFUSION, DISABLE, HEADBUTT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BODY_PRESS, SURF, STRENGTH, FLASH, CURSE</text:p>
          </table:table-cell>
          <table:table-cell table:style-name="ce26" office:value-type="string" calcext:value-type="string">
            <text:p>EV_ITEM, MEGA_STONE_X, 1, MSLOWBRO ; EV_ITEM, MEGA_STONE_Y, 1, MSLOWBRO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3 MUD_SHOT ; 36 PSYCHIC_M ; 38 SUBMISSION ; 43 TAKE_DOWN ; 45 LIGHT_SCREEN ; 47 ICE_PUNCH ; 49 IRON_TAIL ; 51 SCALD ; 53 DRAIN_PUNCH ; 55 RAIN_DANCE ; 59 DREAM_EATER ; 60 FLAMETHROWER ; 63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Lives lazily by the sea. If the SHELLDER on its tail comes off, it becomes a SLOWPOKE again</text:p>
          </table:table-cell>
          <table:table-cell table:number-columns-repeated="8"/>
        </table:table-row>
        <table:table-row table:style-name="ro1">
          <table:table-cell table:style-name="pd1" office:value-type="float" office:value="95" calcext:value-type="float">
            <text:p>95</text:p>
          </table:table-cell>
          <table:table-cell table:style-name="ce3"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style-name="ce15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SYCHIC_M, HARDEN, HYDRO_PUMP, AMNESIA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EXPLOSION, FLASH_CANNON, THUNDERBOLT, DARK_PULSE, MIRROR_COAT, CURSE</text:p>
          </table:table-cell>
          <table:table-cell/>
          <table:table-cell office:value-type="string" calcext:value-type="string">
            <text:p>8 GROWL ; 10 TACKLE ; 12 WATER_GUN ; 14 DEFENSE_CURL ; 17 CONFUSION ; 19 MUD_SLAP ; 21 DISABLE ; 24 WATER_PULSE ; 27 HEADBUTT ; 29 ZEN_HEADBUTT ; 31 STOMP ; 34 AMNESIA ; 38 MUD_SHOT ; 41 PSYCHIC_M ; 43 SUBMISSION ; 45 SPIKE_CANNON ; 48 TAKE_DOWN ; 50 LIGHT_SCREEN ; 52 ICE_PUNCH ; 54 IRON_TAIL ; 56 SCALD ; 57 PIN_MISSILE ; 58 DRAIN_PUNCH ; 60 RAIN_DANCE ; 62 CLAMP ; 64 DREAM_EATER ; 63 AURORA_BEAM ; 65 FLAMETHROWER ; 66 HYPNOSIS ; 68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HELLDER's digestive fluids awakened SLOWPOKE, which gained great power - and a little motivation</text:p>
          </table:table-cell>
          <table:table-cell table:number-columns-repeated="8"/>
        </table:table-row>
        <table:table-row table:style-name="ro1">
          <table:table-cell table:style-name="pd1" office:value-type="float" office:value="96" calcext:value-type="float">
            <text:p>96</text:p>
          </table:table-cell>
          <table:table-cell table:style-name="ce3"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SYCHIC_M, DISABLE, HEADBUTT, ZEN_HEADBUTT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CURSE</text:p>
          </table:table-cell>
          <table:table-cell/>
          <table:table-cell office:value-type="string" calcext:value-type="string">
            <text:p>2 GROWL ; 4 TACKLE ; 6 CONFUSION ; 8 DEFENSE_CURL ; 10 WATER_GUN ; 12 DISABLE ; 15 MUD_SLAP ; 18 WATER_PULSE ; 20 HEADBUTT ; 22 ZEN_HEADBUTT ; 24 AMNESIA ; 26 STOMP ; 28 PSYCHIC_M ; 30 MUD_SHOT ; 34 PSYCHIC_M ; 36 SUBMISSION ; 38 DREAM_EATER ; 40 LIGHT_SCREEN ; 42 FLAMETHROWER ; 44 IRON_TAIL ; 46 SCALD ; 48 DRAIN_PUNCH ; 50 TAKE_DOWN ; 52 RAIN_DANCE ; 54 ICE_PUNCH ; 56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ROYAL</text:p>
          </table:table-cell>
          <table:table-cell office:value-type="float" office:value="20" calcext:value-type="float">
            <text:p>2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Every time it yawns, SHELLDER injects more poison in it. The poison makes it more intelligent</text:p>
          </table:table-cell>
          <table:table-cell table:number-columns-repeated="8"/>
        </table:table-row>
        <table:table-row table:style-name="ro1">
          <table:table-cell table:style-name="pd1" office:value-type="float" office:value="97" calcext:value-type="float">
            <text:p>97</text:p>
          </table:table-cell>
          <table:table-cell table:style-name="ce2"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LASH_CANNON, THUNDERBOLT, THUNDER, MIMIC, DOUBLE_TEAM, REFLECT, BIDE, REST, THUNDER_WAVE, EXPLOSION, SUBSTITUTE, GYRO_BALL, FLASH, CURSE</text:p>
          </table:table-cell>
          <table:table-cell office:value-type="string" calcext:value-type="string">
            <text:p>EV_LEVEL, 30, MAGNETON</text:p>
          </table:table-cell>
          <table:table-cell office:value-type="string" calcext:value-type="string">
            <text:p>5 THUNDERSHOCK ; 8 TACKLE ; 11 THUNDER_WAVE ; 13 LIGHT_SCREEN ; 18 SONICBOOM ; 23 HEADBUTT ; 26 SHOCK_WAVE ; 29 SUPERSONIC ; 31 AGILITY ; 33 SWIFT ; 36 THUNDERBOLT ; 38 FLASH_CANNON ; 41 SCREECH ; 45 TAKE_DOWN ; 47 THUNDER ; 51 ZAP_CANNON</text:p>
          </table:table-cell>
          <table:table-cell office:value-type="string" calcext:value-type="string">
            <text:p>SFX_CRY_1C, $80, $6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 is born with the ability to defy gravity. It floats in air on powerful electro-magnetic waves</text:p>
          </table:table-cell>
          <table:table-cell table:number-columns-repeated="8"/>
        </table:table-row>
        <table:table-row table:style-name="ro1">
          <table:table-cell table:style-name="pd1" office:value-type="float" office:value="98" calcext:value-type="float">
            <text:p>98</text:p>
          </table:table-cell>
          <table:table-cell table:style-name="ce2"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TACKLE, SONICBOOM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GYRO_BALL, FLASH, CURSE</text:p>
          </table:table-cell>
          <table:table-cell table:style-name="ce26" office:value-type="string" calcext:value-type="string">
            <text:p>EV_ITEM, THUNDER_STONE, 1, MAGNEZONE</text:p>
          </table:table-cell>
          <table:table-cell office:value-type="string" calcext:value-type="string">
            <text:p>5 THUNDERSHOCK ; 8 TACKLE ; 11 THUNDER_WAVE ; 13 LIGHT_SCREEN ; 18 SONICBOOM ; 23 HEADBUTT ; 26 SHOCK_WAVE ; 29 SUPERSONIC ; 32 ELECTRIC_TERRAIN ; 35 AGILITY ; 37 SWIFT ; 40 THUNDERBOLT ; 43 FLASH_CANNON ; 46 SCREECH ; 49 TAKE_DOWN ; 52 THUNDER ; 55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enerates strange radio signals. It raises the temperature by 2C degrees within a kilometer</text:p>
          </table:table-cell>
          <table:table-cell table:number-columns-repeated="8"/>
        </table:table-row>
        <table:table-row table:style-name="ro1">
          <table:table-cell table:style-name="pd1" office:value-type="float" office:value="99" calcext:value-type="float">
            <text:p>99</text:p>
          </table:table-cell>
          <table:table-cell table:style-name="ce3"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style-name="ce16"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65" calcext:value-type="float">
            <text:p>6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ACKLE, SONICBOOM, ZAP_CANNON, FLASH_CANN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GYRO_BALL, BODY_PRESS, FLASH, CURSE</text:p>
          </table:table-cell>
          <table:table-cell/>
          <table:table-cell office:value-type="string" calcext:value-type="string">
            <text:p>5 THUNDERSHOCK ; 8 TACKLE ; 11 THUNDER_WAVE ; 13 LIGHT_SCREEN ; 18 SONICBOOM ; 23 HEADBUTT ; 26 SHOCK_WAVE ; 29 SUPERSONIC ; 32 ELECTRIC_TERRAIN ; 35 AGILITY ; 37 SWIFT ; 40 THUNDERBOLT ; 46 FLASH_CANNON ; 49 SCREECH ; 52 TAKE_DOWN ; 56 THUNDER ; 59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AREA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While flying, this #MON seems to receive signals of unknown origin and transmit ones of unknown purpose</text:p>
          </table:table-cell>
          <table:table-cell table:number-columns-repeated="8"/>
        </table:table-row>
        <table:table-row table:style-name="ro1">
          <table:table-cell table:style-name="pd1" office:value-type="float" office:value="100" calcext:value-type="float">
            <text:p>100</text:p>
          </table:table-cell>
          <table:table-cell table:style-name="ce2"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PECK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CLOSE_COMBAT, BRAVE_BIRD, REST, SUBSTITUTE, FLAIL, CUT, FLY, CURSE</text:p>
          </table:table-cell>
          <table:table-cell/>
          <table:table-cell office:value-type="string" calcext:value-type="string">
            <text:p>7 LEER ; 9 FURY_ATTACK ; 13 GUST ; 15 MUD_SLAP ; 18 QUICK_ATTACK ; 21 AERIAL_ACE ; 24 SLASH ; 27 AIR_CUTTER ; 30 SWORDS_DANCE ; 32 AGILITY ; 34 SWIFT ; 36 TWISTER ; 38 NIGHT_SLASH ; 40 FOCUS_ENERGY ; 43 HEADBUTT ; 46 MIRROR_MOVE ; 49 AIR_SLASH ; 51 ROOST ; 53 IRON_TAIL ; 55 TAKE_DOWN ; 58 STEEL_WING ; 60 HEAT_WAVE ; 62 RAZOR_LEAF ; 66 BRAVE_BIRD</text:p>
          </table:table-cell>
          <table:table-cell office:value-type="string" calcext:value-type="string">
            <text:p>SFX_CRY_10, $DD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Lives where reedy plants grow. They are rarely seen, so it's thought their numbers are decreasing</text:p>
          </table:table-cell>
          <table:table-cell table:number-columns-repeated="8"/>
        </table:table-row>
        <table:table-row table:style-name="ro1">
          <table:table-cell table:style-name="pd1" office:value-type="float" office:value="101" calcext:value-type="float">
            <text:p>101</text:p>
          </table:table-cell>
          <table:table-cell table:style-name="ce2"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PE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BRAVE_BIRD, REST, SUBSTITUTE, FLAIL, FLY, CURSE</text:p>
          </table:table-cell>
          <table:table-cell office:value-type="string" calcext:value-type="string">
            <text:p>EV_LEVEL, 31, DODRIO</text:p>
          </table:table-cell>
          <table:table-cell office:value-type="string" calcext:value-type="string">
            <text:p>5 QUICK_ATTACK ; 8 LEER ; 12 FURY_ATTACK ; 15 WING_ATTACK ; 20 GROWL ; 23 SUPERSONIC ; 26 AGILITY ; 28 SWIFT ; 30 DRILL_PECK ; 33 HAZE ; 36 SWORDS_DANCE ; 39 LOW_KICK ; 43 TAKE_DOWN ; 46 ROOST ; 49 AERIAL_ACE ; 53 STEEL_WING ; 56 THRASH</text:p>
          </table:table-cell>
          <table:table-cell office:value-type="string" calcext:value-type="string">
            <text:p>SFX_CRY_0B, $BB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WIN BIRD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s short wings make flying difficult. Instead, this #MON runs at high speed on developed legs</text:p>
          </table:table-cell>
          <table:table-cell table:number-columns-repeated="8"/>
        </table:table-row>
        <table:table-row table:style-name="ro1">
          <table:table-cell table:style-name="pd1" office:value-type="float" office:value="102" calcext:value-type="float">
            <text:p>102</text:p>
          </table:table-cell>
          <table:table-cell table:style-name="ce2"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PECK, GROWL, FURY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MIMIC, DOUBLE_TEAM, REFLECT, BIDE, BRAVE_BIRD, REST, SUBSTITUTE, FLAIL, FLY, CURSE</text:p>
          </table:table-cell>
          <table:table-cell/>
          <table:table-cell office:value-type="string" calcext:value-type="string">
            <text:p>5 QUICK_ATTACK ; 8 LEER ; 12 FURY_ATTACK ; 15 WING_ATTACK ; 20 GROWL ; 23 SUPERSONIC ; 26 AGILITY ; 28 SWIFT ; 30 DRILL_PECK ; 36 HAZE ; 39 SWORDS_DANCE ; 42 LOW_KICK ; 46 TAKE_DOWN ; 49 ROOST ; 53 AERIAL_ACE ; 55 STEEL_WING ; 60 THRASH ; 65 DRILL_RUN</text:p>
          </table:table-cell>
          <table:table-cell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RIPLEBIR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One of DODUO's 2 heads splits to form a unique species. It runs close to 65 KMH in prairies</text:p>
          </table:table-cell>
          <table:table-cell table:number-columns-repeated="8"/>
        </table:table-row>
        <table:table-row table:style-name="ro1">
          <table:table-cell table:style-name="pd1" office:value-type="float" office:value="103" calcext:value-type="float">
            <text:p>103</text:p>
          </table:table-cell>
          <table:table-cell table:style-name="ce2"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EADBUTT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BIDE, REST, SUBSTITUTE, FLAIL, SURF, STRENGTH, CURSE</text:p>
          </table:table-cell>
          <table:table-cell office:value-type="string" calcext:value-type="string">
            <text:p>EV_LEVEL, 34, DEWGONG</text:p>
          </table:table-cell>
          <table:table-cell office:value-type="string" calcext:value-type="string">
            <text:p>3 GROWL ; 7 WATER_GUN ; 10 LICK ; 15 DISABLE ; 18 PECK ; 21 REST ; 24 WATER_PULSE ; 27 AURORA_BEAM ; 31 AQUA_JET ; 35 IRON_TAIL ; 37 TAKE_DOWN ; 39 ICICLE_SPEAR ; 42 SLAM ; 45 HAIL ; 47 ICE_BEAM ; 52 HORN_DRILL ; 60 DRILL_RUN</text:p>
          </table:table-cell>
          <table:table-cell office:value-type="string" calcext:value-type="string">
            <text:p>SFX_CRY_0C, $88, $C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98</text:p>
          </table:table-cell>
          <table:table-cell office:value-type="string" calcext:value-type="string">
            <text:p>Loves freezing cold conditions. Relishes swimming in a frigid climate of around -10C degrees</text:p>
          </table:table-cell>
          <table:table-cell table:number-columns-repeated="8"/>
        </table:table-row>
        <table:table-row table:style-name="ro1">
          <table:table-cell table:style-name="pd1" office:value-type="float" office:value="104" calcext:value-type="float">
            <text:p>104</text:p>
          </table:table-cell>
          <table:table-cell table:style-name="ce2"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HEADBUTT, GROWL, AURORA_BEA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BIDE, REST, SUBSTITUTE, FLAIL, SURF, STRENGTH, CURSE</text:p>
          </table:table-cell>
          <table:table-cell/>
          <table:table-cell office:value-type="string" calcext:value-type="string">
            <text:p>3 GROWL ; 7 WATER_GUN ; 10 LICK ; 15 DISABLE ; 18 PECK ; 21 REST ; 24 WATER_PULSE ; 27 AURORA_BEAM ; 31 AQUA_JET ; 38 IRON_TAIL ; 40 TAKE_DOWN ; 42 ICICLE_SPEAR ; 46 SLAM ; 47 HAIL ; 51 ICE_BEAM ; 55 HORN_DRILL ; 63 DRILL_RUN</text:p>
          </table:table-cell>
          <table:table-cell office:value-type="string" calcext:value-type="string">
            <text:p>SFX_CRY_0C, $23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entire body is a snowy-white. Unharmed by even intense cold, it swims powerfully in icy waters</text:p>
          </table:table-cell>
          <table:table-cell table:number-columns-repeated="8"/>
        </table:table-row>
        <table:table-row table:style-name="ro1">
          <table:table-cell table:style-name="pd1" office:value-type="float" office:value="105" calcext:value-type="float">
            <text:p>105</text:p>
          </table:table-cell>
          <table:table-cell table:style-name="ce2"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UND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GIGA_DRAIN, THUNDERBOLT, THUNDER, DIG, MIMIC, DOUBLE_TEAM, BIDE, SELFDESTRUCT, FIRE_BLAST, SHADOW_SNEAK, REST, GUNK_SHOT, EXPLOSION, ROCK_SLIDE, SHADOW_BALL, SUBSTITUTE, STRENGTH, CURSE</text:p>
          </table:table-cell>
          <table:table-cell office:value-type="string" calcext:value-type="string">
            <text:p>EV_LEVEL, 38, MUK</text:p>
          </table:table-cell>
          <table:table-cell office:value-type="string" calcext:value-type="string">
            <text:p>4 HARDEN ; 7 MUD_SLAP ; 10 DISABLE ; 12 HAZE ; 15 SLUDGE ; 18 SMOG ; 21 MINIMIZE ; 24 LICK ; 27 ROCK_TOMB ; 30 POISON_GAS ; 32 SLUDGE_WAVE ; 34 MEGA_DRAIN ; 36 SCREECH ; 39 GUNK_SHOT ; 42 SHADOW_PUNCH ; 43 THUNDERPUNCH ; 44 FIRE_PUNCH ; 45 ICE_PUNCH ; 49 ACID_ARMOR ; 53 FLAMETHROWER ; 56 SHOCK_WAVE</text:p>
          </table:table-cell>
          <table:table-cell office:value-type="string" calcext:value-type="string">
            <text:p>SFX_CRY_05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Made of hardened sludge. It smells too putrid to touch. Even weeds won't grow in its path</text:p>
          </table:table-cell>
          <table:table-cell table:number-columns-repeated="8"/>
        </table:table-row>
        <table:table-row table:style-name="ro1">
          <table:table-cell table:style-name="pd1" office:value-type="float" office:value="106" calcext:value-type="float">
            <text:p>106</text:p>
          </table:table-cell>
          <table:table-cell table:style-name="ce2"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table:number-columns-repeated="2" office:value-type="string" calcext:value-type="string">
            <text:p>10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POUND, DISABLE, POISON_GAS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HYPER_BEAM, GIGA_DRAIN, THUNDERBOLT, THUNDER, DIG, MIMIC, DOUBLE_TEAM, BIDE, SELFDESTRUCT, FIRE_BLAST, SHADOW_SNEAK, REST, GUNK_SHOT, EXPLOSION, ROCK_SLIDE, SHADOW_BALL, SUBSTITUTE, STRENGTH, CURSE</text:p>
          </table:table-cell>
          <table:table-cell/>
          <table:table-cell office:value-type="string" calcext:value-type="string">
            <text:p>4 HARDEN ; 7 MUD_SLAP ; 10 DISABLE ; 12 HAZE ; 15 SLUDGE ; 18 SMOG ; 21 MINIMIZE ; 24 LICK ; 27 ROCK_TOMB ; 30 POISON_GAS ; 32 SLUDGE_WAVE ; 34 MEGA_DRAIN ; 36 SCREECH ; 42 GUNK_SHOT ; 46 SHADOW_PUNCH ; 47 THUNDERPUNCH ; 48 FIRE_PUNCH ; 49 ICE_PUNCH ; 53 ACID_ARMOR ; 57 FLAMETHROWER ; 60 SHOCK_WAVE</text:p>
          </table:table-cell>
          <table:table-cell office:value-type="string" calcext:value-type="string">
            <text:p>SFX_CRY_07, $E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Smells so awful, it can cause fainting. Through degeneration, it lost its sense of smell</text:p>
          </table:table-cell>
          <table:table-cell table:number-columns-repeated="8"/>
        </table:table-row>
        <table:table-row table:style-name="ro1">
          <table:table-cell table:style-name="pd1" office:value-type="float" office:value="107" calcext:value-type="float">
            <text:p>107</text:p>
          </table:table-cell>
          <table:table-cell table:style-name="ce2"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MIMIC, DOUBLE_TEAM, REFLECT, BIDE, HYDRO_PUMP, SELFDESTRUCT, REST, EXPLOSION, SUBSTITUTE, SURF, CURSE</text:p>
          </table:table-cell>
          <table:table-cell office:value-type="string" calcext:value-type="string">
            <text:p>EV_ITEM, ICE_STONE, 1, CLOYSTER</text:p>
          </table:table-cell>
          <table:table-cell office:value-type="string" calcext:value-type="string">
            <text:p>4 DEFENSE_CURL ; 11 LEER ; 13 TACKLE ; 15 WATER_GUN ; 18 SUPERSONIC ; 20 SCREECH ; 22 CLAMP ; 24 AURORA_BEAM ; 26 MUD_SHOT ; 28 RAPID_SPIN ; 30 BARRIER ; 32 SWIFT ; 35 WATER_PULSE ; 37 TAKE_DOWN ; 40 ICE_BEAM ; 43 HEADBUTT ; 45 TWINEEDLE ; 48 ICICLE_SPEAR ; 51 HYDRO_PUMP</text:p>
          </table:table-cell>
          <table:table-cell office:value-type="string" calcext:value-type="string">
            <text:p>SFX_CRY_18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he shell can withstand any attack. However, when it is open, the tender body is exposed</text:p>
          </table:table-cell>
          <table:table-cell table:number-columns-repeated="8"/>
        </table:table-row>
        <table:table-row table:style-name="ro1">
          <table:table-cell table:style-name="pd1" office:value-type="float" office:value="108" calcext:value-type="float">
            <text:p>108</text:p>
          </table:table-cell>
          <table:table-cell table:style-name="ce2"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DEFENSE_CURL, SUPERSONIC, CLAMP, AURORA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HYDRO_PUMP, SELFDESTRUCT, REST, EXPLOSION, SUBSTITUTE, SURF, CURSE</text:p>
          </table:table-cell>
          <table:table-cell/>
          <table:table-cell office:value-type="string" calcext:value-type="string">
            <text:p>4 DEFENSE_CURL ; 11 LEER ; 13 TACKLE ; 15 WATER_GUN ; 18 SUPERSONIC ; 20 SCREECH ; 22 CLAMP ; 24 AURORA_BEAM ; 26 MUD_SHOT ; 28 RAPID_SPIN ; 30 BARRIER ; 31 LIGHT_SCREEN ; 32 SWIFT ; 34 WATER_PULSE ; 36 SPIKES ; 37 TOXIC_SPIKES ; 38 TAKE_DOWN ; 40 ICE_BEAM ; 42 ICICLE_CRASH ; 45 HEADBUTT ; 47 TWINEEDLE ; 48 PIN_MISSILE ; 50 SPIKE_CANNON ; 54 ICICLE_SPEAR ; 57 HYDRO_PUMP ; 62 DRILL_RUN</text:p>
          </table:table-cell>
          <table:table-cell office:value-type="string" calcext:value-type="string">
            <text:p>SFX_CRY_18, $6F, $E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For protection, it uses its harder-than-diamonds shell. It also shoots spikes from the shell</text:p>
          </table:table-cell>
          <table:table-cell table:number-columns-repeated="8"/>
        </table:table-row>
        <table:table-row table:style-name="ro1">
          <table:table-cell table:style-name="pd1" office:value-type="float" office:value="109" calcext:value-type="float">
            <text:p>109</text:p>
          </table:table-cell>
          <table:table-cell table:style-name="ce2"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, CURSE</text:p>
          </table:table-cell>
          <table:table-cell office:value-type="string" calcext:value-type="string">
            <text:p>EV_LEVEL, 25, HAUNTER</text:p>
          </table:table-cell>
          <table:table-cell office:value-type="string" calcext:value-type="string">
            <text:p>4 HYPNOSIS ; 7 POISON_GAS ; 9 SMOG ; 12 DISABLE ; 16 HEADBUTT ; 19 HAZE ; 23 INFESTATION ; 28 NIGHT_SHADE ; 33 MEGA_DRAIN ; 35 DREAM_EATER ; 38 DARK_PULSE ; 40 SHADOW_BALL ; 43 SLUDGE_WAVE ; 46 ENERGY_BALL ; 49 ZAP_CANNON</text:p>
          </table:table-cell>
          <table:table-cell office:value-type="string" calcext:value-type="string">
            <text:p>SFX_CRY_1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aid to appear in decrepit, deserted buildings. It has no real shape as it appears to be made of a gas</text:p>
          </table:table-cell>
          <table:table-cell table:number-columns-repeated="8"/>
        </table:table-row>
        <table:table-row table:style-name="ro1">
          <table:table-cell table:style-name="pd1" office:value-type="float" office:value="110" calcext:value-type="float">
            <text:p>110</text:p>
          </table:table-cell>
          <table:table-cell table:style-name="ce2"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, CURSE</text:p>
          </table:table-cell>
          <table:table-cell office:value-type="string" calcext:value-type="string">
            <text:p>EV_TRADE, 1, GENGAR ; EV_LEVEL, 42, GENGAR ; EV_ITEM, LINK_CABLE, 1, 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DARK_PULSE ; 47 SHADOW_BALL ; 50 SLUDGE_WAVE ; 52 ENERGY_BALL ; 55 ZAP_CANNON</text:p>
          </table:table-cell>
          <table:table-cell office:value-type="string" calcext:value-type="string">
            <text:p>SFX_CRY_1C, $3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 licking, it saps the victim's life. It causes shaking that won't stop until the victim's demise</text:p>
          </table:table-cell>
          <table:table-cell table:number-columns-repeated="8"/>
        </table:table-row>
        <table:table-row table:style-name="ro1">
          <table:table-cell table:style-name="pd1" office:value-type="float" office:value="111" calcext:value-type="float">
            <text:p>111</text:p>
          </table:table-cell>
          <table:table-cell table:style-name="ce2"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CURSE</text:p>
          </table:table-cell>
          <table:table-cell table:style-name="ce26" office:value-type="string" calcext:value-type="string">
            <text:p>EV_ITEM, MEGA_STONE_X, 1, MGENGAR ; EV_ITEM, MEGA_STONE_Y, 1, M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TAKE_DOWN ; 48 DARK_PULSE ; 50 SHADOW_BALL ; 53 DRAIN_PUNCH ; 55 SLUDGE_WAVE ; 57 SUBMISSION ; 59 ENERGY_BALL ; 63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1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 GENGAR is close by if you feel a sudden chill. It may be trying to lay a curse on you</text:p>
          </table:table-cell>
          <table:table-cell table:number-columns-repeated="8"/>
        </table:table-row>
        <table:table-row table:style-name="ro1">
          <table:table-cell table:style-name="pd1" office:value-type="float" office:value="112" calcext:value-type="float">
            <text:p>112</text:p>
          </table:table-cell>
          <table:table-cell table:style-name="ce3"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style-name="ce16"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ICK, CONFUSE_RAY, NIGHT_SHADE, DARK_PULS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SHADOW_SNEAK, GUNK_SHOT, FEINT_ATTACK, DRAININGKISS, CURSE</text:p>
          </table:table-cell>
          <table:table-cell/>
          <table:table-cell office:value-type="string" calcext:value-type="string">
            <text:p>9 HYPNOSIS ; 12 POISON_GAS ; 14 SMOG ; 17 DISABLE ; 21 HEADBUTT ; 24 HAZE ; 28 INFESTATION ; 30 SHADOW_PUNCH ; 35 NIGHT_SHADE ; 38 SHADOW_CLAW ; 40 MEGA_DRAIN ; 43 DREAM_EATER ; 44 CRUNCH ; 45 THUNDERPUNCH ; 46 ICE_PUNCH ; 47 FIRE_PUNCH ; 49 SHADOW_SNEAK ; 50 TAKE_DOWN ; 53 DARK_PULSE ; 55 SHADOW_BALL ; 56 NIGHT_SLASH ; 57 GUNK_SHOT ; 58 DRAIN_PUNCH ; 60 SLUDGE_WAVE ; 61 FEINT_ATTACK ; 62 SUBMISSION ; 64 ENERGY_BALL ; 68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Thanks to Mega Evolution, it can now access other dimensions. It tries to take the lives of everyone</text:p>
          </table:table-cell>
          <table:table-cell table:number-columns-repeated="8"/>
        </table:table-row>
        <table:table-row table:style-name="ro1">
          <table:table-cell table:style-name="pd1" office:value-type="float" office:value="113" calcext:value-type="float">
            <text:p>113</text:p>
          </table:table-cell>
          <table:table-cell table:style-name="ce2"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LASH_CANNON, STONE_EDGE, EARTHQUAKE, FISSURE, DIG, MIMIC, DOUBLE_TEAM, BIDE, SELFDESTRUCT, REST, EXPLOSION, ROCK_SLIDE, SUBSTITUTE, GYRO_BALL, BODY_PRESS, FLAIL, STRENGTH, CURSE</text:p>
          </table:table-cell>
          <table:table-cell table:style-name="ce26" office:value-type="string" calcext:value-type="string">
            <text:p>EV_ITEM, METAL_COAT, 1, STEELIX</text:p>
          </table:table-cell>
          <table:table-cell office:value-type="string" calcext:value-type="string">
            <text:p>6 DEFENSE_CURL ; 9 MUD_SLAP ; 12 DRAGONBREATH ; 15 WRAP ; 19 ROCK_THROW ; 21 ROCK_SLIDE ; 23 HARDEN ; 26 SCREECH ; 28 TWISTER ; 29 SANDSTORM ; 30 STEALTH_ROCK ; 31 ROCK_TOMB ; 33 SLAM ; 37 TAKE_DOWN ; 40 HEADBUTT ; 43 DIG ; 45 IRON_TAIL ; 48 STONE_EDGE ; 50 DRAGON_DANCE ; 52 DOUBLE_EDGE ; 54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 SNAK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Burrows at high speed in search of food. The tunnels it leaves are used as homes by DIGLETTs</text:p>
          </table:table-cell>
          <table:table-cell table:number-columns-repeated="8"/>
        </table:table-row>
        <table:table-row table:style-name="ro1">
          <table:table-cell table:style-name="pd1" office:value-type="float" office:value="114" calcext:value-type="float">
            <text:p>114</text:p>
          </table:table-cell>
          <table:table-cell table:style-name="ce3"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style-name="ce16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SCREECH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GYRO_BALL, BODY_PRESS, FLAIL, CUT, STRENGTH, CURSE</text:p>
          </table:table-cell>
          <table:table-cell table:style-name="ce26" office:value-type="string" calcext:value-type="string">
            <text:p>EV_ITEM, MEGA_STONE_X, 1, MSTEELIX ; EV_ITEM, MEGA_STONE_Y, 1, MSTEELIX</text:p>
          </table:table-cell>
          <table:table-cell office:value-type="string" calcext:value-type="string">
            <text:p>6 DEFENSE_CURL ; 9 MUD_SLAP ; 12 DRAGONBREATH ; 15 WRAP ; 19 ROCK_THROW ; 21 ROCK_SLIDE ; 23 HARDEN ; 28 SCREECH ; 30 TWISTER ; 31 SANDSTORM ; 32 STEALTH_ROCK ; 33 ROCK_TOMB ; 35 SLAM ; 37 CRUNCH ; 39 TAKE_DOWN ; 42 HEADBUTT ; 45 DIG ; 47 IRON_TAIL ; 50 STONE_EDGE ; 52 DRAGON_DANCE ; 54 DOUBLE_EDGE ; 56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92" calcext:value-type="float">
            <text:p>9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ts body has been compressed deep under the ground. As a result, it is even harder than a diamond</text:p>
          </table:table-cell>
          <table:table-cell table:number-columns-repeated="8"/>
        </table:table-row>
        <table:table-row table:style-name="ro1">
          <table:table-cell table:style-name="pd1" office:value-type="float" office:value="115" calcext:value-type="float">
            <text:p>115</text:p>
          </table:table-cell>
          <table:table-cell table:style-name="ce3"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table:style-name="ce15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229" calcext:value-type="float">
            <text:p>229</text:p>
          </table:table-cell>
          <table:table-cell table:style-name="ce22" office:value-type="string" calcext:value-type="string">
            <text:p>TAKE_DOWN, SCREECH, DIG, IRON_TAI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GYRO_BALL, BODY_PRESS, FLAIL, CUT, STRENGTH, COUNTER, METEOR_MASH, CURSE</text:p>
          </table:table-cell>
          <table:table-cell/>
          <table:table-cell office:value-type="string" calcext:value-type="string">
            <text:p>11 DEFENSE_CURL ; 14 MUD_SLAP ; 16 DRAGONBREATH ; 20 WRAP ; 24 ROCK_THROW ; 26 ROCK_SLIDE ; 28 HARDEN ; 30 SAND_ATTACK ; 33 SCREECH ; 35 TWISTER ; 36 SANDSTORM ; 37 STEALTH_ROCK ; 38 ROCK_TOMB ; 39 MUD_SHOT ; 40 SLAM ; 42 CRUNCH ; 44 TAKE_DOWN ; 47 HEADBUTT ; 50 DIG ; 52 IRON_TAIL ; 54 PLAY_ROUGH ; 55 STONE_EDGE ; 57 DRAGON_DANCE ; 59 DOUBLE_EDGE ; 61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105" calcext:value-type="float">
            <text:p>105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It can dig many kms underground. The metal and crystals in its body reflect light magnificently</text:p>
          </table:table-cell>
          <table:table-cell table:number-columns-repeated="8"/>
        </table:table-row>
        <table:table-row table:style-name="ro1">
          <table:table-cell table:style-name="pd1" office:value-type="float" office:value="116" calcext:value-type="float">
            <text:p>116</text:p>
          </table:table-cell>
          <table:table-cell table:style-name="ce2"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OUND, HYPNOSI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, CURSE</text:p>
          </table:table-cell>
          <table:table-cell office:value-type="string" calcext:value-type="string">
            <text:p>EV_LEVEL, 26, HYPNO</text:p>
          </table:table-cell>
          <table:table-cell office:value-type="string" calcext:value-type="string">
            <text:p>5 DISABLE ; 7 TELEPORT ; 9 CONFUSION ; 11 BARRIER ; 13 HEADBUTT ; 15 LIGHT_SCREEN ; 17 POISON_GAS ; 21 HYPNOSIS ; 22 TAKE_DOWN ; 25 PSYBEAM ; 29 DREAM_EATER ; 32 PSYCHIC_M ; 35 AMNESIA ; 42 ICE_PUNCH ; 43 FIRE_PUNCH ; 44 THUNDERPUNCH ; 45 DRAIN_PUNCH ; 50 ZEN_HEADBUTT ; 52 PSYCHO_CUT</text:p>
          </table:table-cell>
          <table:table-cell office:value-type="string" calcext:value-type="string">
            <text:p>SFX_CRY_0D, $88, $2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f you sleep by it all the time, it will sometimes show you dreams it has eaten in the past</text:p>
          </table:table-cell>
          <table:table-cell table:number-columns-repeated="8"/>
        </table:table-row>
        <table:table-row table:style-name="ro1">
          <table:table-cell table:style-name="pd1" office:value-type="float" office:value="117" calcext:value-type="float">
            <text:p>117</text:p>
          </table:table-cell>
          <table:table-cell table:style-name="ce2"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POUND, HYPNOSIS, DISABLE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PSYCHIC_M, MIMIC, DOUBLE_TEAM, REFLECT, BIDE, REST, THUNDER_WAVE, PSYWAVE, SHADOW_BALL, SUBSTITUTE, BODY_PRESS, FLASH, CURSE</text:p>
          </table:table-cell>
          <table:table-cell/>
          <table:table-cell office:value-type="string" calcext:value-type="string">
            <text:p>5 DISABLE ; 7 TELEPORT ; 9 CONFUSION ; 11 BARRIER ; 13 HEADBUTT ; 15 LIGHT_SCREEN ; 17 POISON_GAS ; 21 HYPNOSIS ; 22 TAKE_DOWN ; 25 PSYBEAM ; 30 DREAM_EATER ; 35 PSYCHIC_M ; 38 AMNESIA ; 46 ICE_PUNCH ; 47 FIRE_PUNCH ; 48 THUNDERPUNCH ; 49 DRAIN_PUNCH ; 53 ZEN_HEADBUTT ; 57 PSYCHO_CUT</text:p>
          </table:table-cell>
          <table:table-cell office:value-type="string" calcext:value-type="string">
            <text:p>SFX_CRY_0D, $EE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Avoid eye contact if you come across one. It will try to put you to sleep by using its pendulum</text:p>
          </table:table-cell>
          <table:table-cell table:number-columns-repeated="8"/>
        </table:table-row>
        <table:table-row table:style-name="ro1">
          <table:table-cell table:style-name="pd1" office:value-type="float" office:value="118" calcext:value-type="float">
            <text:p>118</text:p>
          </table:table-cell>
          <table:table-cell table:style-name="ce2"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BUBB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DIG, MIMIC, DOUBLE_TEAM, BIDE, REST, X_SCISSOR, ROCK_SLIDE, SUBSTITUTE, FLAIL, CUT, SURF, STRENGTH, CURSE</text:p>
          </table:table-cell>
          <table:table-cell office:value-type="string" calcext:value-type="string">
            <text:p>EV_LEVEL, 28, KINGLER</text:p>
          </table:table-cell>
          <table:table-cell office:value-type="string" calcext:value-type="string">
            <text:p>4 HARDEN ; 6 MUD_SLAP ; 8 METAL_CLAW ; 10 WATER_GUN ; 12 MUD_SHOT ; 15 LEER ; 17 HAZE ; 20 BUBBLEBEAM ; 23 STOMP ; 25 GUILLOTINE ; 28 SLASH ; 30 ROCK_TOMB ; 32 HEADBUTT ; 35 CRABHAMMER ; 37 SLAM ; 39 SWORDS_DANCE ; 42 AGILITY ; 45 AMNESIA ; 47 WATER_PULSE ; 49 TAKE_DOWN ; 52 NIGHT_SLASH ; 55 SUPERPOWER ; 58 SCALD</text:p>
          </table:table-cell>
          <table:table-cell office:value-type="string" calcext:value-type="string">
            <text:p>SFX_CRY_20, $20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RIVER CRA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pincers are superb weapons. They sometimes break off during battle, but they grow back fast</text:p>
          </table:table-cell>
          <table:table-cell table:number-columns-repeated="8"/>
        </table:table-row>
        <table:table-row table:style-name="ro1">
          <table:table-cell table:style-name="pd1" office:value-type="float" office:value="119" calcext:value-type="float">
            <text:p>119</text:p>
          </table:table-cell>
          <table:table-cell table:style-name="ce2"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UBBLE, LEER, TACK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DIG, MIMIC, DOUBLE_TEAM, BIDE, HYDRO_PUMP, REST, X_SCISSOR, ROCK_SLIDE, SUBSTITUTE, FLAIL, CUT, SURF, STRENGTH, CURSE</text:p>
          </table:table-cell>
          <table:table-cell/>
          <table:table-cell office:value-type="string" calcext:value-type="string">
            <text:p>4 HARDEN ; 6 MUD_SLAP ; 8 METAL_CLAW ; 10 WATER_GUN ; 12 MUD_SHOT ; 15 LEER ; 17 HAZE ; 20 BUBBLEBEAM ; 23 STOMP ; 25 GUILLOTINE ; 28 SLASH ; 32 ROCK_TOMB ; 35 HEADBUTT ; 37 CRABHAMMER ; 39 SLAM ; 42 SWORDS_DANCE ; 44 AGILITY ; 47 AMNESIA ; 50 WATER_PULSE ; 52 TAKE_DOWN ; 55 NIGHT_SLASH ; 57 SUPERPOWER ; 61 SCALD</text:p>
          </table:table-cell>
          <table:table-cell office:value-type="string" calcext:value-type="string">
            <text:p>SFX_CRY_20, $EE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One claw grew massively and as hard as steel. It has 10,000-HP strength. However, it is too heavy</text:p>
          </table:table-cell>
          <table:table-cell table:number-columns-repeated="8"/>
        </table:table-row>
        <table:table-row table:style-name="ro1">
          <table:table-cell table:style-name="pd1" office:value-type="float" office:value="120" calcext:value-type="float">
            <text:p>120</text:p>
          </table:table-cell>
          <table:table-cell table:style-name="ce2"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MIRROR_COAT, THUNDERBOLT, THUNDER, MIMIC, DOUBLE_TEAM, REFLECT, BIDE, SELFDESTRUCT, REST, THUNDER_WAVE, EXPLOSION, SUBSTITUTE, GYRO_BALL, FLASH, CURSE</text:p>
          </table:table-cell>
          <table:table-cell office:value-type="string" calcext:value-type="string">
            <text:p>EV_LEVEL, 30, ELECTRODE</text:p>
          </table:table-cell>
          <table:table-cell office:value-type="string" calcext:value-type="string">
            <text:p>4 THUNDERSHOCK ; 7 TACKLE ; 13 SCREECH ; 17 SONICBOOM ; 20 SWIFT ; 22 SELFDESTRUCT ; 25 SHOCK_WAVE ; 29 LIGHT_SCREEN ; 31 TAKE_DOWN ; 34 AGILITY ; 37 HEADBUTT ; 41 EXPLOSION ; 45 ZAP_CANNON ; 48 MIRROR_COAT</text:p>
          </table:table-cell>
          <table:table-cell office:value-type="string" calcext:value-type="string">
            <text:p>SFX_CRY_06, $ED, $8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It is said to camouflage itself as a #BALL. It will self-destruct with very little stimulus</text:p>
          </table:table-cell>
          <table:table-cell table:number-columns-repeated="8"/>
        </table:table-row>
        <table:table-row table:style-name="ro1">
          <table:table-cell table:style-name="pd1" office:value-type="float" office:value="121" calcext:value-type="float">
            <text:p>121</text:p>
          </table:table-cell>
          <table:table-cell table:style-name="ce2"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TACKLE, SCREECH, SONICBOO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MIRROR_COAT, THUNDERBOLT, THUNDER, MIMIC, DOUBLE_TEAM, REFLECT, BIDE, SELFDESTRUCT, REST, THUNDER_WAVE, EXPLOSION, SUBSTITUTE, GYRO_BALL, FLASH, CURSE</text:p>
          </table:table-cell>
          <table:table-cell/>
          <table:table-cell office:value-type="string" calcext:value-type="string">
            <text:p>4 THUNDERSHOCK ; 7 TACKLE ; 13 SCREECH ; 17 SONICBOOM ; 20 SWIFT ; 22 SELFDESTRUCT ; 25 SHOCK_WAVE ; 29 LIGHT_SCREEN ; 33 TAKE_DOWN ; 37 AGILITY ; 40 HEADBUTT ; 45 EXPLOSION ; 47 ZAP_CANNON ; 51 MIRROR_COAT</text:p>
          </table:table-cell>
          <table:table-cell office:value-type="string" calcext:value-type="string">
            <text:p>SFX_CRY_06, $A8, $9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67</text:p>
          </table:table-cell>
          <table:table-cell office:value-type="string" calcext:value-type="string">
            <text:p>Stores electrical energy inside its body. Even the slightest shock could trigger a huge explosion</text:p>
          </table:table-cell>
          <table:table-cell table:number-columns-repeated="8"/>
        </table:table-row>
        <table:table-row table:style-name="ro1">
          <table:table-cell table:style-name="pd1" office:value-type="float" office:value="122" calcext:value-type="float">
            <text:p>122</text:p>
          </table:table-cell>
          <table:table-cell table:style-name="ce2"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GIGA_DRAIN, PSYCHIC_M, MIMIC, DOUBLE_TEAM, REFLECT, BIDE, SELFDESTRUCT, REST, PSYWAVE, EXPLOSION, SUBSTITUTE, STRENGTH, FLASH, CURSE</text:p>
          </table:table-cell>
          <table:table-cell office:value-type="string" calcext:value-type="string">
            <text:p>EV_ITEM, LEAF_STONE, 1, EXEGGUTOR</text:p>
          </table:table-cell>
          <table:table-cell office:value-type="string" calcext:value-type="string">
            <text:p>5 REFLECT ; 8 ABSORB ; 12 LEECH_SEED ; 14 MEGA_DRAIN ; 17 LIGHT_SCREEN ; 20 TAKE_DOWN ; 22 ENERGY_BALL ; 25 CONFUSION ; 27 BULLET_SEED ; 29 STUN_SPORE ; 31 HYPNOSIS ; 32 DREAM_EATER ; 35 GIGA_DRAIN ; 37 HEADBUTT ; 39 POISONPOWDER ; 42 PSYBEAM ; 45 SLEEP_POWDER ; 49 INFESTATION ; 53 SOLARBEAM ; 55 LEAF_STORM</text:p>
          </table:table-cell>
          <table:table-cell office:value-type="string" calcext:value-type="string">
            <text:p>SFX_CRY_0B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he heads attract each other and spin around. There must be 6 heads for it to maintain balance</text:p>
          </table:table-cell>
          <table:table-cell table:number-columns-repeated="8"/>
        </table:table-row>
        <table:table-row table:style-name="ro1">
          <table:table-cell table:style-name="pd1" office:value-type="float" office:value="123" calcext:value-type="float">
            <text:p>123</text:p>
          </table:table-cell>
          <table:table-cell table:style-name="ce2"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HYPER_BEAM, GIGA_DRAIN, EARTHQUAKE, PSYCHIC_M, MIMIC, DOUBLE_TEAM, REFLECT, BIDE, SELFDESTRUCT, OUTRAGE, REST, PSYWAVE, EXPLOSION, SUBSTITUTE, STRENGTH, FLASH, CURSE</text:p>
          </table:table-cell>
          <table:table-cell/>
          <table:table-cell office:value-type="string" calcext:value-type="string">
            <text:p>5 REFLECT ; 8 ABSORB ; 12 LEECH_SEED ; 14 MEGA_DRAIN ; 17 LIGHT_SCREEN ; 20 TAKE_DOWN ; 22 ENERGY_BALL ; 25 CONFUSION ; 27 BULLET_SEED ; 28 STOMP ; 32 STUN_SPORE ; 37 HYPNOSIS ; 38 DREAM_EATER ; 40 MAGICAL_LEAF ; 42 GIGA_DRAIN ; 44 LOW_KICK ; 46 HEADBUTT ; 48 POISONPOWDER ; 52 PSYBEAM ; 54 SLEEP_POWDER ; 56 PSYCHO_CUT ; 58 INFESTATION ; 60 ZEN_HEADBUTT ; 62 SOLARBEAM ; 68 LEAF_STORM</text:p>
          </table:table-cell>
          <table:table-cell office:value-type="string" calcext:value-type="string">
            <text:p>SFX_CRY_0D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cries are very noisy. This is because each of the 3 heads thinks about whatever it likes</text:p>
          </table:table-cell>
          <table:table-cell table:number-columns-repeated="8"/>
        </table:table-row>
        <table:table-row table:style-name="ro1">
          <table:table-cell table:style-name="pd1" office:value-type="float" office:value="124" calcext:value-type="float">
            <text:p>124</text:p>
          </table:table-cell>
          <table:table-cell table:style-name="ce2"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GROWL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SEISMIC_TOSS, EARTHQUAKE, FISSURE, DIG, MIMIC, DOUBLE_TEAM, BIDE, FIRE_BLAST, REST, ROCK_SLIDE, SUBSTITUTE, STRENGTH, CURSE</text:p>
          </table:table-cell>
          <table:table-cell office:value-type="string" calcext:value-type="string">
            <text:p>EV_LEVEL, 28, MAROWAK</text:p>
          </table:table-cell>
          <table:table-cell office:value-type="string" calcext:value-type="string">
            <text:p>4 LEER ; 6 GROWL ; 8 MUD_SLAP ; 10 BONE_CLUB ; 12 HEADBUTT ; 15 SCREECH ; 18 SWIFT ; 21 FURY_ATTACK ; 23 WATER_GUN ; 25 ROCK_TOMB ; 27 LOW_KICK ; 29 DOUBLE_KICK ; 31 FOCUS_ENERGY ; 33 TAKE_DOWN ; 35 AERIAL_ACE ; 38 THRASH ; 40 BONEMERANG ; 42 IRON_TAIL ; 45 FIRE_PUNCH ; 46 THUNDERPUNCH ; 50 DOUBLE_EDGE ; 56 SUBMISSION</text:p>
          </table:table-cell>
          <table:table-cell office:value-type="string" calcext:value-type="string">
            <text:p>SFX_CRY_1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ears the skull of its deceased mother. Its cries echo inside the skull and come out as a sad melody</text:p>
          </table:table-cell>
          <table:table-cell table:number-columns-repeated="8"/>
        </table:table-row>
        <table:table-row table:style-name="ro1">
          <table:table-cell table:style-name="pd1" office:value-type="float" office:value="125" calcext:value-type="float">
            <text:p>125</text:p>
          </table:table-cell>
          <table:table-cell table:style-name="ce2"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BONE_CLUB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STONE_EDGE, EARTHQUAKE, FISSURE, DIG, MIMIC, DOUBLE_TEAM, BIDE, FIRE_BLAST, OUTRAGE, REST, ROCK_SLIDE, SUBSTITUTE, STRENGTH, CURSE</text:p>
          </table:table-cell>
          <table:table-cell/>
          <table:table-cell office:value-type="string" calcext:value-type="string">
            <text:p>4 LEER ; 6 GROWL ; 8 MUD_SLAP ; 10 BONE_CLUB ; 12 HEADBUTT ; 15 SCREECH ; 18 SWIFT ; 21 FURY_ATTACK ; 23 WATER_GUN ; 25 ROCK_TOMB ; 27 LOW_KICK ; 32 DOUBLE_KICK ; 34 FOCUS_ENERGY ; 37 TAKE_DOWN ; 38 AERIAL_ACE ; 41 THRASH ; 43 BONEMERANG ; 45 IRON_TAIL ; 48 FIRE_PUNCH ; 49 THUNDERPUNCH ; 52 DOUBLE_EDGE ; 59 SUBMISSION</text:p>
          </table:table-cell>
          <table:table-cell office:value-type="string" calcext:value-type="string">
            <text:p>SFX_CRY_08, $4F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ONEKEEP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Small and weak, this #MON is adept with its bone club. It has grown more vicious over the ages</text:p>
          </table:table-cell>
          <table:table-cell table:number-columns-repeated="8"/>
        </table:table-row>
        <table:table-row table:style-name="ro1">
          <table:table-cell table:style-name="pd1" office:value-type="float" office:value="126" calcext:value-type="float">
            <text:p>126</text:p>
          </table:table-cell>
          <table:table-cell table:style-name="ce3"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7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6" office:value-type="string" calcext:value-type="string">
            <text:p>EV_LEVEL, 10, TYROGUE</text:p>
          </table:table-cell>
          <table:table-cell office:value-type="string" calcext:value-type="string">
            <text:p>10 TACKLE ; 11 DOUBLE_KICK ; 12 LOW_KICK ; 13 QUICK_ATTACK ; 14 LOW_KICK ; 15 LEER ; 16 MUD_SLAP ; 17 SWIFT ; 18 HEADBUTT ; 19 ROCK_TOMB ; 20 TWISTER ; 21 TAKE_DOWN ; 22 AERIAL_ACE ; 23 AGILITY ; 24 ROLLING_KICK ; 25 DRAIN_PUNCH ; 26 DIG ; 27 MACH_PUNCH ; 28 CLOSE_COMBAT ; 29 DIZZY_PUNCH ; 30 COUNTER ; 31 FOCUS_ENERGY ; 32 HI_JUMP_KICK ; 33 MEGA_PUNCH ; 34 ROLLING_KICK ; 35 THUNDERPUNCH ; 36 FIRE_PUNCH ; 37 ICE_PUNCH ; 38 SUBMISSION ; 40 BULLET_PUNCH ; 41 SUPERPOWER ; 42 STONE_EDGE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CUFFLE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o brush up on its fighting skills, it will challenge anyone. It has a very strong competitive spirit</text:p>
          </table:table-cell>
          <table:table-cell table:number-columns-repeated="8"/>
        </table:table-row>
        <table:table-row table:style-name="ro1">
          <table:table-cell table:style-name="pd1" office:value-type="float" office:value="127" calcext:value-type="float">
            <text:p>127</text:p>
          </table:table-cell>
          <table:table-cell table:style-name="ce2"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DOUBLE_KI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, CURSE</text:p>
          </table:table-cell>
          <table:table-cell/>
          <table:table-cell office:value-type="string" calcext:value-type="string">
            <text:p>4 TACKLE ; 6 DOUBLE_KICK ; 8 LOW_KICK ; 13 MUD_SLAP ; 17 SWIFT ; 19 HEADBUTT ; 23 ROCK_TOMB ; 26 TAKE_DOWN ; 30 ROLLING_KICK ; 33 MACH_PUNCH ; 36 CLOSE_COMBAT ; 40 FOCUS_ENERGY ; 44 HI_JUMP_KICK ; 47 SUBMISSION ; 49 BULLET_PUNCH ; 53 SUPERPOWER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KICKING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99</text:p>
          </table:table-cell>
          <table:table-cell office:value-type="string" calcext:value-type="string">
            <text:p>When kicking, the sole of its foot turns as hard as a diamond on impact and destroys its enemy</text:p>
          </table:table-cell>
          <table:table-cell table:number-columns-repeated="8"/>
        </table:table-row>
        <table:table-row table:style-name="ro1">
          <table:table-cell table:style-name="pd1" office:value-type="float" office:value="128" calcext:value-type="float">
            <text:p>128</text:p>
          </table:table-cell>
          <table:table-cell table:style-name="ce2"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COMET_PUNCH, AGILITY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, CURSE</text:p>
          </table:table-cell>
          <table:table-cell/>
          <table:table-cell office:value-type="string" calcext:value-type="string">
            <text:p>4 TACKLE ; 6 LOW_KICK ; 8 LEER ; 13 MUD_SLAP ; 17 SWIFT ; 19 HEADBUTT ; 23 ROCK_TOMB ; 26 TAKE_DOWN ; 30 DRAIN_PUNCH ; 33 MACH_PUNCH ; 36 CLOSE_COMBAT ; 39 DIZZY_PUNCH ; 41 FOCUS_ENERGY ; 44 MEGA_PUNCH ; 46 THUNDERPUNCH ; 48 FIRE_PUNCH ; 50 ICE_PUNCH ; 53 AGILITY ; 55 COUNTER ; 57 BULLET_PUNCH ; 60 SUBMISSION ; 62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NCHING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unches in cork-screw fashion. It can punch its way through a concrete wall in the same way as a drill</text:p>
          </table:table-cell>
          <table:table-cell table:number-columns-repeated="8"/>
        </table:table-row>
        <table:table-row table:style-name="ro1">
          <table:table-cell table:style-name="pd1" office:value-type="float" office:value="129" calcext:value-type="float">
            <text:p>129</text:p>
          </table:table-cell>
          <table:table-cell table:style-name="ce3"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8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OUBLE_KICK, COM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DIG, MIMIC, DOUBLE_TEAM, CLOSE_COMBAT, REST, ROCK_SLIDE, SUBSTITUTE, GYRO_BALL, STRENGTH, CURSE</text:p>
          </table:table-cell>
          <table:table-cell/>
          <table:table-cell office:value-type="string" calcext:value-type="string">
            <text:p>4 TACKLE ; 6 QUICK_ATTACK ; 8 LOW_KICK ; 13 MUD_SLAP ; 17 SWIFT ; 19 HEADBUTT ; 23 TWISTER ; 26 AERIAL_ACE ; 28 AGILITY ; 30 DIG ; 33 MACH_PUNCH ; 36 CLOSE_COMBAT ; 39 COUNTER ; 41 FOCUS_ENERGY ; 44 ROLLING_KICK ; 47 BULLET_PUNCH ; 50 HI_JUMP_KICK ; 60 DRILL_RUN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HANDSTAND</text:p>
          </table:table-cell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f you become enchanted by its smooth, elegant, dance-like kicks, you may get drilled hard</text:p>
          </table:table-cell>
          <table:table-cell table:number-columns-repeated="8"/>
        </table:table-row>
        <table:table-row table:style-name="ro1">
          <table:table-cell table:style-name="pd1" office:value-type="float" office:value="130" calcext:value-type="float">
            <text:p>130</text:p>
          </table:table-cell>
          <table:table-cell table:style-name="ce2"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WRAP, SUPERSONIC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FIRE_BLAST, REST, ROCK_SLIDE, SHADOW_BALL, SUBSTITUTE, BODY_PRESS, CUT, SURF, STRENGTH, CURSE</text:p>
          </table:table-cell>
          <table:table-cell table:style-name="ce26" office:value-type="string" calcext:value-type="string">
            <text:p>EV_LEVEL, 36, LICKILICKY</text:p>
          </table:table-cell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38 ICE_PUNCH ; 39 FIRE_PUNCH ; 40 THUNDERPUNCH ; 43 TAKE_DOWN ; 45 SHOCK_WAVE ; 47 WATER_PULSE ; 49 ZEN_HEADBUTT ; 51 IRON_TAIL ; 53 HEADBUTT ; 55 SUBMISSION ; 57 DREAM_EATER ; 59 FLAMETHROWER ; 62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53</text:p>
          </table:table-cell>
          <table:table-cell office:value-type="string" calcext:value-type="string">
            <text:p>Its tongue spans almost 2 m and moves more freely than its forelegs. Its licks can cause paralysis</text:p>
          </table:table-cell>
          <table:table-cell table:number-columns-repeated="8"/>
        </table:table-row>
        <table:table-row table:style-name="ro1">
          <table:table-cell table:style-name="pd1" office:value-type="float" office:value="131" calcext:value-type="float">
            <text:p>131</text:p>
          </table:table-cell>
          <table:table-cell table:style-name="ce3"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8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5" calcext:value-type="float">
            <text:p>3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RAP, SUPERSONIC, L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SELFDESTRUCT, FIRE_BLAST, REST, EXPLOSION, ROCK_SLIDE, SHADOW_BALL, SUBSTITUTE, GYRO_BALL, BODY_PRESS, CUT, SURF, STRENGTH, CURSE</text:p>
          </table:table-cell>
          <table:table-cell/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41 ICE_PUNCH ; 42 FIRE_PUNCH ; 43 THUNDERPUNCH ; 46 TAKE_DOWN ; 48 SHOCK_WAVE ; 50 WATER_PULSE ; 52 ZEN_HEADBUTT ; 54 IRON_TAIL ; 56 HEADBUTT ; 58 SUBMISSION ; 60 DREAM_EATER ; 62 FLAMETHROWER ; 65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float" office:value="170" calcext:value-type="float">
            <text:p>17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ts sticky saliva can decompose anything. It wraps its long tongue around things to coat them with it</text:p>
          </table:table-cell>
          <table:table-cell table:number-columns-repeated="8"/>
        </table:table-row>
        <table:table-row table:style-name="ro1">
          <table:table-cell table:style-name="pd1" office:value-type="float" office:value="132" calcext:value-type="float">
            <text:p>132</text:p>
          </table:table-cell>
          <table:table-cell table:style-name="ce2"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ACKLE, SMOG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WILL_O_WISP, THUNDERBOLT, THUNDER, MIMIC, DOUBLE_TEAM, BIDE, SELFDESTRUCT, FIRE_BLAST, REST, PSYWAVE, EXPLOSION, SHADOW_BALL, SUBSTITUTE, GYRO_BALL, FLASH, CURSE</text:p>
          </table:table-cell>
          <table:table-cell office:value-type="string" calcext:value-type="string">
            <text:p>EV_LEVEL, 35, WEEZING</text:p>
          </table:table-cell>
          <table:table-cell office:value-type="string" calcext:value-type="string">
            <text:p>3 POISON_GAS ; 5 SMOG ; 8 SMOKESCREEN ; 12 INFESTATION ; 15 SCREECH ; 18 HEADBUTT ; 20 SLUDGE ; 24 HAZE ; 28 SELFDESTRUCT ; 32 SLUDGE_WAVE ; 36 TOXIC ; 39 FLAMETHROWER ; 44 EXPLOSION ; 47 SHOCK_WAVE ; 49 PSYBEAM ; 53 ZAP_CANNON</text:p>
          </table:table-cell>
          <table:table-cell office:value-type="string" calcext:value-type="string">
            <text:p>SFX_CRY_12, $E6, $DD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n hot places, its internal gases could expand and explode without any warning. Be very careful!@@</text:p>
          </table:table-cell>
          <table:table-cell table:number-columns-repeated="8"/>
        </table:table-row>
        <table:table-row table:style-name="ro1">
          <table:table-cell table:style-name="pd1" office:value-type="float" office:value="133" calcext:value-type="float">
            <text:p>133</text:p>
          </table:table-cell>
          <table:table-cell table:style-name="ce2"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TACKLE, SMOG, SLUDG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HYPER_BEAM, WILL_O_WISP, THUNDERBOLT, THUNDER, MIMIC, DOUBLE_TEAM, BIDE, SELFDESTRUCT, FIRE_BLAST, REST, PSYWAVE, EXPLOSION, SHADOW_BALL, SUBSTITUTE, GYRO_BALL, FLASH, CURSE</text:p>
          </table:table-cell>
          <table:table-cell/>
          <table:table-cell office:value-type="string" calcext:value-type="string">
            <text:p>3 POISON_GAS ; 5 SMOG ; 8 SMOKESCREEN ; 12 INFESTATION ; 15 SCREECH ; 18 HEADBUTT ; 20 SLUDGE ; 24 HAZE ; 28 SELFDESTRUCT ; 32 SLUDGE_WAVE ; 35 HEAT_WAVE ; 39 TOXIC ; 43 FLAMETHROWER ; 47 EXPLOSION ; 50 SHOCK_WAVE ; 54 PSYBEAM ; 58 ZAP_CANNON</text:p>
          </table:table-cell>
          <table:table-cell office:value-type="string" calcext:value-type="string">
            <text:p>SFX_CRY_12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t lives and grows by absorbing dust, germs and poison gases that are contained in toxic waste and garbage</text:p>
          </table:table-cell>
          <table:table-cell table:number-columns-repeated="8"/>
        </table:table-row>
        <table:table-row table:style-name="ro1">
          <table:table-cell table:style-name="pd1" office:value-type="float" office:value="134" calcext:value-type="float">
            <text:p>134</text:p>
          </table:table-cell>
          <table:table-cell table:style-name="ce2"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HORN_ATTACK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SWORDS_DANCE, COUNTER, TOXIC, BODY_SLAM, DOUBLE_EDGE, ICE_BEAM, BLIZZARD, STONE_EDGE, THUNDERBOLT, THUNDER, EARTHQUAKE, FISSURE, DIG, MIMIC, DOUBLE_TEAM, BIDE, FIRE_BLAST, REST, ROCK_SLIDE, SUBSTITUTE, BODY_PRESS, STRENGTH, CURSE</text:p>
          </table:table-cell>
          <table:table-cell office:value-type="string" calcext:value-type="string">
            <text:p>EV_LEVEL, 42, RHYDON</text:p>
          </table:table-cell>
          <table:table-cell office:value-type="string" calcext:value-type="string">
            <text:p>5 TACKLE ; 7 MUD_SLAP ; 10 LEER ; 12 STOMP ; 15 SAND_ATTACK ; 17 ROCK_THROW ; 19 FURY_ATTACK ; 21 CRUNCH ; 23 STEALTH_ROCK ; 25 TAKE_DOWN ; 27 IRON_TAIL ; 29 HEADBUTT ; 31 ROCK_TOMB ; 33 THRASH ; 35 MUD_SHOT ; 40 EARTHQUAKE ; 42 SUPERPOWER ; 45 STONE_EDGE ; 47 MEGAHORN ; 55 HORN_DRILL ; 60 DRILL_RU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A #MON with a one-track mind. Once it charges, it won't stop running until it falls asleep</text:p>
          </table:table-cell>
          <table:table-cell table:number-columns-repeated="8"/>
        </table:table-row>
        <table:table-row table:style-name="ro1">
          <table:table-cell table:style-name="pd1" office:value-type="float" office:value="135" calcext:value-type="float">
            <text:p>135</text:p>
          </table:table-cell>
          <table:table-cell table:style-name="ce2"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SEISMIC_TOSS, STONE_EDGE, THUNDERBOLT, THUNDER, EARTHQUAKE, FISSURE, DIG, MIMIC, DOUBLE_TEAM, BIDE, HYDRO_PUMP, FIRE_BLAST, OUTRAGE, REST, ROCK_SLIDE, SUBSTITUTE, BODY_PRESS, CUT, SURF, STRENGTH, CURSE</text:p>
          </table:table-cell>
          <table:table-cell office:value-type="string" calcext:value-type="string">
            <text:p>EV_LEVEL, 54, RHYPERIOR</text:p>
          </table:table-cell>
          <table:table-cell office:value-type="string" calcext:value-type="string">
            <text:p>5 TACKLE ; 7 MUD_SLAP ; 10 LEER ; 12 STOMP ; 15 SAND_ATTACK ; 17 ROCK_THROW ; 19 FURY_ATTACK ; 21 CRUNCH ; 23 STEALTH_ROCK ; 25 TAKE_DOWN ; 27 IRON_TAIL ; 29 HEADBUTT ; 31 ROCK_TOMB ; 33 THRASH ; 35 MUD_SHOT ; 40 EARTHQUAKE ; 42 IRON_TAIL ; 45 SUPERPOWER ; 47 STONE_EDGE ; 50 THUNDERPUNCH ; 51 FIRE_PUNCH ; 52 ICE_PUNCH ; 55 MEGAHORN ; 57 SHADOW_CLAW ; 60 HORN_DRILL ; 65 DRILL_RUN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Walks on its hind legs. Shows signs of intelligence. Its armor-like hide even repels molten lava</text:p>
          </table:table-cell>
          <table:table-cell table:number-columns-repeated="8"/>
        </table:table-row>
        <table:table-row table:style-name="ro1">
          <table:table-cell table:style-name="pd1" office:value-type="float" office:value="136" calcext:value-type="float">
            <text:p>136</text:p>
          </table:table-cell>
          <table:table-cell table:style-name="ce3"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ce17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35" calcext:value-type="float">
            <text:p>3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FLASH_CANNON, SEISMIC_TOSS, STONE_EDGE, THUNDERBOLT, THUNDER, EARTHQUAKE, FISSURE, DIG, MIMIC, DOUBLE_TEAM, BIDE, HYDRO_PUMP, FIRE_BLAST, OUTRAGE, REST, ROCK_SLIDE, SUBSTITUTE, BODY_PRESS, CUT, SURF, STRENGTH, CURSE</text:p>
          </table:table-cell>
          <table:table-cell/>
          <table:table-cell office:value-type="string" calcext:value-type="string">
            <text:p>5 TACKLE ; 7 MUD_SLAP ; 10 LEER ; 12 STOMP ; 15 SAND_ATTACK ; 17 ROCK_THROW ; 19 FURY_ATTACK ; 21 CRUNCH ; STEALTH_ROCK ; 25 TAKE_DOWN ; 27 IRON_TAIL ; 29 HEADBUTT ; 31 ROCK_TOMB ; 33 THRASH ; 35 MUD_SHOT ; 40 EARTHQUAKE ; 42 IRON_TAIL ; 45 SUPERPOWER ; 47 STONE_EDGE ; 50 THUNDERPUNCH ; 51 FIRE_PUNCH ; 52 ICE_PUNCH ; 57 MEGAHORN ; 60 SHADOW_CLAW ; 64 HORN_DRILL ; 70 DRILL_RUN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ILL</text:p>
          </table:table-cell>
          <table:table-cell office:value-type="float" office:value="24" calcext:value-type="float">
            <text:p>24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From holes in its palms, it fires out rocks and GEODUDE. Its carapace can withstand volcanic eruptions</text:p>
          </table:table-cell>
          <table:table-cell table:number-columns-repeated="8"/>
        </table:table-row>
        <table:table-row table:style-name="ro1">
          <table:table-cell table:style-name="pd1" office:value-type="float" office:value="137" calcext:value-type="float">
            <text:p>137</text:p>
          </table:table-cell>
          <table:table-cell table:style-name="ce3"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6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HANSEY</text:p>
          </table:table-cell>
          <table:table-cell office:value-type="string" calcext:value-type="string">
            <text:p>10 LEER ; 11 TELEPORT ; 12 TACKLE ; 13 SING ; 14 GROWL ; 15 MUD_SLAP ; 16 WATER_GUN ; 17 HEADBUTT ; 18 ROCK_TOMB ; 19 TAKE_DOWN ; 20 ZEN_HEADBUTT ; 21 LIGHT_SCREEN ; 22 SHOCK_WAVE ; 23 MINIMIZE ; 24 SOFTBOILED ; 25 DEFENSE_CURL ; 26 IRON_TAIL ; 27 DREAM_EATER ; 28 DRAIN_PUNCH ; 29 DOUBLE_EDGE ; 30 WATER_PULSE ; 31 ICE_PUNCH ; 32 FIRE_PUNCH ; 33 THUNDERPUNCH ; 34 SUBMISSION ; 35 FLAMETHROWER ; 36 ZAP_CANNON ; 37 SOLARBEAM ; 38 PLAY_ROUGH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PLAYHOUSE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It carries a round, egg-shaped rock in its belly pouch and gives the rock to its friends</text:p>
          </table:table-cell>
          <table:table-cell table:number-columns-repeated="8"/>
        </table:table-row>
        <table:table-row table:style-name="ro1">
          <table:table-cell table:style-name="pd1" office:value-type="float" office:value="138" calcext:value-type="float">
            <text:p>138</text:p>
          </table:table-cell>
          <table:table-cell table:style-name="ce2"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250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, CURSE</text:p>
          </table:table-cell>
          <table:table-cell office:value-type="string" calcext:value-type="string">
            <text:p>EV_LEVEL, 42, BLISSEY</text:p>
          </table:table-cell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6 IRON_TAIL ; 38 DREAM_EATER ; 40 DRAIN_PUNCH ; 42 DOUBLE_EDGE ; 44 WATER_PULSE ; 47 ICE_PUNCH ; 48 FIRE_PUNCH ; 49 THUNDERPUNCH ; 52 SUBMISSION ; 54 FLAMETHROWER ; 57 ZAP_CANNON ; 60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 gentle and kind-hearted #MON that shares its nutritious eggs if it sees an injured #MON</text:p>
          </table:table-cell>
          <table:table-cell table:number-columns-repeated="8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3"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6"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MINIMIZ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, CURSE</text:p>
          </table:table-cell>
          <table:table-cell/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9 IRON_TAIL ; 41 DREAM_EATER ; 43 DRAIN_PUNCH ; 45 DOUBLE_EDGE ; 47 WATER_PULSE ; 50 ICE_PUNCH ; 51 FIRE_PUNCH ; 52 THUNDERPUNCH ; 55 SUBMISSION ; 57 FLAMETHROWER ; 60 ZAP_CANNON ; 63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APPINESS</text:p>
          </table:table-cell>
          <table:table-cell office:value-type="float" office:value="15" calcext:value-type="float">
            <text:p>1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Biting into one of the delicious eggs that BLISSEY provides will make everyone around smile with joy</text:p>
          </table:table-cell>
          <table:table-cell table:number-columns-repeated="8"/>
        </table:table-row>
        <table:table-row table:style-name="ro1">
          <table:table-cell table:style-name="pd1" office:value-type="float" office:value="140" calcext:value-type="float">
            <text:p>140</text:p>
          </table:table-cell>
          <table:table-cell table:style-name="ce2"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MIMIC, DOUBLE_TEAM, REFLECT, BIDE, REST, SUBSTITUTE, FLAIL, CUT, FLASH, CURSE</text:p>
          </table:table-cell>
          <table:table-cell table:style-name="ce26" office:value-type="string" calcext:value-type="string">
            <text:p>EV_ITEM, LEAF_STONE, 1, TANGROWTH</text:p>
          </table:table-cell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AMNESIA ; 40 SLAM ; 42 ENERGY_BALL ; 44 GRASSY_FIELD ; 46 HEADBUTT ; 48 TAKE_DOWN ; 50 CONFUSION ; 52 SOLARBEAM ; 56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Its identity is obscured by masses of thick, blue vines. The vines are said to never stop growing</text:p>
          </table:table-cell>
          <table:table-cell table:number-columns-repeated="8"/>
        </table:table-row>
        <table:table-row table:style-name="ro1">
          <table:table-cell table:style-name="pd1" office:value-type="float" office:value="141" calcext:value-type="float">
            <text:p>141</text:p>
          </table:table-cell>
          <table:table-cell table:style-name="ce3"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style-name="ce16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211" calcext:value-type="float">
            <text:p>211</text:p>
          </table:table-cell>
          <table:table-cell table:style-name="ce22" office:value-type="string" calcext:value-type="string">
            <text:p>TACKLE, MEGA_DRAIN, ROCK_TOM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EARTHQUAKE, MIMIC, DOUBLE_TEAM, REFLECT, BIDE, REST, ROCK_SLIDE, SUBSTITUTE, FLAIL, CUT, STRENGTH, FLASH, CURSE</text:p>
          </table:table-cell>
          <table:table-cell/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MUD_SLAP ; 40 AMNESIA ; 42 ROCK_TOMB ; 45 SLAM ; 47 AERIAL_ACE ; 49 ENERGY_BALL ; 51 GRASSY_FIELD ; 53 HEADBUTT ; 55 TAKE_DOWN ; 57 CONFUSION ; 60 SOLARBEAM ; 63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float" office:value="20" calcext:value-type="float">
            <text:p>2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Its arms are made of plants that bind themselves to things. They grow back right away if cut</text:p>
          </table:table-cell>
          <table:table-cell table:number-columns-repeated="8"/>
        </table:table-row>
        <table:table-row table:style-name="ro1">
          <table:table-cell table:style-name="pd1" office:value-type="float" office:value="142" calcext:value-type="float">
            <text:p>142</text:p>
          </table:table-cell>
          <table:table-cell table:style-name="ce2"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COMET_PUNCH, TACK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CURSE</text:p>
          </table:table-cell>
          <table:table-cell table:style-name="ce26" office:value-type="string" calcext:value-type="string">
            <text:p>EV_ITEM, MEGA_STONE_X, 1, MKANGASKAN ; EV_ITEM, MEGA_STONE_Y, 1, MKANGASKAN</text:p>
          </table:table-cell>
          <table:table-cell office:value-type="string" calcext:value-type="string">
            <text:p>4 GROWL ; 6 POUND ; 8 BITE ; 10 MUD_SLAP ; 12 STOMP ; 14 LOW_KICK ; 16 DISABLE ; 18 WATER_GUN ; 20 FOCUS_ENERGY ; 22 IRON_TAIL ; 24 LEER ; 26 HEADBUTT ; 28 ROCK_TOMB ; 30 TAKE_DOWN ; 32 MEGA_PUNCH ; 33 THUNDERPUNCH ; 34 FIRE_PUNCH ; 35 ICE_PUNCH ; 36 DRAIN_PUNCH ; 38 CRUNCH ; 40 DIZZY_PUNCH ; 43 OUTRAGE ; 46 SHADOW_CLAW ; 49 AERIAL_ACE ; 52 SUBMISSION ; 55 SI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2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aises its young in its belly pouch. Won't run from any fight to keep its young protected</text:p>
          </table:table-cell>
          <table:table-cell table:number-columns-repeated="8"/>
        </table:table-row>
        <table:table-row table:style-name="ro1">
          <table:table-cell table:style-name="pd1" office:value-type="float" office:value="143" calcext:value-type="float">
            <text:p>143</text:p>
          </table:table-cell>
          <table:table-cell table:style-name="ce3"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style-name="ce15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MET_PUNCH, TACKLE, DOUBLE_K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SWORDS_DANCE, METRONOME, METEOR_MASH, CURSE</text:p>
          </table:table-cell>
          <table:table-cell/>
          <table:table-cell office:value-type="string" calcext:value-type="string">
            <text:p>9 GROWL ; 11 POUND ; 13 BITE ; 15 MUD_SLAP ; 17 STOMP ; 19 LOW_KICK ; 21 DISABLE ; 23 WATER_GUN ; 25 FOCUS_ENERGY ; 27 IRON_TAIL ; 29 LEER ; 31 HEADBUTT ; 33 ROCK_TOMB ; 35 TAKE_DOWN ; 36 LOVELY_KISS ; 37 MEGA_PUNCH ; 38 THUNDERPUNCH ; 39 FIRE_PUNCH ; 40 ICE_PUNCH ; 41 DRAIN_PUNCH ; 43 CRUNCH ; 45 DIZZY_PUNCH ; 48 OUTRAGE ; 50 DOUBLE_KICK ; 51 SHADOW_CLAW ; 53 FURY_ATTACK ; 54 AERIAL_ACE ; 56 PIN_MISSILE ; 57 SUBMISSION ; 58 SPIKE_CANNON ; 60 SING ; 61 FURY_SWIPES ; 62 BULLET_SEED ; 64 ICICLE_SPEAR ; 66 BONEMERA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e child has now grown, but is good only at fighting, so its mother feels uneasy about its future</text:p>
          </table:table-cell>
          <table:table-cell table:number-columns-repeated="8"/>
        </table:table-row>
        <table:table-row table:style-name="ro1">
          <table:table-cell table:style-name="pd1" office:value-type="float" office:value="144" calcext:value-type="float">
            <text:p>144</text:p>
          </table:table-cell>
          <table:table-cell table:style-name="ce2"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FLASH_CANNON, MIMIC, DOUBLE_TEAM, BIDE, HYDRO_PUMP, OUTRAGE, REST, SUBSTITUTE, FLAIL, SURF, CURSE</text:p>
          </table:table-cell>
          <table:table-cell office:value-type="string" calcext:value-type="string">
            <text:p>EV_LEVEL, 32, SEADRA</text:p>
          </table:table-cell>
          <table:table-cell office:value-type="string" calcext:value-type="string">
            <text:p>4 BUBBLE ; 6 SMOKESCREEN ; 10 TWISTER ; 13 FOCUS_ENERGY ; 18 SWIFT ; 21 DISABLE ; 24 WATER_GUN ; 27 LEER ; 30 BUBBLEBEAM ; 32 DRAGONBREATH ; 34 DRAGON_RAGE ; 37 AGILITY ; 40 DRAGON_DANCE ; 43 WATER_PULSE ; 45 HEADBUTT ; 48 SCALD ; 50 AURORA_BEAM ; 53 RAIN_DANCE ; 55 HYDRO_PUMP</text:p>
          </table:table-cell>
          <table:table-cell office:value-type="string" calcext:value-type="string">
            <text:p>SFX_CRY_19, $99, $1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 it senses any danger, it will vigorously spray water or a special type of ink from its mouth</text:p>
          </table:table-cell>
          <table:table-cell table:number-columns-repeated="8"/>
        </table:table-row>
        <table:table-row table:style-name="ro1">
          <table:table-cell table:style-name="pd1" office:value-type="float" office:value="145" calcext:value-type="float">
            <text:p>145</text:p>
          </table:table-cell>
          <table:table-cell table:style-name="ce2"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BUBBLE, SMOKESCRE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FLASH_CANNON, MIMIC, DOUBLE_TEAM, BIDE, HYDRO_PUMP, OUTRAGE, REST, SUBSTITUTE, FLAIL, SURF, CURSE</text:p>
          </table:table-cell>
          <table:table-cell office:value-type="string" calcext:value-type="string">
            <text:p>EV_LEVEL, 42, KINGDRA</text:p>
          </table:table-cell>
          <table:table-cell office:value-type="string" calcext:value-type="string">
            <text:p>4 BUBBLE ; 6 SMOKESCREEN ; 10 TWISTER ; 13 FOCUS_ENERGY ; 18 SWIFT ; 21 DISABLE ; 24 WATER_GUN ; 27 LEER ; 30 BUBBLEBEAM ; 34 DRAGONBREATH ; 36 DRAGON_RAGE ; 39 AGILITY ; 43 DRAGON_DANCE ; 45 WATER_PULSE ; 47 HEADBUTT ; 50 SCALD ; 52 AURORA_BEAM ; 57 RAIN_DANCE ; 59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Touching the back fin causes numb-ness. It hooks its tail to coral to stay in place while sleeping</text:p>
          </table:table-cell>
          <table:table-cell table:number-columns-repeated="8"/>
        </table:table-row>
        <table:table-row table:style-name="ro1">
          <table:table-cell table:style-name="pd1" office:value-type="float" office:value="146" calcext:value-type="float">
            <text:p>146</text:p>
          </table:table-cell>
          <table:table-cell table:style-name="ce3"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7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UBBLE, SMOKESCREEN, DRAGONBREATH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FLASH_CANNON, MIMIC, DOUBLE_TEAM, BIDE, HYDRO_PUMP, OUTRAGE, REST, SUBSTITUTE, FLAIL, SURF, CURSE</text:p>
          </table:table-cell>
          <table:table-cell/>
          <table:table-cell office:value-type="string" calcext:value-type="string">
            <text:p>4 BUBBLE ; 6 SMOKESCREEN ; 10 TWISTER ; 13 FOCUS_ENERGY ; 18 SWIFT ; 21 DISABLE ; 24 WATER_GUN ; 27 LEER ; 30 BUBBLEBEAM ; 34 DRAGONBREATH ; 36 DRAGON_RAGE ; 39 AGILITY ; 46 DRAGON_DANCE ; 48 WATER_PULSE ; 50 HURRICANE ; 52 HEADBUTT ; 54 SCALD ; 57 AURORA_BEAM ; 59 RAIN_DANCE ; 62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It sleeps deep on the ocean floor to build its energy. It is said to cause tornadoes as it wakes</text:p>
          </table:table-cell>
          <table:table-cell table:number-columns-repeated="8"/>
        </table:table-row>
        <table:table-row table:style-name="ro1">
          <table:table-cell table:style-name="pd1" office:value-type="float" office:value="147" calcext:value-type="float">
            <text:p>147</text:p>
          </table:table-cell>
          <table:table-cell table:style-name="ce2"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PE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MIMIC, DOUBLE_TEAM, BIDE, HYDRO_PUMP, REST, SUBSTITUTE, FLAIL, SURF, CURSE</text:p>
          </table:table-cell>
          <table:table-cell office:value-type="string" calcext:value-type="string">
            <text:p>EV_LEVEL, 33, SEAKING</text:p>
          </table:table-cell>
          <table:table-cell office:value-type="string" calcext:value-type="string">
            <text:p>5 SUPERSONIC ; 7 WATER_GUN ; 10 WATER_PULSE ; 12 SWIFT ; 15 HORN_ATTACK ; 17 QUICK_ATTACK ; 20 AGILITY ; 23 MUD_SLAP ; 25 HAZE ; 28 HEADBUTT ; 30 FURY_ATTACK ; 34 MUD_SHOT ; 39 TAKE_DOWN ; 42 HORN_DRILL ; 45 MEGAHORN ; 49 PSYBEAM ; 53 SCALD ; 59 DRILL_RUN</text:p>
          </table:table-cell>
          <table:table-cell office:value-type="string" calcext:value-type="string">
            <text:p>SFX_CRY_16, $8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When it is time for them to lay eggs, they can be seen swimming up rivers and falls in large groups</text:p>
          </table:table-cell>
          <table:table-cell table:number-columns-repeated="8"/>
        </table:table-row>
        <table:table-row table:style-name="ro1">
          <table:table-cell table:style-name="pd1" office:value-type="float" office:value="148" calcext:value-type="float">
            <text:p>148</text:p>
          </table:table-cell>
          <table:table-cell table:style-name="ce2"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PECK, LEER, SUPERSONIC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HYPER_BEAM, MIMIC, DOUBLE_TEAM, BIDE, HYDRO_PUMP, REST, SUBSTITUTE, FLAIL, SURF, CURSE</text:p>
          </table:table-cell>
          <table:table-cell/>
          <table:table-cell office:value-type="string" calcext:value-type="string">
            <text:p>5 SUPERSONIC ; 7 WATER_GUN ; 10 WATER_PULSE ; 12 SWIFT ; 15 HORN_ATTACK ; 17 QUICK_ATTACK ; 20 AGILITY ; 23 MUD_SLAP ; 25 HAZE ; 28 HEADBUTT ; 30 FURY_ATTACK ; 37 MUD_SHOT ; 43 TAKE_DOWN ; 46 HORN_DRILL ; 49 MEGAHORN ; 53 PSYBEAM ; 55 SCALD ; 62 DRILL_RUN</text:p>
          </table:table-cell>
          <table:table-cell office:value-type="string" calcext:value-type="string">
            <text:p>SFX_CRY_16, $10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 is the male's job to make a nest by carving out boulders in a stream using the horn on its head</text:p>
          </table:table-cell>
          <table:table-cell table:number-columns-repeated="8"/>
        </table:table-row>
        <table:table-row table:style-name="ro1">
          <table:table-cell table:style-name="pd1" office:value-type="float" office:value="149" calcext:value-type="float">
            <text:p>149</text:p>
          </table:table-cell>
          <table:table-cell table:style-name="ce2"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FLASH_CANNON, THUNDERBOLT, THUNDER, PSYCHIC_M, MIMIC, DOUBLE_TEAM, REFLECT, BIDE, HYDRO_PUMP, REST, THUNDER_WAVE, PSYWAVE, SUBSTITUTE, GYRO_BALL, SURF, FLASH, CURSE</text:p>
          </table:table-cell>
          <table:table-cell office:value-type="string" calcext:value-type="string">
            <text:p>EV_ITEM, WATER_STONE, 1, STARMIE</text:p>
          </table:table-cell>
          <table:table-cell office:value-type="string" calcext:value-type="string">
            <text:p>7 WATER_GUN ; 12 CONFUSE_RAY ; 15 MINIMIZE ; 20 SWIFT ; 22 HARDEN ; 24 PSYBEAM ; 27 RECOVER ; 30 TWISTER ; 32 LIGHT_SCREEN ; 34 HEADBUTT ; 36 RAPID_SPIN ; 38 WATER_PULSE ; 41 PSYCHIC_M ; 45 TAKE_DOWN ; 49 ZAP_CANNON ; 53 SCALD ; 55 HYDRO_PUMP</text:p>
          </table:table-cell>
          <table:table-cell office:value-type="string" calcext:value-type="string">
            <text:p>SFX_CRY_1E, $02, $2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TARSHA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s long as the center section is unharmed, it can grow back fully even if it is chopped to bits</text:p>
          </table:table-cell>
          <table:table-cell table:number-columns-repeated="8"/>
        </table:table-row>
        <table:table-row table:style-name="ro1">
          <table:table-cell table:style-name="pd1" office:value-type="float" office:value="150" calcext:value-type="float">
            <text:p>150</text:p>
          </table:table-cell>
          <table:table-cell table:style-name="ce2"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ACKLE, WATER_GUN, HARDEN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FLASH_CANNON, THUNDERBOLT, THUNDER, PSYCHIC_M, MIMIC, DOUBLE_TEAM, REFLECT, BIDE, HYDRO_PUMP, REST, THUNDER_WAVE, PSYWAVE, SUBSTITUTE, GYRO_BALL, SURF, FLASH, CURSE</text:p>
          </table:table-cell>
          <table:table-cell/>
          <table:table-cell office:value-type="string" calcext:value-type="string">
            <text:p>7 WATER_GUN ; 12 CONFUSE_RAY ; 15 MINIMIZE ; 20 SWIFT ; 22 HARDEN ; 24 PSYBEAM ; 27 RECOVER ; 30 TWISTER ; 32 LIGHT_SCREEN ; 34 HEADBUTT ; 36 AGILITY ; 38 RAPID_SPIN ; 40 WATER_PULSE ; 44 PSYCHIC_M ; 48 DREAM_EATER ; 50 TAKE_DOWN ; 54 PSYCHO_CUT ; 57 ZAP_CANNON ; 59 SCALD ; 62 HYDRO_PUMP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The center section is named the core. People think it is communicating when it glows in 7 colors</text:p>
          </table:table-cell>
          <table:table-cell table:number-columns-repeated="8"/>
        </table:table-row>
        <table:table-row table:style-name="ro1">
          <table:table-cell table:style-name="pd1" office:value-type="float" office:value="151" calcext:value-type="float">
            <text:p>151</text:p>
          </table:table-cell>
          <table:table-cell table:style-name="ce3" office:value-type="string" calcext:value-type="string">
            <text:p>MIME_JR</text:p>
          </table:table-cell>
          <table:table-cell office:value-type="string" calcext:value-type="string">
            <text:p>mimejr</text:p>
          </table:table-cell>
          <table:table-cell office:value-type="string" calcext:value-type="string">
            <text:p>MimeJ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8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6" office:value-type="string" calcext:value-type="string">
            <text:p>EV_LEVEL, 10, MR_MIME</text:p>
          </table:table-cell>
          <table:table-cell office:value-type="string" calcext:value-type="string">
            <text:p>10 TELEPORT ; 11 POUND ; 12 MUD_SLAP ; 13 SCREECH ; 14 CONFUSE_RAY ; 15 INFESTATION ; 16 HEADBUTT ; 17 LIGHT_SCREEN ; 18 TAKE_DOWN ; 19 AERIAL_ACE ; 20 PSYBEAM ; 21 MIMIC ; 22 ENERGY_BALL ; 24 SHOCK_WAVE ; 25 HYPNOSIS ; 26 DREAM_EATER ; 27 ZEN_HEADBUTT ; 28 ICE_PUNCH ; 29 FIRE_PUNCH ; 30 THUNDERPUNCH ; 31 DRAIN_PUNCH ; 32 SUBSTITUTE ; 33 SUBMISSION ; 34 ZAP_CANNON ; 35 PSYCHIC_M ; 36 PLAY_ROUGH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MIME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t mimics the expressions and motions of those it sees to understand the feelings of others</text:p>
          </table:table-cell>
          <table:table-cell table:number-columns-repeated="8"/>
        </table:table-row>
        <table:table-row table:style-name="ro1">
          <table:table-cell table:style-name="pd1" office:value-type="float" office:value="152" calcext:value-type="float">
            <text:p>152</text:p>
          </table:table-cell>
          <table:table-cell table:style-name="ce2" office:value-type="string" calcext:value-type="string">
            <text:p>MR_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CONFUSION, BARRI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ICE_BEAM, BLIZZARD, HYPER_BEAM, MIRROR_COAT, SEISMIC_TOSS, THUNDERBOLT, THUNDER, PSYCHIC_M, MIMIC, DOUBLE_TEAM, REFLECT, BIDE, REST, THUNDER_WAVE, PSYWAVE, SHADOW_BALL, SUBSTITUTE, FLASH, CURSE</text:p>
          </table:table-cell>
          <table:table-cell/>
          <table:table-cell office:value-type="string" calcext:value-type="string">
            <text:p>5 TELEPORT ; 8 POUND ; 10 MUD_SLAP ; 12 SCREECH ; 15 CONFUSE_RAY ; 17 INFESTATION ; 20 HEADBUTT ; 22 LIGHT_SCREEN ; 24 TAKE_DOWN ; 26 AERIAL_ACE ; 28 PSYBEAM ; 30 MIMIC ; 32 MISTY_TERRAIN ; 34 ENERGY_BALL ; 37 SHOCK_WAVE ; 39 HYPNOSIS ; 40 DREAM_EATER ; 43 ZEN_HEADBUTT ; 45 ICE_PUNCH ; 46 FIRE_PUNCH ; 47 THUNDERPUNCH ; 48 DRAIN_PUNCH ; 51 SUBSTITUTE ; 54 SUBMISSION ; 57 ZAP_CANNON ; 60 PSYCHIC_M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Always practices its pantomime act. It makes enemies believe something exists that really doesn't</text:p>
          </table:table-cell>
          <table:table-cell table:number-columns-repeated="8"/>
        </table:table-row>
        <table:table-row table:style-name="ro1">
          <table:table-cell table:style-name="pd1" office:value-type="float" office:value="153" calcext:value-type="float">
            <text:p>153</text:p>
          </table:table-cell>
          <table:table-cell table:style-name="ce2"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QUICK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MIMIC, DOUBLE_TEAM, BIDE, CLOSE_COMBAT, REST, X_SCISSOR, SUBSTITUTE, CUT, CURSE</text:p>
          </table:table-cell>
          <table:table-cell table:style-name="ce26" office:value-type="string" calcext:value-type="string">
            <text:p>EV_ITEM, METAL_COAT, 1, SCIZOR ; EV_ITEM, KINGS_ROCK, 1, KLEAV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7 HEADBUTT ; 40 X_SCISSOR ; 42 AIR_SLASH ; 45 ROOST ; 47 STEEL_WING ; 50 AERIAL_ACE ; 53 PSYCHO_CUT ; 55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Leaps out of tall grass and slices prey with its scythes. The move-ment looks like that of a ninja</text:p>
          </table:table-cell>
          <table:table-cell table:number-columns-repeated="8"/>
        </table:table-row>
        <table:table-row table:style-name="ro1">
          <table:table-cell table:style-name="pd1" office:value-type="float" office:value="154" calcext:value-type="float">
            <text:p>154</text:p>
          </table:table-cell>
          <table:table-cell table:style-name="ce3"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BULL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CURSE</text:p>
          </table:table-cell>
          <table:table-cell table:style-name="ce26" office:value-type="string" calcext:value-type="string">
            <text:p>EV_ITEM, MEGA_STONE_X, 1, MSCIZOR ; EV_ITEM, MEGA_STONE_Y, 1, MSCIZ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6 BULLET_PUNCH ; 41 HEADBUTT ; 43 X_SCISSOR ; 46 METAL_CLAW ; 48 AIR_SLASH ; 50 ROOST ; 53 SUPERPOWER ; 55 STEEL_WING ; 57 AERIAL_ACE ; 59 PSYCHO_CUT ; 61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18" calcext:value-type="float">
            <text:p>18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Its wings are not used for flying. They are flapped at high speed to adjust its body temperature</text:p>
          </table:table-cell>
          <table:table-cell table:number-columns-repeated="8"/>
        </table:table-row>
        <table:table-row table:style-name="ro1">
          <table:table-cell table:style-name="pd1" office:value-type="float" office:value="155" calcext:value-type="float">
            <text:p>155</text:p>
          </table:table-cell>
          <table:table-cell table:style-name="ce3"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style-name="ce19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QUICK_ATTACK, BULLET_PUNCH, AGILITY, AIR_SLAS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METEOR_MASH, CURSE</text:p>
          </table:table-cell>
          <table:table-cell/>
          <table:table-cell office:value-type="string" calcext:value-type="string">
            <text:p>12 WING_ATTACK ; 17 LEER ; 20 FOCUS_ENERGY ; 23 DOUBLE_TEAM ; 25 SWIFT ; 28 SONICBOOM ; 30 SLASH ; 33 LIGHT_SCREEN ; 35 AGILITY ; 37 TAKE_DOWN ; 39 SWORDS_DANCE ; 41 BULLET_PUNCH ; 46 HEADBUTT ; 48 X_SCISSOR ; 51 METAL_CLAW ; 53 AIR_SLASH ; 55 ROOST ; 56 HARDEN ; 58 SUPERPOWER ; 59 HEAT_WAVE ; 60 STEEL_WING ; 62 AERIAL_ACE ; 64 PSYCHO_CUT ; 66 NIGHT_SLASH ; 68 LEECH_LIFE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20" calcext:value-type="float">
            <text:p>2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It stores the excess energy from Mega Evolution, so after a long time passes, its body starts to melt</text:p>
          </table:table-cell>
          <table:table-cell table:number-columns-repeated="8"/>
        </table:table-row>
        <table:table-row table:style-name="ro1">
          <table:table-cell table:style-name="pd1" office:value-type="float" office:value="156" calcext:value-type="float">
            <text:p>156</text:p>
          </table:table-cell>
          <table:table-cell table:style-name="ce3"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table:style-name="ce16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ROCK_THROW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STONE_EDGE, MIMIC, DOUBLE_TEAM, BIDE, CLOSE_COMBAT, REST, X_SCISSOR, ROCK_SLIDE, SUBSTITUTE, CUT, CURSE</text:p>
          </table:table-cell>
          <table:table-cell/>
          <table:table-cell office:value-type="string" calcext:value-type="string">
            <text:p>11 AERIAL_ACE ; 13 FOCUS_ENERGY ; 16 DOUBLE_TEAM ; 20 SWIFT ; 22 AIR_SLASH ; 24 SLASH ; 26 SWORDS_DANCE ; 28 LIGHT_SCREEN ; 30 AGILITY ; 32 TAKE_DOWN ; 34 X_SCISSOR ; 36 ROCK_SLIDE ; 41 HEADBUTT ; 43 CLOSE_COMBAT, 58 PSYCHO_CUT ; 60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AXE</text:p>
          </table:table-cell>
          <table:table-cell office:value-type="float" office:value="18" calcext:value-type="float">
            <text:p>1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 violent creature that fells towering trees with its crude axes and shields itself with hard stone</text:p>
          </table:table-cell>
          <table:table-cell table:number-columns-repeated="8"/>
        </table:table-row>
        <table:table-row table:style-name="ro1">
          <table:table-cell table:style-name="pd1" office:value-type="float" office:value="157" calcext:value-type="float">
            <text:p>157</text:p>
          </table:table-cell>
          <table:table-cell table:style-name="ce3"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6" office:value-type="string" calcext:value-type="string">
            <text:p>EV_LEVEL, 10, JYNX</text:p>
          </table:table-cell>
          <table:table-cell office:value-type="string" calcext:value-type="string">
            <text:p>10 CONFUSION ; 11 SCREECH ; 12 LICK ; 13 SING ; 14 LIGHT_SCREEN ; 15 WATER_PULSE ; 16 ICE_PUNCH ; 17 DRAIN_PUNCH ; 18 PSYCHIC_M ; 19 ICICLE_SPEAR ; 20 BODY_SLAM ; 21 LOVELY_KISS ; 22 DREAM_EATER ; 23 THRASH ; 24 ZEN_HEADBUTT ; 25 ENERGY_BALL ; 26 PSYCHO_CUT ; 27 BLIZZARD ; 28 AMNESIA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KISS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s lips are the most sensitive parts on its body. It always uses its lips first to examine things</text:p>
          </table:table-cell>
          <table:table-cell table:number-columns-repeated="8"/>
        </table:table-row>
        <table:table-row table:style-name="ro1">
          <table:table-cell table:style-name="pd1" office:value-type="float" office:value="158" calcext:value-type="float">
            <text:p>158</text:p>
          </table:table-cell>
          <table:table-cell table:style-name="ce2"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POUND, LOVELY_KIS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PSYCHIC_M, MIMIC, DOUBLE_TEAM, REFLECT, BIDE, REST, PSYWAVE, SHADOW_BALL, SUBSTITUTE, FLASH, CURSE</text:p>
          </table:table-cell>
          <table:table-cell/>
          <table:table-cell office:value-type="string" calcext:value-type="string">
            <text:p>12 CONFUSION ; 14 SCREECH ; 18 LICK ; 20 SING ; 23 LIGHT_SCREEN ; 26 WATER_PULSE ; 28 ICE_PUNCH ; 31 DRAIN_PUNCH ; 34 PSYCHIC_M ; 37 ICICLE_SPEAR ; 39 BODY_SLAM ; 41 LOVELY_KISS ; 42 DREAM_EATER ; 47 THRASH ; 50 ZEN_HEADBUTT ; 53 ENERGY_BALL ; 55 PSYCHO_CUT ; 58 BLIZZARD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SHA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Appears to move to a rhythm of its own, as if it were dancing. It wiggles its hips as it walks</text:p>
          </table:table-cell>
          <table:table-cell table:number-columns-repeated="8"/>
        </table:table-row>
        <table:table-row table:style-name="ro1">
          <table:table-cell table:style-name="pd1" office:value-type="float" office:value="159" calcext:value-type="float">
            <text:p>159</text:p>
          </table:table-cell>
          <table:table-cell table:style-name="ce3"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style-name="ce18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6" office:value-type="string" calcext:value-type="string">
            <text:p>EV_LEVEL, 10, ELECTABUZZ</text:p>
          </table:table-cell>
          <table:table-cell office:value-type="string" calcext:value-type="string">
            <text:p>10 SWIFT ; 11 MUD_SLAP ; 12 SHOCK_WAVE ; 13 THUNDER_WAVE ; 14 BARRIER ; 15 SCREECH ; 16 HEADBUTT ; 17 THUNDERPUNCH ; 18 FIRE_PUNCH ; 19 ICE_PUNCH ; 20 ROCK_TOMB ; 21 THUNDERSHOCK ; 22 LOW_KICK ; 23 IRON_TAIL ; 24 THUNDERBOLT ; 25 KARATE_CHOP ; 26 LIGHT_SCREEN ; 27 THUNDER ; 28 FLAMETHROWER ; 29 ZAP_CANNON ; 30 CLOSE_COMBAT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rotates its arms to generate electricity, but it tires easily, so it charges up only a little bit</text:p>
          </table:table-cell>
          <table:table-cell table:number-columns-repeated="8"/>
        </table:table-row>
        <table:table-row table:style-name="ro1">
          <table:table-cell table:style-name="pd1" office:value-type="float" office:value="160" calcext:value-type="float">
            <text:p>160</text:p>
          </table:table-cell>
          <table:table-cell table:style-name="ce2"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QUICK_ATTA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PSYCHIC_M, MIMIC, DOUBLE_TEAM, REFLECT, BIDE, REST, THUNDER_WAVE, PSYWAVE, SUBSTITUTE, STRENGTH, FLASH, CURSE</text:p>
          </table:table-cell>
          <table:table-cell table:style-name="ce26" office:value-type="string" calcext:value-type="string">
            <text:p>EV_ITEM, THUNDER_STONE, 1, ELECTIVIRE</text:p>
          </table:table-cell>
          <table:table-cell office:value-type="string" calcext:value-type="string">
            <text:p>12 SWIFT ; 14 MUD_SLAP ; 16 SHOCK_WAVE ; 19 THUNDER_WAVE ; 22 BARRIER ; 24 SCREECH ; 26 HEADBUTT ; 28 THUNDERPUNCH ; 29 FIRE_PUNCH ; 30 ICE_PUNCH ; 35 THUNDERSHOCK ; 39 LOW_KICK ; 43 IRON_TAIL ; 46 THUNDERBOLT ; 49 KARATE_CHOP ; 51 LIGHT_SCREEN ; 54 THUNDER ; 58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If a major power outage occurs, it is certain that this #MON has eaten electricity at a power plant</text:p>
          </table:table-cell>
          <table:table-cell table:number-columns-repeated="8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3"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style-name="ce19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QUICK_ATTACK, LEER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EARTHQUAKE, DIG, PSYCHIC_M, MIMIC, DOUBLE_TEAM, REFLECT, BIDE, REST, THUNDER_WAVE, PSYWAVE, ROCK_SLIDE, SUBSTITUTE, STRENGTH, FLASH, CURSE</text:p>
          </table:table-cell>
          <table:table-cell/>
          <table:table-cell office:value-type="string" calcext:value-type="string">
            <text:p>12 SWIFT ; 14 MUD_SLAP ; 16 SHOCK_WAVE ; 19 THUNDER_WAVE ; 22 BARRIER ; 24 SCREECH ; 26 HEADBUTT ; 28 THUNDERPUNCH ; 29 FIRE_PUNCH ; 30 ICE_PUNCH ; 33 ROCK_TOMB ; 35 THUNDERSHOCK ; 39 LOW_KICK ; 46 IRON_TAIL ; 49 THUNDERBOLT ; 52 KARATE_CHOP ; 54 LIGHT_SCREEN ; 57 THUNDER ; 60 FLAMETHROWER ; 63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HUNDERBOLT</text:p>
          </table:table-cell>
          <table:table-cell office:value-type="float" office:value="18" calcext:value-type="float">
            <text:p>18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Heedless of enemy attacks, it closes in, shoves its tails onto the foe, then looses high voltage</text:p>
          </table:table-cell>
          <table:table-cell table:number-columns-repeated="8"/>
        </table:table-row>
        <table:table-row table:style-name="ro1">
          <table:table-cell table:style-name="pd1" office:value-type="float" office:value="162" calcext:value-type="float">
            <text:p>162</text:p>
          </table:table-cell>
          <table:table-cell table:style-name="ce3"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style-name="ce18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6" office:value-type="string" calcext:value-type="string">
            <text:p>EV_LEVEL, 10, MAGMAR</text:p>
          </table:table-cell>
          <table:table-cell office:value-type="string" calcext:value-type="string">
            <text:p>10 MUD_SLAP ; 11 POISON_GAS ; 12 LEER ; 13 FOCUS_ENERGY ; 14 CONFUSE_RAY ; 15 LOW_KICK ; 16 HEADBUTT ; 17 FIRE_PUNCH ; 18 THUNDERPUNCH ; 19 ROCK_TOMB ; 20 FIRE_SPIN ; 21 KARATE_CHOP ; 22 SMOG ; 23 IRON_TAIL ; 24 FLAMETHROWER ; 25 SMOKESCREEN ; 26 MACH_PUNCH ; 27 HEAT_WAVE ; 28 SOLARBEAM ; 29 FLARE_BLITZ ; 30 FIRE_BLAST ; 31 HYPER_BEAM ; 32 BULLET_SEED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VE COAL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t naturally spits an 600C flame. It is said when many appear, it heralds a volcanic eruption</text:p>
          </table:table-cell>
          <table:table-cell table:number-columns-repeated="8"/>
        </table:table-row>
        <table:table-row table:style-name="ro1">
          <table:table-cell table:style-name="pd1" office:value-type="float" office:value="163" calcext:value-type="float">
            <text:p>163</text:p>
          </table:table-cell>
          <table:table-cell table:style-name="ce2"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PSYCHIC_M, MIMIC, DOUBLE_TEAM, BIDE, FIRE_BLAST, REST, PSYWAVE, SUBSTITUTE, STRENGTH, CURSE</text:p>
          </table:table-cell>
          <table:table-cell table:style-name="ce26" office:value-type="string" calcext:value-type="string">
            <text:p>EV_ITEM, FIRE_STONE, 1, MAGMORTAR</text:p>
          </table:table-cell>
          <table:table-cell office:value-type="string" calcext:value-type="string">
            <text:p>7 MUD_SLAP ; 10 POISON_GAS ; 13 LEER ; 17 FOCUS_ENERGY ; 20 CONFUSE_RAY ; 23 LOW_KICK ; 26 HEADBUTT ; 28 FIRE_PUNCH ; 29 THUNDERPUNCH ; 33 FIRE_SPIN ; 36 KARATE_CHOP ; 38 SUNNY_DAY ; 40 SMOG ; 43 IRON_TAIL ; 46 FLAMETHROWER ; 48 SMOKESCREEN ; 51 MACH_PUNCH ; 54 HEAT_WAVE ; 57 FLARE_BLITZ ; 60 FIRE_BLAST ; 63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PITFIR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Born in an active volcano. Its body is always cloaked in flames, so it looks like a big ball of fire</text:p>
          </table:table-cell>
          <table:table-cell table:number-columns-repeated="8"/>
        </table:table-row>
        <table:table-row table:style-name="ro1">
          <table:table-cell table:style-name="pd1" office:value-type="float" office:value="164" calcext:value-type="float">
            <text:p>164</text:p>
          </table:table-cell>
          <table:table-cell table:style-name="ce3"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table:style-name="ce16"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MBER, ROCK_TOMB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THUNDERBOLT, EARTHQUAKE, PSYCHIC_M, MIMIC, DOUBLE_TEAM, BIDE, FIRE_BLAST, REST, PSYWAVE, ROCK_SLIDE, SUBSTITUTE, STRENGTH, CURSE</text:p>
          </table:table-cell>
          <table:table-cell/>
          <table:table-cell office:value-type="string" calcext:value-type="string">
            <text:p>7 MUD_SLAP ; 10 POISON_GAS ; 13 LEER ; 17 FOCUS_ENERGY ; 20 CONFUSE_RAY ; 23 LOW_KICK ; 26 HEADBUTT ; 28 FIRE_PUNCH ; 29 THUNDERPUNCH ; 31 ROCK_TOMB ; 33 FIRE_SPIN ; 36 KARATE_CHOP ; 38 SUNNY_DAY ; 40 SMOG ; 46 IRON_TAIL ; 49 FLAMETHROWER ; 51 SMOKESCREEN ; 54 MACH_PUNCH ; 57 HEAT_WAVE ; 59 SOLARBEAM ; 61 FLARE_BLITZ ; 63 FIRE_BLAST ; 66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LAST</text:p>
          </table:table-cell>
          <table:table-cell office:value-type="float" office:value="16" calcext:value-type="float">
            <text:p>1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When launching 2000C fireballs, its body takes on a whitish hue from the intense heat</text:p>
          </table:table-cell>
          <table:table-cell table:number-columns-repeated="8"/>
        </table:table-row>
        <table:table-row table:style-name="ro1">
          <table:table-cell table:style-name="pd1" office:value-type="float" office:value="165" calcext:value-type="float">
            <text:p>165</text:p>
          </table:table-cell>
          <table:table-cell table:style-name="ce2"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FLAIL, CUT, STRENGTH, CURSE</text:p>
          </table:table-cell>
          <table:table-cell table:style-name="ce26" office:value-type="string" calcext:value-type="string">
            <text:p>EV_ITEM, MEGA_STONE_X, 1, MPINSIR ; EV_ITEM, MEGA_STONE_Y, 1, MPINSIR</text:p>
          </table:table-cell>
          <table:table-cell office:value-type="string" calcext:value-type="string">
            <text:p>4 FOCUS_ENERGY ; 8 WRAP ; 12 SEISMIC_TOSS ; 17 FURY_ATTACK ; 21 ROCK_THROW ; 24 HARDEN ; 28 HEADBUTT ; 32 X_SCISSOR ; 37 ROCK_TOMB ; 42 SWORDS_DANCE ; 45 TAKE_DOWN ; 47 SUBMISSION ; 49 THRASH ; 52 SLASH ; 55 SUPERPOWER ; 58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Grips its prey in its pincers and squeezes hard! It can't move if it's cold, so it lives in warm places</text:p>
          </table:table-cell>
          <table:table-cell table:number-columns-repeated="8"/>
        </table:table-row>
        <table:table-row table:style-name="ro1">
          <table:table-cell table:style-name="pd1" office:value-type="float" office:value="166" calcext:value-type="float">
            <text:p>166</text:p>
          </table:table-cell>
          <table:table-cell table:style-name="ce3"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style-name="ce19"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X_SCISSOR, AIR_CUTT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FLAIL, CUT, STRENGTH, MEGAHORN, EXPLOSION, CURSE</text:p>
          </table:table-cell>
          <table:table-cell/>
          <table:table-cell office:value-type="string" calcext:value-type="string">
            <text:p>9 FOCUS_ENERGY ; 13 WRAP ; 17 SEISMIC_TOSS ; 22 FURY_ATTACK ; 26 ROCK_THROW ; 29 HARDEN ; 33 HEADBUTT ; 37 X_SCISSOR ; 42 ROCK_TOMB ; 47 SWORDS_DANCE ; 50 TAKE_DOWN ; 51 AIR_CUTTER ; 52 SUBMISSION ; 53 ROOST ; 54 THRASH ; 56 LEECH_LIFE ; 57 SLASH ; 60 SUPERPOWER ; 62 AIR_SLASH ; 63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float" office:value="17" calcext:value-type="float">
            <text:p>1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Mega Evolution made it constantly excited. Pierces enemies with its large horns before shredding them</text:p>
          </table:table-cell>
          <table:table-cell table:number-columns-repeated="8"/>
        </table:table-row>
        <table:table-row table:style-name="ro1">
          <table:table-cell table:style-name="pd1" office:value-type="float" office:value="167" calcext:value-type="float">
            <text:p>167</text:p>
          </table:table-cell>
          <table:table-cell table:style-name="ce2"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ICE_BEAM, BLIZZARD, HYPER_BEAM, STONE_EDGE, THUNDERBOLT, THUNDER, EARTHQUAKE, FISSURE, MIMIC, DOUBLE_TEAM, BIDE, CLOSE_COMBAT, FIRE_BLAST, OUTRAGE, REST, ROCK_SLIDE, SUBSTITUTE, SURF, STRENGTH, CURSE</text:p>
          </table:table-cell>
          <table:table-cell/>
          <table:table-cell office:value-type="string" calcext:value-type="string">
            <text:p>10 FOCUS_ENERGY ; 14 HORN_ATTACK ; 18 QUICK_ATTACK ; 21 STOMP ; 24 LEER ; 27 ROCK_TOMB ; 30 ZEN_HEADBUTT ; 34 TAKE_DOWN ; 37 HEADBUTT ; 40 REST ; 43 IRON_TAIL ; 48 THRASH ; 51 DOUBLE_EDGE ; 61 HORN_DRILL ; 70 DRILL_RUN</text:p>
          </table:table-cell>
          <table:table-cell office:value-type="string" calcext:value-type="string">
            <text:p>SFX_CRY_1D, $11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BU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85</text:p>
          </table:table-cell>
          <table:table-cell office:value-type="string" calcext:value-type="string">
            <text:p>A rowdy #MON with a lot of stamina. Once running, it won't stop until it hits something</text:p>
          </table:table-cell>
          <table:table-cell table:number-columns-repeated="8"/>
        </table:table-row>
        <table:table-row table:style-name="ro1">
          <table:table-cell table:style-name="pd1" office:value-type="float" office:value="168" calcext:value-type="float">
            <text:p>168</text:p>
          </table:table-cell>
          <table:table-cell table:style-name="ce2"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PLASH, NO_MOVE, NO_MOVE, NO_MOVE</text:p>
          </table:table-cell>
          <table:table-cell office:value-type="string" calcext:value-type="string">
            <text:p>GROWTH_SLOW</text:p>
          </table:table-cell>
          <table:table-cell table:style-name="ce25" office:value-type="string" calcext:value-type="string">
            <text:p>FLAIL</text:p>
          </table:table-cell>
          <table:table-cell office:value-type="string" calcext:value-type="string">
            <text:p>EV_LEVEL, 20, GYARADOS</text:p>
          </table:table-cell>
          <table:table-cell office:value-type="string" calcext:value-type="string">
            <text:p>10 TACKLE ; 20 FLAIL ; 50 DRAGON_RAGE</text:p>
          </table:table-cell>
          <table:table-cell office:value-type="string" calcext:value-type="string">
            <text:p>SFX_CRY_17, $80, $0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amous for being very unreliable. It can be found swimming in seas, lakes, rivers and shallow puddles</text:p>
          </table:table-cell>
          <table:table-cell table:number-columns-repeated="8"/>
        </table:table-row>
        <table:table-row table:style-name="ro1">
          <table:table-cell table:style-name="pd1" office:value-type="float" office:value="169" calcext:value-type="float">
            <text:p>169</text:p>
          </table:table-cell>
          <table:table-cell table:style-name="ce2"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FLAIL, SURF, STRENGTH, CURSE</text:p>
          </table:table-cell>
          <table:table-cell table:style-name="ce26" office:value-type="string" calcext:value-type="string">
            <text:p>EV_ITEM, MEGA_STONE_X, 1, MGYARADOS ; EV_ITEM, MEGA_STONE_Y, 1, MGYARADOS</text:p>
          </table:table-cell>
          <table:table-cell office:value-type="string" calcext:value-type="string">
            <text:p>20 BITE ; 21 BUBBLE ; 22 LEER ; 23 TWISTER ; 24 FOCUS_ENERGY ; 25 WATER_GUN ; 27 DRAGON_RAGE ; 30 WRAP ; 32 CRUNCH ; 35 DRAGONBREATH ; 37 HEADBUTT ; 38 WATER_PULSE ; 40 TAKE_DOWN ; 42 DRAGON_DANCE ; 44 IRON_TAIL ; 45 RAIN_DANCE ; 46 FLAMETHROWER ; 50 HURRICANE ; 52 THRASH ; 54 SCALD ; 56 ZAP_CANNON ; 58 HYDRO_PUMP ; 60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Brutally vicious and enormously destructive. Known for totally destroying cities in ancient times</text:p>
          </table:table-cell>
          <table:table-cell table:number-columns-repeated="8"/>
        </table:table-row>
        <table:table-row table:style-name="ro1">
          <table:table-cell table:style-name="pd1" office:value-type="float" office:value="170" calcext:value-type="float">
            <text:p>170</text:p>
          </table:table-cell>
          <table:table-cell table:style-name="ce3"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style-name="ce16"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DRAGON_RAGE, CRUNCH, TWISTER, HYPER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FLAIL, SURF, STRENGTH, ROCK_SLIDE, WILL_O_WISP, GUNK_SHOT, CURSE</text:p>
          </table:table-cell>
          <table:table-cell/>
          <table:table-cell office:value-type="string" calcext:value-type="string">
            <text:p>25 BITE ; 26 BUBBLE ; 27 LEER ; 28 TWISTER ; 29 FOCUS_ENERGY ; 30 WATER_GUN ; 32 DRAGON_RAGE ; 35 WRAP ; 37 CRUNCH ; 40 DRAGONBREATH ; 42 HEADBUTT ; 43 WATER_PULSE ; 45 TAKE_DOWN ; 47 DRAGON_DANCE ; 48 NIGHT_SLASH ; 49 IRON_TAIL ; 50 RAIN_DANCE ; 51 FLAMETHROWER ; 53 ZEN_HEADBUTT ; 55 HURRICANE ; 57 THRASH ; 59 SCALD ; 60 PLAY_ROUGH ; 61 ZAP_CANNON ; 63 HYDRO_PUMP ; 65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float" office:value="65" calcext:value-type="float">
            <text:p>65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After Mega Evolution, its brain hosts solely destructive instincts to burn everything to ash</text:p>
          </table:table-cell>
          <table:table-cell table:number-columns-repeated="8"/>
        </table:table-row>
        <table:table-row table:style-name="ro1">
          <table:table-cell table:style-name="pd1" office:value-type="float" office:value="171" calcext:value-type="float">
            <text:p>171</text:p>
          </table:table-cell>
          <table:table-cell table:style-name="ce2"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WATER_GUN, GROW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BUBBLEBEAM, ICE_BEAM, BLIZZARD, HYPER_BEAM, THUNDERBOLT, THUNDER, FISSURE, PSYCHIC_M, MIMIC, DOUBLE_TEAM, REFLECT, BIDE, HYDRO_PUMP, OUTRAGE, REST, PSYWAVE, SUBSTITUTE, FREEZE_DRY, BODY_PRESS, SURF, STRENGTH, CURSE</text:p>
          </table:table-cell>
          <table:table-cell/>
          <table:table-cell office:value-type="string" calcext:value-type="string">
            <text:p>5 SING ; 12 BITE ; 17 CONFUSE_RAY ; 21 SHOCK_WAVE ; 25 DRAGON_RAGE ; 28 BODY_SLAM ; 30 WATER_PULSE ; 35 DRAGONBREATH ; 38 AURORA_BEAM ; 40 IRON_TAIL ; 43 RAIN_DANCE ; 45 DRAGON_DANCE ; 47 HEADBUTT ; 49 ZEN_HEADBUTT ; 53 ICE_BEAM ; 57 HYDRO_PUMP ; 60 ZAP_CANNON ; 64 HORN_DRILL ; 69 DRILL_RUN</text:p>
          </table:table-cell>
          <table:table-cell office:value-type="string" calcext:value-type="string">
            <text:p>SFX_CRY_1B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A gentle soul that can read the minds of people. It can ferry people across the sea on its back</text:p>
          </table:table-cell>
          <table:table-cell table:number-columns-repeated="8"/>
        </table:table-row>
        <table:table-row table:style-name="ro1">
          <table:table-cell table:style-name="pd1" office:value-type="float" office:value="172" calcext:value-type="float">
            <text:p>172</text:p>
          </table:table-cell>
          <table:table-cell table:style-name="ce2"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table:number-columns-repeated="5" office:value-type="string" calcext:value-type="string">
            <text:p>4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ANSFORM, NO_MOVE, NO_MOVE, NO_MOVE</text:p>
          </table:table-cell>
          <table:table-cell office:value-type="string" calcext:value-type="string">
            <text:p>GROWTH_MEDIUM_FAST</text:p>
          </table:table-cell>
          <table:table-cell table:number-columns-repeated="3"/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it spots an enemy, its body transfigures into an almost perfect copy of its opponent</text:p>
          </table:table-cell>
          <table:table-cell table:number-columns-repeated="8"/>
        </table:table-row>
        <table:table-row table:style-name="ro1">
          <table:table-cell table:style-name="pd1" office:value-type="float" office:value="173" calcext:value-type="float">
            <text:p>173</text:p>
          </table:table-cell>
          <table:table-cell table:style-name="ce2"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DIG, MIMIC, DOUBLE_TEAM, REFLECT, BIDE, REST, SHADOW_BALL, SUBSTITUTE, FLAIL, CURSE</text:p>
          </table:table-cell>
          <table:table-cell office:value-type="string" calcext:value-type="string">
            <text:p>EV_ITEM, FIRE_STONE, 1, FLAREON ; EV_ITEM, THUNDER_STONE, 1, JOLTEON ; EV_ITEM, WATER_STONE, 1, VAPOREON ; EV_ITEM, SUN_STONE, 1, ESPEON ; EV_ITEM, MOON_STONE, 1, UMBREON ; EV_ITEM, LEAF_STONE, 1, LEAFEON ; EV_ITEM, ICE_STONE, 1, GLACEON ; EV_ITEM, KINGS_ROCK, 1, SYLVEON</text:p>
          </table:table-cell>
          <table:table-cell office:value-type="string" calcext:value-type="string">
            <text:p>5 SAND_ATTACK ; 10 QUICK_ATTACK ; 14 GROWL ; 17 MUD_SLAP ; 20 SWIFT ; 25 BITE ; 31 DOUBLE_KICK ; 36 FOCUS_ENERGY ; 40 TAKE_DOWN ; 45 HEADBUTT ; 50 IRON_TAIL ; 54 DOUBLE_EDGE</text:p>
          </table:table-cell>
          <table:table-cell office:value-type="string" calcext:value-type="string">
            <text:p>SFX_CRY_1A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genetic code is unstable, so it could evolve in a variety of ways. There are only a few alive</text:p>
          </table:table-cell>
          <table:table-cell table:number-columns-repeated="8"/>
        </table:table-row>
        <table:table-row table:style-name="ro1">
          <table:table-cell table:style-name="pd1" office:value-type="float" office:value="174" calcext:value-type="float">
            <text:p>174</text:p>
          </table:table-cell>
          <table:table-cell table:style-name="ce2"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TACKLE, LEER, QUICK_ATTACK, WATER_GU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DIG, MIMIC, DOUBLE_TEAM, REFLECT, BIDE, HYDRO_PUMP, REST, SHADOW_BALL, SUBSTITUTE, FLAIL, SURF, STRENGTH, CURSE</text:p>
          </table:table-cell>
          <table:table-cell/>
          <table:table-cell office:value-type="string" calcext:value-type="string">
            <text:p>5 SAND_ATTACK ; 10 QUICK_ATTACK ; 13 MUD_SLAP ; 16 WATER_GUN ; 20 HAZE ; 24 BUBBLE ; 27 FOCUS_ENERGY ; 30 BITE ; 34 HEADBUTT ; 37 WATER_PULSE ; 40 AURORA_BEAM ; 42 IRON_TAIL ; 45 DOUBLE_KICK ; 51 ACID_ARMOR ; 56 SCALD ; 60 HYDRO_PUMP</text:p>
          </table:table-cell>
          <table:table-cell office:value-type="string" calcext:value-type="string">
            <text:p>SFX_CRY_1A, $AA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UBBLE J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Its cell structure is similar to water molecules. It will melt away and become invisible in water</text:p>
          </table:table-cell>
          <table:table-cell table:number-columns-repeated="8"/>
        </table:table-row>
        <table:table-row table:style-name="ro1">
          <table:table-cell table:style-name="pd1" office:value-type="float" office:value="175" calcext:value-type="float">
            <text:p>175</text:p>
          </table:table-cell>
          <table:table-cell table:style-name="ce2"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TACKLE, LEER, QUICK_ATTACK, THUNDERSHO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THUNDERBOLT, THUNDER, DIG, MIMIC, DOUBLE_TEAM, REFLECT, BIDE, REST, THUNDER_WAVE, SHADOW_BALL, SUBSTITUTE, FLAIL, STRENGTH, FLASH, CURSE</text:p>
          </table:table-cell>
          <table:table-cell/>
          <table:table-cell office:value-type="string" calcext:value-type="string">
            <text:p>5 SAND_ATTACK ; 10 QUICK_ATTACK ; 13 MUD_SLAP ; 16 THUNDERSHOCK ; 20 THUNDER_WAVE ; 24 DOUBLE_KICK ; 27 FOCUS_ENERGY ; 30 BITE ; 34 HEADBUTT ; 37 SHOCK_WAVE ; 40 PIN_MISSILE ; 42 IRON_TAIL ; 46 AGILITY ; 50 LIGHT_SCREEN ; 55 ZAP_CANNON ; 60 THUNDER</text:p>
          </table:table-cell>
          <table:table-cell office:value-type="string" calcext:value-type="string">
            <text:p>SFX_CRY_1A, $3D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A sensitive #MON that easily becomes sad or angry. Every time its mood changes, it charges power</text:p>
          </table:table-cell>
          <table:table-cell table:number-columns-repeated="8"/>
        </table:table-row>
        <table:table-row table:style-name="ro1">
          <table:table-cell table:style-name="pd1" office:value-type="float" office:value="176" calcext:value-type="float">
            <text:p>176</text:p>
          </table:table-cell>
          <table:table-cell table:style-name="ce2"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TACKLE, LEER, QUICK_ATTACK, EMBER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WILL_O_WISP, DIG, MIMIC, DOUBLE_TEAM, REFLECT, BIDE, FIRE_BLAST, REST, SHADOW_BALL, SUBSTITUTE, FLAIL, STRENGTH, CURSE</text:p>
          </table:table-cell>
          <table:table-cell/>
          <table:table-cell office:value-type="string" calcext:value-type="string">
            <text:p>5 SAND_ATTACK ; 10 QUICK_ATTACK ; 13 MUD_SLAP ; 16 EMBER ; 20 SMOG ; 24 BITE ; 27 FOCUS_ENERGY ; 30 DOUBLE_KICK ; 34 HEADBUTT ; 38 FIRE_SPIN ; 42 IRON_TAIL ; 46 FLAMETHROWER ; 49 SUPERPOWER ; 53 HEAT_WAVE ; 57 ZAP_CANNON ; 60 FLARE_BLITZ</text:p>
          </table:table-cell>
          <table:table-cell office:value-type="string" calcext:value-type="string">
            <text:p>SFX_CRY_1A, $10, $2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It has a flame chamber inside its body. It inhales, then blows out fire that is over 1600C degrees</text:p>
          </table:table-cell>
          <table:table-cell table:number-columns-repeated="8"/>
        </table:table-row>
        <table:table-row table:style-name="ro1">
          <table:table-cell table:style-name="pd1" office:value-type="float" office:value="177" calcext:value-type="float">
            <text:p>177</text:p>
          </table:table-cell>
          <table:table-cell table:style-name="ce3"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table:style-name="ce8" office:value-type="float" office:value="65" calcext:value-type="float">
            <text:p>65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0" calcext:value-type="float">
            <text:p>60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110" calcext:value-type="float">
            <text:p>11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IG, PSYCHIC_M, MIMIC, DOUBLE_TEAM, REFLECT, BIDE, REST, SHADOW_BALL, SUBSTITUTE, FLAIL, CUT, FLASH, CURSE</text:p>
          </table:table-cell>
          <table:table-cell/>
          <table:table-cell office:value-type="string" calcext:value-type="string">
            <text:p>5 SAND_ATTACK ; 10 QUICK_ATTACK ; 13 MUD_SLAP ; 17 FOCUS_ENERGY ; 20 SWIFT ; 23 DOUBLE_KICK ; 25 PSYBEAM ; 29 LIGHT_SCREEN ; 33 BITE ; 36 CONFUSION ; 40 PSYCHIC_M ; 44 HEADBUTT ; 48 IRON_TAIL ; 52 ZEN_HEADBUTT ; 55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UN</text:p>
          </table:table-cell>
          <table:table-cell office:value-type="float" office:value="9" calcext:value-type="float">
            <text:p>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It uses the fine hair that covers its body to sense air currents and predict its enemy's actions</text:p>
          </table:table-cell>
          <table:table-cell table:number-columns-repeated="8"/>
        </table:table-row>
        <table:table-row table:style-name="ro1">
          <table:table-cell table:style-name="pd1" office:value-type="float" office:value="178" calcext:value-type="float">
            <text:p>178</text:p>
          </table:table-cell>
          <table:table-cell table:style-name="ce3"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table:style-name="ce9" office:value-type="float" office:value="95" calcext:value-type="float">
            <text:p>95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110" calcext:value-type="float">
            <text:p>110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2"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BIT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DIG, PSYCHIC_M, MIMIC, DOUBLE_TEAM, REFLECT, BIDE, REST, SHADOW_BALL, SUBSTITUTE, FLAIL, CUT, FLASH, CURSE</text:p>
          </table:table-cell>
          <table:table-cell/>
          <table:table-cell office:value-type="string" calcext:value-type="string">
            <text:p>5 SAND_ATTACK ; 10 QUICK_ATTACK ; 13 MUD_SLAP ; 17 FOCUS_ENERGY ; 20 CONFUSE_RAY ; 25 DOUBLE_KICK ; 29 HEADBUTT ; 33 CRUNCH ; 37 IRON_TAIL ; 40 DARK_PULSE ; 45 SCREECH ; 50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ONLIGHT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en darkness falls, the rings on the body begin to glow, striking fear in the hearts of anyone nearby</text:p>
          </table:table-cell>
          <table:table-cell table:number-columns-repeated="8"/>
        </table:table-row>
        <table:table-row table:style-name="ro1">
          <table:table-cell table:style-name="pd1" office:value-type="float" office:value="179" calcext:value-type="float">
            <text:p>179</text:p>
          </table:table-cell>
          <table:table-cell table:style-name="ce3"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table:style-name="ce8" office:value-type="float" office:value="65" calcext:value-type="float">
            <text:p>65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130" calcext:value-type="float">
            <text:p>130</text:p>
          </table:table-cell>
          <table:table-cell table:style-name="ce14" office:value-type="float" office:value="65" calcext:value-type="float">
            <text:p>65</text:p>
          </table:table-cell>
          <table:table-cell table:style-name="ce9" office:value-type="float" office:value="95" calcext:value-type="float">
            <text:p>95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RAZOR_LEAF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DIG, MIMIC, DOUBLE_TEAM, REFLECT, BIDE, REST, X_SCISSOR, SHADOW_BALL, SUBSTITUTE, FLAIL, STRENGTH, FLASH, CURSE</text:p>
          </table:table-cell>
          <table:table-cell/>
          <table:table-cell office:value-type="string" calcext:value-type="string">
            <text:p>5 SAND_ATTACK ; 10 QUICK_ATTACK ; 13 MUD_SLAP ; 17 FOCUS_ENERGY ; 20 LEECH_SEED ; 23 DOUBLE_KICK ; 25 MAGICAL_LEAF ; 29 HEADBUTT ; 32 BULLET_SEED ; 34 SUNNY_DAY ; 36 IRON_TAIL ; 39 RAZOR_LEAF ; 42 GIGA_DRAIN ; 44 SWORDS_DANCE ; 48 ENERGY_BALL ; 51 AERIAL_ACE ; 53 SOLARBEAM ; 57 LEAF_STORM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VERDANT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ust like a plant, it uses photosynthesis. As a result, it is always enveloped in clear air</text:p>
          </table:table-cell>
          <table:table-cell table:number-columns-repeated="8"/>
        </table:table-row>
        <table:table-row table:style-name="ro1">
          <table:table-cell table:style-name="pd1" office:value-type="float" office:value="180" calcext:value-type="float">
            <text:p>180</text:p>
          </table:table-cell>
          <table:table-cell table:style-name="ce3"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table:style-name="ce8" office:value-type="float" office:value="65" calcext:value-type="float">
            <text:p>6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10" calcext:value-type="float">
            <text:p>110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2" office:value-type="string" calcext:value-type="string">
            <text:p>ICE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AURORA_BE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ICE_BEAM, BLIZZARD, HYPER_BEAM, MIRROR_COAT, DIG, MIMIC, DOUBLE_TEAM, REFLECT, BIDE, REST, SHADOW_BALL, SUBSTITUTE, FLAIL, FREEZE_DRY, STRENGTH, CURSE</text:p>
          </table:table-cell>
          <table:table-cell/>
          <table:table-cell office:value-type="string" calcext:value-type="string">
            <text:p>5 SAND_ATTACK ; 10 QUICK_ATTACK ; 13 MUD_SLAP ; 17 FOCUS_ENERGY ; 20 WATER_PULSE ; 25 BITE ; 27 HEADBUTT ; 30 DOUBLE_KICK ; 35 ICICLE_SPEAR ; 37 HAIL ; 40 IRON_TAIL ; 42 ICE_BEAM ; 45 MIRROR_COAT ; 49 ICICLE_CRASH ; 53 BARRIER ; 57 BLIZZAR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FRESH SNOW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s a protective technique, it can completely freeze its fur to make its hairs stand like needles</text:p>
          </table:table-cell>
          <table:table-cell table:number-columns-repeated="8"/>
        </table:table-row>
        <table:table-row table:style-name="ro1">
          <table:table-cell table:style-name="pd1" office:value-type="float" office:value="181" calcext:value-type="float">
            <text:p>181</text:p>
          </table:table-cell>
          <table:table-cell table:style-name="ce3"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table:style-name="ce9" office:value-type="float" office:value="95" calcext:value-type="float">
            <text:p>95</text:p>
          </table:table-cell>
          <table:table-cell table:number-columns-repeated="2" table:style-name="ce12" office:value-type="float" office:value="65" calcext:value-type="float">
            <text:p>65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ACKLE, LEER, QUICK_ATTACK, DRAININGKISS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RAININGKISS, DIG, MOONBLAST, MIMIC, DOUBLE_TEAM, REFLECT, BIDE, REST, SHADOW_BALL, SUBSTITUTE, FLAIL, CUT, FLASH, CURSE</text:p>
          </table:table-cell>
          <table:table-cell/>
          <table:table-cell office:value-type="string" calcext:value-type="string">
            <text:p>5 SAND_ATTACK ; 10 QUICK_ATTACK ; 13 MUD_SLAP ; 17 FOCUS_ENERGY ; 20 SWIFT ; 25 DOUBLE_KICK ; 30 LIGHT_SCREEN ; 33 HEADBUTT ; 35 MISTY_TERRAIN ; 39 DRAININGKISS ; 42 IRON_TAIL ; 47 PLAY_ROUGH ; 51 MAGICAL_LEAF ; 55 MOONBLAST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INTERTWINE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sends a soothing aura from its ribbonlike feelers to calm fights</text:p>
          </table:table-cell>
          <table:table-cell table:number-columns-repeated="8"/>
        </table:table-row>
        <table:table-row table:style-name="ro1">
          <table:table-cell table:style-name="pd1" office:value-type="float" office:value="182" calcext:value-type="float">
            <text:p>182</text:p>
          </table:table-cell>
          <table:table-cell table:style-name="ce2"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, CURSE</text:p>
          </table:table-cell>
          <table:table-cell table:style-name="ce26" office:value-type="string" calcext:value-type="string">
            <text:p>EV_ITEM, UPGRADE, 1, PORYGON2</text:p>
          </table:table-cell>
          <table:table-cell office:value-type="string" calcext:value-type="string">
            <text:p>10 TELEPORT ; 15 THUNDERSHOCK ; 20 BARRIER ; 25 SWIFT ; 28 RECOVER ; 31 AGILITY ; 33 PSYBEAM ; 35 TRI_ATTACK ; 37 SHOCK_WAVE ; 39 HEADBUTT ; 42 TRI_ATTACK ; 45 ZEN_HEADBUTT ; 47 AMNESIA ; 50 IRON_TAIL ; 52 AERIAL_ACE ; 55 ZAP_CANNON ; 58 SOLARBEAM ; 60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A #MON that consists entirely of programming code. Capable of moving freely in cyberspace</text:p>
          </table:table-cell>
          <table:table-cell table:number-columns-repeated="8"/>
        </table:table-row>
        <table:table-row table:style-name="ro1">
          <table:table-cell table:style-name="pd1" office:value-type="float" office:value="183" calcext:value-type="float">
            <text:p>183</text:p>
          </table:table-cell>
          <table:table-cell table:style-name="ce3"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table:style-name="ce10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16"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, CURSE</text:p>
          </table:table-cell>
          <table:table-cell table:style-name="ce26" office:value-type="string" calcext:value-type="string">
            <text:p>EV_ITEM, DUBIOUS_DISK, 1, PORYGONZ</text:p>
          </table:table-cell>
          <table:table-cell office:value-type="string" calcext:value-type="string">
            <text:p>10 TELEPORT ; 15 THUNDERSHOCK ; 20 BARRIER ; 25 SWIFT ; 28 RECOVER ; 31 AGILITY ; 33 PSYBEAM ; 35 TRI_ATTACK ; 40 SHOCK_WAVE ; 43 HEADBUTT ; 45 TRI_ATTACK ; 48 ZEN_HEADBUTT ; 50 AMNESIA ; 53 IRON_TAIL ; 55 AERIAL_ACE ; 58 ZAP_CANNON ; 61 SOLARBEAM ; 63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6" calcext:value-type="float">
            <text:p>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Further research enhanced its abilities. Sometimes, it may exhibit motions that were not programmed</text:p>
          </table:table-cell>
          <table:table-cell table:number-columns-repeated="8"/>
        </table:table-row>
        <table:table-row table:style-name="ro1">
          <table:table-cell table:style-name="pd1" office:value-type="float" office:value="184" calcext:value-type="float">
            <text:p>184</text:p>
          </table:table-cell>
          <table:table-cell table:style-name="ce3"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16"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DOUBLE_EDGE, ICE_BEAM, BLIZZARD, HYPER_BEAM, THUNDERBOLT, THUNDER, PSYCHIC_M, MIMIC, DOUBLE_TEAM, REFLECT, BIDE, REST, THUNDER_WAVE, PSYWAVE, SHADOW_BALL, SUBSTITUTE, FLASH, SWORDS_DANCE, CURSE</text:p>
          </table:table-cell>
          <table:table-cell/>
          <table:table-cell office:value-type="string" calcext:value-type="string">
            <text:p>10 TELEPORT ; 15 THUNDERSHOCK ; 20 BARRIER ; 25 SWIFT ; 28 RECOVER ; 31 AGILITY ; 33 PSYBEAM ; 35 TRI_ATTACK ; 38 TRICK_ROOM ; 40 SHOCK_WAVE ; 45 HEADBUTT ; 47 TRI_ATTACK ; 50 ZEN_HEADBUTT ; 52 AMNESIA ; 55 IRON_TAIL ; 57 AERIAL_ACE ; 60 ZAP_CANNON ; 63 SOLARBEAM ; 65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Its programming was modified to enable travel to alien dimensions. It did not work as planned..</text:p>
          </table:table-cell>
          <table:table-cell table:number-columns-repeated="8"/>
        </table:table-row>
        <table:table-row table:style-name="ro1">
          <table:table-cell table:style-name="pd1" office:value-type="float" office:value="185" calcext:value-type="float">
            <text:p>185</text:p>
          </table:table-cell>
          <table:table-cell table:style-name="ce2"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WATER_GUN, DEFENSE_CUR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HYDRO_PUMP, REST, ROCK_SLIDE, SUBSTITUTE, GYRO_BALL, SURF, CURSE</text:p>
          </table:table-cell>
          <table:table-cell office:value-type="string" calcext:value-type="string">
            <text:p>EV_LEVEL, 40, OMASTAR</text:p>
          </table:table-cell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2 WATER_PULSE ; 45 SPIKE_CANNON ; 48 AURORA_BEAM ; 51 SCALD ; 53 HYDRO_PUMP</text:p>
          </table:table-cell>
          <table:table-cell office:value-type="string" calcext:value-type="string">
            <text:p>SFX_CRY_1F, $F0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n ancient #MON that was recovered from a fossil. It swims by cleverly twisting its 10 tentacles about</text:p>
          </table:table-cell>
          <table:table-cell table:number-columns-repeated="8"/>
        </table:table-row>
        <table:table-row table:style-name="ro1">
          <table:table-cell table:style-name="pd1" office:value-type="float" office:value="186" calcext:value-type="float">
            <text:p>186</text:p>
          </table:table-cell>
          <table:table-cell table:style-name="ce2"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WATER_GUN, DEFENSE_CURL, HORN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SEISMIC_TOSS, STONE_EDGE, MIMIC, DOUBLE_TEAM, REFLECT, BIDE, HYDRO_PUMP, REST, ROCK_SLIDE, SUBSTITUTE, GYRO_BALL, SURF, CURSE</text:p>
          </table:table-cell>
          <table:table-cell/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0 PIN_MISSILE ; 43 CRUNCH ; 46 WATER_PULSE ; 48 SPIKE_CANNON ; 51 SUBMISSION ; 54 AURORA_BEAM ; 56 SCALD ; 58 HYDRO_PUMP ; 61 HORN_DRILL</text:p>
          </table:table-cell>
          <table:table-cell office:value-type="string" calcext:value-type="string">
            <text:p>SFX_CRY_1F, $FF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Sharp beaks ring its mouth. Its shell was too big for it to move freely, so it became extinct</text:p>
          </table:table-cell>
          <table:table-cell table:number-columns-repeated="8"/>
        </table:table-row>
        <table:table-row table:style-name="ro1">
          <table:table-cell table:style-name="pd1" office:value-type="float" office:value="187" calcext:value-type="float">
            <text:p>187</text:p>
          </table:table-cell>
          <table:table-cell table:style-name="ce2"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SCRATCH, HARD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GIGA_DRAIN, STONE_EDGE, DIG, MIMIC, DOUBLE_TEAM, REFLECT, BIDE, HYDRO_PUMP, REST, ROCK_SLIDE, SUBSTITUTE, FLAIL, SURF, CURSE</text:p>
          </table:table-cell>
          <table:table-cell office:value-type="string" calcext:value-type="string">
            <text:p>EV_LEVEL, 40, KABUTOPS</text:p>
          </table:table-cell>
          <table:table-cell office:value-type="string" calcext:value-type="string">
            <text:p>9 WATER_GUN ; 11 ABSORB ; 14 MUD_SLAP ; 17 AQUA_JET ; 20 ROCK_THROW ; 22 SCREECH ; 24 RAPID_SPIN ; 26 MUD_SHOT ; 29 CONFUSE_RAY ; 32 MEGA_DRAIN ; 35 SLASH ; 38 LEECH_LIFE ; 41 ROCK_TOMB ; 43 AERIAL_ACE ; 45 WATER_PULSE ; 49 AURORA_BEAM ; 53 SCALD ; 57 HYDRO_PUMP ; 61 STONE_EDGE</text:p>
          </table:table-cell>
          <table:table-cell office:value-type="string" calcext:value-type="string">
            <text:p>SFX_CRY_16, $BB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A #MON that was recovered from a fossil. It uses the eyes on its back while hiding on the sea floor</text:p>
          </table:table-cell>
          <table:table-cell table:number-columns-repeated="8"/>
        </table:table-row>
        <table:table-row table:style-name="ro1">
          <table:table-cell table:style-name="pd1" office:value-type="float" office:value="188" calcext:value-type="float">
            <text:p>188</text:p>
          </table:table-cell>
          <table:table-cell table:style-name="ce2"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CRATCH, HARDEN, ABSOR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SEISMIC_TOSS, GIGA_DRAIN, STONE_EDGE, DIG, MIMIC, DOUBLE_TEAM, REFLECT, BIDE, HYDRO_PUMP, REST, X_SCISSOR, ROCK_SLIDE, SUBSTITUTE, FLAIL, CUT, SURF, CURSE</text:p>
          </table:table-cell>
          <table:table-cell/>
          <table:table-cell office:value-type="string" calcext:value-type="string">
            <text:p>9 WATER_GUN ; 11 ABSORB ; 14 MUD_SLAP ; 17 AQUA_JET ; 19 LOW_KICK ; 20 ROCK_THROW ; 22 SCREECH ; 24 RAPID_SPIN ; 26 MUD_SHOT ; 29 CONFUSE_RAY ; 32 MEGA_DRAIN ; 35 SLASH ; 38 LEECH_LIFE ; 44 ROCK_TOMB ; 46 AERIAL_ACE ; 48 WATER_PULSE ; 50 SUBMISSION ; 52 AURORA_BEAM ; 54 PSYCHO_CUT ; 56 SCALD ; 58 SUPERPOWER ; 60 HYDRO_PUMP ; 62 NIGHT_SLASH ; 64 STONE_EDGE</text:p>
          </table:table-cell>
          <table:table-cell office:value-type="string" calcext:value-type="string">
            <text:p>SFX_CRY_18, $EE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slim and fast swimmer. It slices its prey with its sharp sickles and drinks the body fluids</text:p>
          </table:table-cell>
          <table:table-cell table:number-columns-repeated="8"/>
        </table:table-row>
        <table:table-row table:style-name="ro1">
          <table:table-cell table:style-name="pd1" office:value-type="float" office:value="189" calcext:value-type="float">
            <text:p>189</text:p>
          </table:table-cell>
          <table:table-cell table:style-name="ce2"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ING_ATTACK, AGILITY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CURSE</text:p>
          </table:table-cell>
          <table:table-cell table:style-name="ce26" office:value-type="string" calcext:value-type="string">
            <text:p>EV_ITEM, MEGA_STONE_X, 1, MARODACTYL ; EV_ITEM, MEGA_STONE_Y, 1, MARODACTYL</text:p>
          </table:table-cell>
          <table:table-cell office:value-type="string" calcext:value-type="string">
            <text:p>5 SUPERSONIC ; 7 WING_ATTACK ; 10 ROCK_THROW ; 13 BITE ; 17 AERIAL_ACE ; 20 ROCK_SLIDE ; 23 DRAGON_RAGE ; 27 CRUNCH ; 30 STEEL_WING ; 33 IRON_TAIL ; 35 ROCK_TOMB ; 38 DRAGONBREATH ; 40 ROOST ; 42 DRAGON_DANCE ; 45 FLAMETHROWER ; 49 AIR_CUTTER ; 53 STONE_EDGE ; 57 HURRICANE ; 60 HYPER_BEAM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A savage #MON that died out in ancient times. It was resurrected using DNA taken from amber</text:p>
          </table:table-cell>
          <table:table-cell table:number-columns-repeated="8"/>
        </table:table-row>
        <table:table-row table:style-name="ro1">
          <table:table-cell table:style-name="pd1" office:value-type="float" office:value="190" calcext:value-type="float">
            <text:p>190</text:p>
          </table:table-cell>
          <table:table-cell table:style-name="ce3"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style-name="ce18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WING_ATTACK, AGILITY, ROCK_SLID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BRAVE_BIRD, BODY_SLAM, CURSE</text:p>
          </table:table-cell>
          <table:table-cell/>
          <table:table-cell office:value-type="string" calcext:value-type="string">
            <text:p>10 SUPERSONIC ; 12 WING_ATTACK ; 15 ROCK_THROW ; 18 BITE ; 22 AERIAL_ACE ; 25 ROCK_SLIDE ; 28 DRAGON_RAGE ; 30 SUPER_FANG ; 32 CRUNCH ; 35 STEEL_WING ; 38 IRON_TAIL ; 40 ROCK_TOMB ; 43 DRAGONBREATH ; 45 ROOST ; 47 DRAGON_DANCE ; 50 FLAMETHROWER ; 52 EXTREMESPEED ; 54 AIR_CUTTER ; 58 STONE_EDGE ; 62 HURRICANE ; 65 HYPER_BEAM ; 67 HEAD_SMASH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float" office:value="21" calcext:value-type="float">
            <text:p>2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Mega Evolution brought back ancestral stones and made it more vicious than ever out of sheer pain</text:p>
          </table:table-cell>
          <table:table-cell table:number-columns-repeated="8"/>
        </table:table-row>
        <table:table-row table:style-name="ro1">
          <table:table-cell table:style-name="pd1" office:value-type="float" office:value="191" calcext:value-type="float">
            <text:p>191</text:p>
          </table:table-cell>
          <table:table-cell table:style-name="ce3"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style-name="ce18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10, SNORLAX</text:p>
          </table:table-cell>
          <table:table-cell office:value-type="string" calcext:value-type="string">
            <text:p>10 LICK ; 11 BITE ; 12 MUD_SLAP ; 13 CRUNCH ; 14 AMNESIA ; 15 REST ; 16 BODY_SLAM ; 17 METRONOME ; 18 HARDEN ; 19 SCREECH ; 20 ROCK_TOMB ; 21 LOVELY_KISS ; 22 FIRE_PUNCH ; 23 ICE_PUNCH ; 24 THUNDERPUNCH ; 25 DOUBLE_EDGE ; 26 SUBMISSION ; 27 ZEN_HEADBUTT ; 28 SUPERPOWER ; 29 HYPER_BEAM ; 30 PLAY_ROUGH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IG EATER</text:p>
          </table:table-cell>
          <table:table-cell office:value-type="float" office:value="6" calcext:value-type="float">
            <text:p>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In its desperation to gulp down food, it forgets about the food it has hidden under its fur</text:p>
          </table:table-cell>
          <table:table-cell table:number-columns-repeated="8"/>
        </table:table-row>
        <table:table-row table:style-name="ro1">
          <table:table-cell table:style-name="pd1" office:value-type="float" office:value="192" calcext:value-type="float">
            <text:p>192</text:p>
          </table:table-cell>
          <table:table-cell table:style-name="ce2"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HEADBUTT, AMNESIA, RES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THUNDERBOLT, THUNDER, EARTHQUAKE, FISSURE, PSYCHIC_M, MIMIC, DOUBLE_TEAM, REFLECT, BIDE, HYDRO_PUMP, SELFDESTRUCT, FIRE_BLAST, OUTRAGE, REST, GUNK_SHOT, PSYWAVE, ROCK_SLIDE, SHADOW_BALL, SUBSTITUTE, FLAIL, BODY_PRESS, SURF, STRENGTH, CURSE</text:p>
          </table:table-cell>
          <table:table-cell/>
          <table:table-cell office:value-type="string" calcext:value-type="string">
            <text:p>10 LICK ; 13 BITE ; 15 MUD_SLAP ; 18 CRUNCH ; 21 AMNESIA ; 27 REST ; 30 BODY_SLAM ; 33 METRONOME ; 35 HARDEN ; 37 SCREECH ; 39 ROCK_TOMB ; 42 LOVELY_KISS ; 46 FIRE_PUNCH ; 47 ICE_PUNCH ; 48 THUNDERPUNCH ; 50 DOUBLE_EDGE ; 52 SUBMISSION ; 55 ZEN_HEADBUTT ; 58 SUPERPOWER ; 61 HYPER_BEAM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21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Will eat anything, even if the food happens to be a little moldy. It never gets an upset stomach</text:p>
          </table:table-cell>
          <table:table-cell table:number-columns-repeated="8"/>
        </table:table-row>
        <table:table-row table:style-name="ro1">
          <table:table-cell table:style-name="pd1" office:value-type="float" office:value="193" calcext:value-type="float">
            <text:p>193</text:p>
          </table:table-cell>
          <table:table-cell table:style-name="ce2"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PECK, ICE_BEAM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REEZE_DRY, FLY, CURSE</text:p>
          </table:table-cell>
          <table:table-cell/>
          <table:table-cell office:value-type="string" calcext:value-type="string">
            <text:p>5 GUST ; 10 REFLECT ; 15 LEER ; 20 AGILITY ; 25 SWIFT ; 30 HAZE ; 34 TWISTER ; 37 WATER_PULSE ; 40 STEEL_WING ; 42 AIR_CUTTER ; 47 ROOST ; 50 ICE_BEAM ; 52 AIR_SLASH ; 54 ICICLE_SPEAR ; 55 HAIL ; 58 AERIAL_ACE ; 61 BLIZZARD ; 65 HURRICANE</text:p>
          </table:table-cell>
          <table:table-cell office:value-type="string" calcext:value-type="string">
            <text:p>SFX_CRY_09, $80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53</text:p>
          </table:table-cell>
          <table:table-cell office:value-type="string" calcext:value-type="string">
            <text:p>A legendary bird #MON. It freezes water that is contained in winter air and makes it snow</text:p>
          </table:table-cell>
          <table:table-cell table:number-columns-repeated="8"/>
        </table:table-row>
        <table:table-row table:style-name="ro1">
          <table:table-cell table:style-name="pd1" office:value-type="float" office:value="194" calcext:value-type="float">
            <text:p>194</text:p>
          </table:table-cell>
          <table:table-cell table:style-name="ce2"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HUNDERSHOCK, DRILL_PECK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THUNDERBOLT, THUNDER, MIMIC, DOUBLE_TEAM, REFLECT, BIDE, BRAVE_BIRD, REST, THUNDER_WAVE, SUBSTITUTE, FLY, FLASH, CURSE</text:p>
          </table:table-cell>
          <table:table-cell/>
          <table:table-cell office:value-type="string" calcext:value-type="string">
            <text:p>5 THUNDERSHOCK ; 7 LEER ; 10 LIGHT_SCREEN ; 15 PECK ; 20 AGILITY ; 25 SWIFT ; 30 THUNDER_WAVE ; 31 SHOCK_WAVE ; 34 TWISTER ; 37 AERIAL_ACE ; 40 STEEL_WING ; 42 DRILL_PECK ; 47 ROOST ; 50 HEAT_WAVE ; 53 ZAP_CANNON ; 57 RAIN_DANCE ; 60 AIR_CUTTER ; 63 THUNDER ; 65 HURRICANE</text:p>
          </table:table-cell>
          <table:table-cell office:value-type="string" calcext:value-type="string">
            <text:p>SFX_CRY_18, $FF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This legendary bird #MON is said to appear when the sky turns dark and lightning showers down</text:p>
          </table:table-cell>
          <table:table-cell table:number-columns-repeated="8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2"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PECK, FIRE_SPIN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WILL_O_WISP, MIMIC, DOUBLE_TEAM, REFLECT, BIDE, FIRE_BLAST, BRAVE_BIRD, REST, SUBSTITUTE, FLY, CURSE</text:p>
          </table:table-cell>
          <table:table-cell/>
          <table:table-cell office:value-type="string" calcext:value-type="string">
            <text:p>5 EMBER ; 7 GUST ; 10 LEER ; 15 WING_ATTACK ; 20 AGILITY ; 25 SWIFT ; 30 TWISTER ; 35 AIR_SLASH ; 40 STEEL_WING ; 42 AERIAL_ACE ; 47 ROOST ; 50 FIRE_SPIN ; 52 FLAMETHROWER ; 53 AIR_CUTTER ; 55 SUNNY_DAY ; 57 HEAT_WAVE ; 60 SOLARBEAM ; 63 FLARE_BLITZ ; 65 HURRICANE</text:p>
          </table:table-cell>
          <table:table-cell office:value-type="string" calcext:value-type="string">
            <text:p>SFX_CRY_09, $F8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A legendary bird #MON. As it flaps its flaming wings, even the night sky will turn red</text:p>
          </table:table-cell>
          <table:table-cell table:number-columns-repeated="8"/>
        </table:table-row>
        <table:table-row table:style-name="ro1">
          <table:table-cell table:style-name="pd1" office:value-type="float" office:value="196" calcext:value-type="float">
            <text:p>196</text:p>
          </table:table-cell>
          <table:table-cell table:style-name="ce2"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5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, CURSE</text:p>
          </table:table-cell>
          <table:table-cell office:value-type="string" calcext:value-type="string">
            <text:p>EV_LEVEL, 30, DRAGONAIR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1 FIRE_SPIN ; 33 WATER_PULSE ; 35 FLAMETHROWER ; 38 DRAGON_RAGE ; 42 DRAGON_DANCE ; 44 IRON_TAIL ; 46 RAIN_DANCE ; 48 AQUA_JET ; 50 HYPER_BEAM ; 53 ZAP_CANNON ; 55 OUTRAGE</text:p>
          </table:table-cell>
          <table:table-cell office:value-type="string" calcext:value-type="string">
            <text:p>SFX_CRY_0F, $60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he existence of this mythical #MON was only recently confirmed by a fisherman who caught one</text:p>
          </table:table-cell>
          <table:table-cell table:number-columns-repeated="8"/>
        </table:table-row>
        <table:table-row table:style-name="ro1">
          <table:table-cell table:style-name="pd1" office:value-type="float" office:value="197" calcext:value-type="float">
            <text:p>197</text:p>
          </table:table-cell>
          <table:table-cell table:style-name="ce2"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7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WRAP, LEER, THUNDER_WA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, CURSE</text:p>
          </table:table-cell>
          <table:table-cell office:value-type="string" calcext:value-type="string">
            <text:p>EV_LEVEL, 55, DRAGONITE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4 FIRE_SPIN ; 36 WATER_PULSE ; 38 FLAMETHROWER ; 41 DRAGON_RAGE ; 45 DRAGON_DANCE ; 47 IRON_TAIL ; 49 RAIN_DANCE ; 51 AQUA_JET ; 53 HYPER_BEAM ; 55 HORN_DRILL ; 57 ZAP_CANNON ; 59 OUTRAGE</text:p>
          </table:table-cell>
          <table:table-cell office:value-type="string" calcext:value-type="string">
            <text:p>SFX_CRY_0F, $4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According to a witness, its body was surrounded by a strange aura that gave it a mystical look</text:p>
          </table:table-cell>
          <table:table-cell table:number-columns-repeated="8"/>
        </table:table-row>
        <table:table-row table:style-name="ro1">
          <table:table-cell table:style-name="pd1" office:value-type="float" office:value="198" calcext:value-type="float">
            <text:p>198</text:p>
          </table:table-cell>
          <table:table-cell table:style-name="ce2"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WRAP, LEER, THUNDER_WAVE, AGILITY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DRAGON_CLAW, TOXIC, BODY_SLAM, DOUBLE_EDGE, BUBBLEBEAM, ICE_BEAM, BLIZZARD, HYPER_BEAM, STONE_EDGE, THUNDERBOLT, THUNDER, EARTHQUAKE, MIMIC, DOUBLE_TEAM, REFLECT, BIDE, HYDRO_PUMP, FIRE_BLAST, OUTRAGE, REST, THUNDER_WAVE, ROCK_SLIDE, SUBSTITUTE, BODY_PRESS, CUT, FLY, SURF, STRENGTH, CURSE</text:p>
          </table:table-cell>
          <table:table-cell/>
          <table:table-cell office:value-type="string" calcext:value-type="string">
            <text:p>5 TWISTER ; 7 SUPERSONIC ; 10 THUNDER_WAVE ; 12 LIGHT_SCREEN ; 16 SWIFT ; 17 AERIAL_ACE ; 18 SHOCK_WAVE ; 20 AGILITY ; 22 DRAGONBREATH ; 25 SLAM ; 28 HEADBUTT ; 34 FIRE_SPIN ; 36 WATER_PULSE ; 39 FLAMETHROWER ; 42 DRAGON_RAGE ; 45 DRAGON_DANCE ; 48 IRON_TAIL ; 49 RAIN_DANCE ; 51 AQUA_JET ; 53 HYPER_BEAM ; 55 HURRICANE ; 56 STEEL_WING ; 57 ROOST ; 58 AIR_SLASH ; 59 HORN_DRILL ; 60 AIR_CUTTER ; 61 ZAP_CANNON ; 62 SUPERPOWER ; 63 FIRE_PUNCH ; 64 THUNDERPUNCH ; 65 ICE_PUNCH ; 66 ROCK_TOMB ; 67 HEAT_WAVE ; 70 OUTRAGE ; 75 BARRIER ; 80 EXTREMESPEED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It is said that this #MON lives somewhere in the sea and that it flies. However, it is only a rumor</text:p>
          </table:table-cell>
          <table:table-cell table:number-columns-repeated="8"/>
        </table:table-row>
        <table:table-row table:style-name="ro1">
          <table:table-cell table:style-name="pd1" office:value-type="float" office:value="199" calcext:value-type="float">
            <text:p>199</text:p>
          </table:table-cell>
          <table:table-cell table:style-name="ce2"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CURSE</text:p>
          </table:table-cell>
          <table:table-cell table:style-name="ce26" office:value-type="string" calcext:value-type="string">
            <text:p>EV_ITEM, MEGA_STONE_X, 1, MMEWTWOX ; EV_ITEM, MEGA_STONE_Y, 1, MMEWTWOY</text:p>
          </table:table-cell>
          <table:table-cell office:value-type="string" calcext:value-type="string">
            <text:p>16 PSYCHO_CUT ; 20 FIRE_PUNCH ; 21 ICE_PUNCH ; 22 THUNDERPUNCH ; 32 LIGHT_SCREEN ; 36 SHOCK_WAVE ; 40 AGILITY ; 48 AMNESIA ; 60 BARRIER ; 64 PSYCHIC_M ; 70 RECOVER ; 71 DRAIN_PUNCH ; 72 ZEN_HEADBUTT ; 73 IRON_TAIL ; 74 CONFUSE_RAY ; 75 ROCK_TOMB ; 76 WATER_PULSE ; 77 HURRICANE ; 78 ENERGY_BALL ; 79 FLAMETHROWER ; 80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Its DNA is almost the same as MEW's. However, its size and disposition are vastly different</text:p>
          </table:table-cell>
          <table:table-cell table:number-columns-repeated="8"/>
        </table:table-row>
        <table:table-row table:style-name="ro1">
          <table:table-cell table:style-name="pd1" office:value-type="float" office:value="200" calcext:value-type="float">
            <text:p>200</text:p>
          </table:table-cell>
          <table:table-cell table:style-name="ce3"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16"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IGHT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SWORDS_DANCE, CLOSE_COMBAT, GUNK_SHOT, SHADOW_SNEAK, METEOR_MASH, MIRROR_COAT, DARK_PULSE, CURS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SUPERPOWER ; 71 SLUDGE_WAVE ; 72 SHADOW_CLAW ; 73 HI_JUMP_KICK ; 74 LEECH_LIFE ; 75 RECOVER ; 76 DRAIN_PUNCH ; 77 ZEN_HEADBUTT ; 78 IRON_TAIL ; 79 CONFUSE_RAY ; 80 ROCK_TOMB ; 81 WATER_PULSE ; 82 HURRICANE ; 83 ENERGY_BALL ; 84 PLAY_ROUGH ; 84 FLAMETHROWER ; 85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23" calcext:value-type="float">
            <text:p>23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Psychic power augmented its mus-cles. Has a grip of one ton and can sprint 100 meters in 2 seconds</text:p>
          </table:table-cell>
          <table:table-cell table:number-columns-repeated="8"/>
        </table:table-row>
        <table:table-row table:style-name="ro1">
          <table:table-cell table:style-name="pd1" office:value-type="float" office:value="201" calcext:value-type="float">
            <text:p>201</text:p>
          </table:table-cell>
          <table:table-cell table:style-name="ce3"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style-name="ce16"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HYDRO_PUMP, SURF, GIGA_DRAIN, MIRROR_COAT, OUTRAGE, MOONBLAST, DRAININGKISS, CURS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NIGHT_SLASH ; 71 PLAY_ROUGH ; 72 DRAGONBREATH ; 73 HEAT_WAVE ; 74 RAZOR_LEAF ; 75 RECOVER ; 76 DRAIN_PUNCH ; 77 ZEN_HEADBUTT ; 78 IRON_TAIL ; 79 CONFUSE_RAY ; 80 ROCK_TOMB ; 81 WATER_PULSE ; 82 HURRICANE ; 83 ENERGY_BALL ; 84 X_SCISSOR ; 84 FLAMETHROWER ; 85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ts mental power grew phenomenally. With a mere thought, it can smash a skyscraper to smithereens</text:p>
          </table:table-cell>
          <table:table-cell table:number-columns-repeated="8"/>
        </table:table-row>
        <table:table-row table:style-name="ro1">
          <table:table-cell table:style-name="pd1" office:value-type="float" office:value="202" calcext:value-type="float">
            <text:p>202</text:p>
          </table:table-cell>
          <table:table-cell table:style-name="ce2"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table:number-columns-repeated="5" office:value-type="string" calcext:value-type="string">
            <text:p>10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SWORDS_DANCE, COUNTER, DRAGON_CLAW, TOXIC, DARK_PULSE, BODY_SLAM, METEOR_MASH, DOUBLE_EDGE, BUBBLEBEAM, METRONOME, ICE_BEAM, BLIZZARD, HYPER_BEAM, MIRROR_COAT, DRAININGKISS, FLASH_CANNON, SEISMIC_TOSS, FEINT_ATTACK, GIGA_DRAIN, STONE_EDGE, WILL_O_WISP, THUNDERBOLT, THUNDER, EARTHQUAKE, FISSURE, DIG, PSYCHIC_M, MOONBLAST, MIMIC, DOUBLE_TEAM, REFLECT, BIDE, HYDRO_PUMP, SELFDESTRUCT, CLOSE_COMBAT, FIRE_BLAST, SHADOW_SNEAK, OUTRAGE, BRAVE_BIRD, REST, GUNK_SHOT, X_SCISSOR, THUNDER_WAVE, PSYWAVE, EXPLOSION, ROCK_SLIDE, SHADOW_BALL, SUBSTITUTE, FREEZE_DRY, GYRO_BALL, BODY_PRESS, FLAIL, CURSE, CUT, FLY, SURF, STRENGTH, FLASH</text:p>
          </table:table-cell>
          <table:table-cell/>
          <table:table-cell office:value-type="string" calcext:value-type="string">
            <text:p>2 POUND ; 3 SCREECH ; 4 LIGHT_SCREEN ; 5 DEFENSE_CURL ; 6 BARRIER ; 7 HYPNOSIS ; 8 AGILITY ; 9 CHARM ; 10 TRANSFORM ; 11 MUD_SLAP ; 12 ABSORB ; 13 WRAP ; 14 TWISTER ; 15 WATER_GUN ; 16 STRING_SHOT ; 17 FOCUS_ENERGY ; 18 PIN_MISSILE ; 19 NIGHT_SHADE ; 20 MEGA_PUNCH ; 21 MUD_SHOT ; 22 MEGA_DRAIN ; 23 CONFUSION ; 24 SUPER_FANG ; 25 ROCK_THROW ; 26 DREAM_EATER ; 27 BULLET_SEED ; 28 LOW_KICK ; 29 DRAGON_RAGE ; 30 METRONOME ; 31 DIG ; 32 GIGA_DRAIN ; 33 SHADOW_CLAW ; 34 AERIAL_ACE ; 35 ROCK_TOMB ; 36 CONFUSE_RAY ; 37 SWIFT ; 38 LEECH_SEED ; 39 BULLET_PUNCH ; 40 PSYCHIC_M ; 41 EARTHQUAKE ; 42 SWORDS_DANCE ; 43 MAGICAL_LEAF ; 44 TAKE_DOWN ; 45 ROCK_SLIDE ; 46 CRUNCH ; 47 WATER_PULSE ; 48 LEECH_LIFE ; 49 DRAIN_PUNCH ; 50 AMNESIA ; 51 FISSURE ; 52 SUBMISSION ; 53 HEADBUTT ; 54 MACH_PUNCH ; 55 STONE_EDGE ; 56 HYPER_FANG ; 57 THUNDERPUNCH ; 58 FIRE_PUNCH ; 59 ICE_PUNCH ; 60 DRAGONBREATH ; 61 AIR_CUTTER ; 62 ICICLE_SPEAR ; 63 STEEL_WING ; 64 SCALD ; 65 HEAD_SMASH ; 66 ZEN_HEADBUTT ; 67 SHOCK_WAVE ; 68 FLAMETHROWER ; 69 ROOST ; 70 SLUDGE_WAVE ; 71 FLARE_BLITZ ; 72 HURRICANE ; 73 IRON_TAIL ; 74 PSYCHO_CUT ; 75 FIRE_SPIN ; 76 ENERGY_BALL ; 78 AIR_SLASH ; 79 RAPID_SPIN ; 80 SUPERPOWER ; 81 LEAF_STORM ; 82 PLAY_ROUGH ; 83 INFESTATION ; 84 HEAT_WAVE ; 85 HORN_DRILL ; 86 GUILLOTINE ; 87 EXTREMESPEED ; 88 SOLARBEAM ; 89 ZAP_CANNON ; 90 PAY_DAY ; 91 SOFTBOILED ; 92 BONEMERANG ; 93 CRABHAMMER ; 94 VOLT_TACKLE ; 95 FRENZY_PLANT ; 96 HYDRO_CANNON ; 97 BLAST_BURN ; 98 TRI_ATTACK ; 99 MIRROR_MOVE ; 100 SPLASH</text:p>
          </table:table-cell>
          <table:table-cell office:value-type="string" calcext:value-type="string">
            <text:p>SFX_CRY_1E, $EE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NEW SPECI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viewed through a micro-scope, this #MON's short, fine, delicate hair can be seen</text:p>
          </table:table-cell>
          <table:table-cell table:number-columns-repeated="8"/>
        </table:table-row>
        <table:table-row table:style-name="ro1">
          <table:table-cell table:style-name="pd1" office:value-type="float" office:value="203" calcext:value-type="float">
            <text:p>203</text:p>
          </table:table-cell>
          <table:table-cell table:style-name="ce2"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109" calcext:value-type="float">
            <text:p>109</text:p>
          </table:table-cell>
          <table:table-cell table:number-columns-repeated="2" table:style-name="ce11" office:value-type="float" office:value="131" calcext:value-type="float">
            <text:p>131</text:p>
          </table:table-cell>
          <table:table-cell table:style-name="ce11" office:value-type="float" office:value="104" calcext:value-type="float">
            <text:p>104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WATER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SWORDS_DANCE, GIGA_DRAIN, GUNK_SHOT, CUT, CURSE</text:p>
          </table:table-cell>
          <table:table-cell/>
          <table:table-cell office:value-type="string" calcext:value-type="string">
            <text:p>7 LEECH_SEED ; 8 BUBBLE ; 9 VINE_WHIP ; 12 BITE ; 13 POISONPOWDER ; 14 WATER_GUN ; 15 SLEEP_POWDER ; 18 HAZE ; 20 RAZOR_LEAF ; 23 MUD_SLAP ; 24 MAGICAL_LEAF ; 25 WATER_PULSE ; 28 GROWTH ; 29 DEFENSE_CURL ; 30 HEADBUTT ; 31 DOUBLE_EDGE ; 32 CRUNCH ; 33 PETAL_DANCE ; 34 SUBMISSION ; 36 FLASH_CANNON ; 38 SLUDGE_WAVE ; 41 IRON_TAIL ; 42 LEAF_STORM ; 43 ICE_PUNCH ; 45 SCALD ; 47 ENERGY_BALL ; 48 AQUA_JET ; 50 ZEN_HEADBUTT ; 52 SOLARBEAM ; 53 ROCK_TOMB ; 55 HYDRO_PUMP ; 60 FRENZY_PLANT ; 61 HYDRO_CANNON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AQUAMARMON</text:p>
          </table:table-cell>
          <table:table-cell office:value-type="string" calcext:value-type="string">
            <text:p>SUPER</text:p>
          </table:table-cell>
          <table:table-cell office:value-type="float" office:value="26" calcext:value-type="float">
            <text:p>26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A legendary fusion of ghastly origin. It's said to wield unparalleled power and attack with otherworldy fury</text:p>
          </table:table-cell>
          <table:table-cell table:number-columns-repeated="8"/>
        </table:table-row>
        <table:table-row table:style-name="ro1">
          <table:table-cell table:style-name="pd1" office:value-type="float" office:value="204" calcext:value-type="float">
            <text:p>204</text:p>
          </table:table-cell>
          <table:table-cell table:style-name="ce6"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float" office:value="216" calcext:value-type="float">
            <text:p>216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RAP, DRAGONBREATH, BITE, THOUSANDARROWS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HYPER_BEAM, STONE_EDGE, EARTHQUAKE, DIG, DOUBLE_TEAM, OUTRAGE, REST, ROCK_SLIDE, SUBSTITUTE, STRENGTH, CURSE</text:p>
          </table:table-cell>
          <table:table-cell/>
          <table:table-cell office:value-type="string" calcext:value-type="string">
            <text:p>8 HAZE ; 12 SWIFT ; 16 DIG ; 23 IRON_TAIL ; 28 ZEN_HEADBUTT ; 32 CRUNCH ; 38 SHOCK_WAVE ; 43 SLUDGE_WAVE ; 50 DRAGON_DANCE ; 56 GLARE ; 63 EXTREMESPEED ; 72 SUPERPOWER ; 80 EARTHQUAKE ; 88 OUTRAGE ; 95 THOUSANDARROWS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ZYGARDEC</text:p>
          </table:table-cell>
          <table:table-cell office:value-type="string" calcext:value-type="string">
            <text:p>ORDER</text:p>
          </table:table-cell>
          <table:table-cell office:value-type="float" office:value="45" calcext:value-type="float">
            <text:p>45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This is ZYGARDE's perfected form. It can radiate high-powered energy that eliminates everything</text:p>
          </table:table-cell>
          <table:table-cell table:number-columns-repeated="7"/>
          <table:table-cell office:value-type="string" calcext:value-type="string">
            <text:p>T??s i? ??G?R??'s p?r?e?t?d f??m. ?t ??n r??ia?? hi??-???ere? ???r?y ?h?t ??im??a??s e??ry?hi?g</text:p>
          </table:table-cell>
        </table:table-row>
        <table:table-row table:style-name="ro1">
          <table:table-cell table:style-name="pd1" office:value-type="float" office:value="205" calcext:value-type="float">
            <text:p>205</text:p>
          </table:table-cell>
          <table:table-cell table:style-name="ce6"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ETAL_CLAW, CONFUSION, RECOV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ARK_PULSE, HYPER_BEAM, FLASH_CANNON, STONE_EDGE, EARTHQUAKE, PSYCHIC_M, DOUBLE_TEAM, REFLECT, OUTRAGE, REST, X_SCISSOR, THUNDER_WAVE, ROCK_SLIDE, SUBSTITUTE, GYRO_BALL, FLASH, FLY, CURSE</text:p>
          </table:table-cell>
          <table:table-cell/>
          <table:table-cell office:value-type="string" calcext:value-type="string">
            <text:p>16 SLASH ; 24 NIGHT_SLASH ; 32 PSYCHO_CUT ; 40 ROCK_TOMB ; 48 LIGHT_SCREEN ; 56 SHOCK_WAVE ; 64 AERIAL_ACE ; 70 SHADOW_CLAW ; 76 SOLARBEAM ; 84 HEAT_WAVE ; 90 DRAGON_DANCE ; 95 PHOTONGEYSER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UNECROZMA</text:p>
          </table:table-cell>
          <table:table-cell office:value-type="string" calcext:value-type="string">
            <text:p>PRISM</text:p>
          </table:table-cell>
          <table:table-cell office:value-type="float" office:value="75" calcext:value-type="float">
            <text:p>75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It absorbed overwhelming light energy. It fires lasers that affect each and every living being</text:p>
          </table:table-cell>
          <table:table-cell table:number-columns-repeated="7"/>
          <table:table-cell office:value-type="string" calcext:value-type="string">
            <text:p>It ?b?or?ed o??rwh??m?n? l??h? ?n?rg?. ?t ???es l?s?rs th?? ?f?e?? ??ch a?? e??ry li??n? ?ei?g</text:p>
          </table:table-cell>
        </table:table-row>
        <table:table-row table:style-name="ro1">
          <table:table-cell table:style-name="pd1" office:value-type="float" office:value="206" calcext:value-type="float">
            <text:p>206</text:p>
          </table:table-cell>
          <table:table-cell table:style-name="ce6"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WISTER, AIR_SLASH, DRAGONASCEN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TOXIC, BODY_SLAM, DOUBLE_EDGE, ICE_BEAM, BLIZZARD, HYPER_BEAM, STONE_EDGE, THUNDERBOLT, THUNDER, EARTHQUAKE, MIMIC, DOUBLE_TEAM, HYDRO_PUMP, FIRE_BLAST, OUTRAGE, REST, THUNDER_WAVE, ROCK_SLIDE, SUBSTITUTE, GYRO_BALL, FLY, SURF, STRENGTH, CURSE</text:p>
          </table:table-cell>
          <table:table-cell/>
          <table:table-cell office:value-type="string" calcext:value-type="string">
            <text:p>9 CRUNCH ; 12 SWIFT ; 15 MUD_SLAP ; 18 DRAGON_DANCE ; 21 WRAP ; 24 ROCK_TOMB ; 27 EXTREMESPEED ; 31 WATER_PULSE ; 36 AERIAL_ACE ; 40 SHOCK_WAVE ; 44 HEADBUTT ; 47 SHADOW_CLAW ; 54 REST ; 58 IRON_TAIL ; 63 FLY ; 67 ENERGY_BALL ; 72 HURRICANE ; 76 SOLARBEAM ; 81 OUTRAGE ; 85 FLAMETHROWER ; 90 HYPER_BEAM ; 95 DRAGONASCENT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MRAYQUAZA</text:p>
          </table:table-cell>
          <table:table-cell office:value-type="string" calcext:value-type="string">
            <text:p>SKY HIGH</text:p>
          </table:table-cell>
          <table:table-cell office:value-type="float" office:value="108" calcext:value-type="float">
            <text:p>108</text:p>
          </table:table-cell>
          <table:table-cell office:value-type="float" office:value="3920" calcext:value-type="float">
            <text:p>3920</text:p>
          </table:table-cell>
          <table:table-cell office:value-type="string" calcext:value-type="string">
            <text:p>Has lived for million of years in the ozone layer. It Mega Evolved thanks to the meteorites it eats</text:p>
          </table:table-cell>
          <table:table-cell table:number-columns-repeated="7"/>
          <table:table-cell office:value-type="string" calcext:value-type="string">
            <text:p>??s li??d f?? m?l?io? o? ye??? ?n t?e oz??? ???er. ?t M?g? E???ve? t?a??s t? ??e m??eo??t?s I? ??ts</text:p>
          </table:table-cell>
        </table:table-row>
        <table:table-row table:style-name="ro1">
          <table:table-cell table:style-name="pd1" office:value-type="float" office:value="207" calcext:value-type="float">
            <text:p>207</text:p>
          </table:table-cell>
          <table:table-cell table:style-name="ce6"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float" office:value="255" calcext:value-type="float">
            <text:p>25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FUSE_RAY, AGILITY, ACID, DRAGONBREATH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HYPER_BEAM, FLASH_CANNON, REFLECT, REST, SHADOW_BALL, SUBSTITUTE, FLY, GUNK_SHOT, OUTRAGE, DRAGON_CLAW, CURSE</text:p>
          </table:table-cell>
          <table:table-cell/>
          <table:table-cell office:value-type="string" calcext:value-type="string">
            <text:p>8 TOXIC ; 16 SCREECH ; 24 DRAGON_DANCE ; 30 LIGHT_SCREEN ; 38 SLUDGE_WAVE ; 48 FLAMETHROWER ; 58 SOLARBEAM ; 72 RECOVER ; 80 HYPER_BEAM ; 88 ETERNABEAM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EETERNATUS</text:p>
          </table:table-cell>
          <table:table-cell office:value-type="string" calcext:value-type="string">
            <text:p>GIGANTIC</text:p>
          </table:table-cell>
          <table:table-cell office:value-type="float" office:value="100" calcext:value-type="float">
            <text:p>10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Infinite amounts of energy pour from this #MONmon's enlarged core, warping the space-time around</text:p>
          </table:table-cell>
          <table:table-cell table:number-columns-repeated="7"/>
          <table:table-cell office:value-type="string" calcext:value-type="string">
            <text:p>Inf?n?t? a?oun?s o? ???rgy ??ur f??m ??is P?K???N's e?la??ed c??e, war??n? ??e s??ce-??me ??ou?d</text:p>
          </table:table-cell>
        </table:table-row>
        <table:table-row table:style-name="ro1">
          <table:table-cell table:style-name="pd1" office:value-type="float" office:value="208" calcext:value-type="float">
            <text:p>208</text:p>
          </table:table-cell>
          <table:table-cell table:style-name="ce6"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table:number-columns-repeated="5" office:value-type="float" office:value="120" calcext:value-type="float">
            <text:p>12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ISMIC_TOSS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DARK_PULSE, ICE_BEAM, BLIZZARD, HYPER_BEAM, FLASH_CANNON, GIGA_DRAIN, STONE_EDGE, WILL_O_WISP, THUNDERBOLT, THUNDER, EARTHQUAKE, PSYCHIC_M, DOUBLE_TEAM, REFLECT, FIRE_BLAST, OUTRAGE, REST, X_SCISSOR, THUNDER_WAVE, ROCK_SLIDE, SHADOW_BALL, SUBSTITUTE, BODY_PRESS, CUT, FLY, SURF, STRENGTH, FLASH, CURSE</text:p>
          </table:table-cell>
          <table:table-cell/>
          <table:table-cell office:value-type="string" calcext:value-type="string">
            <text:p>10 HAZE ; 20 EARTHQUAKE ; 30 SONICBOOM ; 40 EXTREMESPEED ; 50 LIGHT_SCREEN ; 60 FLY ; 70 RECOVER ; 80 HYPER_BEAM ; 90 EXPLOSION ; 100 JUDGMENT</text:p>
          </table:table-cell>
          <table:table-cell office:value-type="string" calcext:value-type="string">
            <text:p>SFX_CRY_1C, $0D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ARCEUS</text:p>
          </table:table-cell>
          <table:table-cell office:value-type="string" calcext:value-type="string">
            <text:p>ALPHA</text:p>
          </table:table-cell>
          <table:table-cell office:value-type="float" office:value="32" calcext:value-type="float">
            <text:p>32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It is said to have emerged from an egg in a place where there was nothing, then shaped the world</text:p>
          </table:table-cell>
          <table:table-cell table:number-columns-repeated="7"/>
          <table:table-cell office:value-type="string" calcext:value-type="string">
            <text:p>?t i? s??d ?o h??e em??g?d ?ro? ?n ??g i? a p??ce wh??? t??re w?? no??in?, ??en s?a??d t?e w??l?</text:p>
          </table:table-cell>
        </table:table-row>
        <table:table-row table:style-name="ro1">
          <table:table-cell table:style-name="pd1" office:value-type="float" office:value="209" calcext:value-type="float">
            <text:p>209</text:p>
          </table:table-cell>
          <table:table-cell table:style-name="ce6" office:value-type="string" calcext:value-type="string">
            <text:p>MISSINGNO</text:p>
          </table:table-cell>
          <table:table-cell office:value-type="string" calcext:value-type="string">
            <text:p>missingno</text:p>
          </table:table-cell>
          <table:table-cell office:value-type="string" calcext:value-type="string">
            <text:p>MissingNo</text:p>
          </table:table-cell>
          <table:table-cell office:value-type="float" office:value="33" calcext:value-type="float">
            <text:p>33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TER_GUN, WATER_GUN, FLY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SWORDS_DANCE, TOXIC, DOUBLE_EDGE, BUBBLEBEAM, METRONOME, ICE_BEAM, BLIZZARD, SEISMIC_TOSS, THUNDERBOLT, THUNDER, EARTHQUAKE, FISSURE, PSYCHIC_M, BIDE, REST, THUNDER_WAVE, SUBSTITUTE, CUT, FLY, CURSE</text:p>
          </table:table-cell>
          <table:table-cell table:number-columns-repeated="2"/>
          <table:table-cell table:style-name="ce26" office:value-type="string" calcext:value-type="string">
            <text:p>SFX_CRY_00, $00, $0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???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mment to be written</text:p>
          </table:table-cell>
          <table:table-cell table:number-columns-repeated="8"/>
        </table:table-row>
        <table:table-row table:style-name="ro1">
          <table:table-cell table:style-name="pd1" office:value-type="float" office:value="210" calcext:value-type="float">
            <text:p>210</text:p>
          </table:table-cell>
          <table:table-cell table:style-name="ce6" office:value-type="string" calcext:value-type="string">
            <text:p>BLUESDAD</text:p>
          </table:table-cell>
          <table:table-cell office:value-type="string" calcext:value-type="string">
            <text:p>bluesdad</text:p>
          </table:table-cell>
          <table:table-cell office:value-type="string" calcext:value-type="string">
            <text:p>BluesDad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CKLE, HEADBUTT, SUBMISSION, LICK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6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7" calcext:value-type="float">
            <text:p>17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&lt;RIVAL&gt;'s DAD. Thought dead long ago, was actually made prisoner by MISSINGNO.</text:p>
          </table:table-cell>
          <table:table-cell table:number-columns-repeated="8"/>
        </table:table-row>
        <table:table-row table:style-name="ro1">
          <table:table-cell table:style-name="pd1" office:value-type="float" office:value="211" calcext:value-type="float">
            <text:p>211</text:p>
          </table:table-cell>
          <table:table-cell table:style-name="ce7" office:value-type="string" calcext:value-type="string">
            <text:p>BLUESMOM</text:p>
          </table:table-cell>
          <table:table-cell office:value-type="string" calcext:value-type="string">
            <text:p>bluesmom</text:p>
          </table:table-cell>
          <table:table-cell office:value-type="string" calcext:value-type="string">
            <text:p>BluesMom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CRATCH, STOMP, LOW_KICK, CUT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6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6" calcext:value-type="float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&lt;RIVAL&gt;'s MOM. Thought dead long ago, was actually made prisoner by MISSINGNO.</text:p>
          </table:table-cell>
          <table:table-cell table:number-columns-repeated="8"/>
        </table:table-row>
        <table:table-row table:style-name="ro1">
          <table:table-cell table:style-name="pd1" office:value-type="float" office:value="212" calcext:value-type="float">
            <text:p>212</text:p>
          </table:table-cell>
          <table:table-cell table:style-name="ce6" office:value-type="string" calcext:value-type="string">
            <text:p>DAD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Dad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VELY_KISS, NO_MOVE, NO_MOVE, NO_MOVE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6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8" calcext:value-type="float">
            <text:p>1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Your DAD. Thought dead long ago, was actually made prisoner by MISSINGNO.</text:p>
          </table:table-cell>
          <table:table-cell table:number-columns-repeated="8"/>
        </table:table-row>
        <table:table-row table:style-name="ro1" table:number-rows-repeated="1048362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  <table:database-ranges>
        <table:database-range table:name="__Anonymous_Sheet_DB__1" table:target-range-address="Sheet1.A1:Sheet1.Y20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05">00/00/0000</text:date>, <text:time style:data-style-name="N2" text:time-value="13:14:11.8049932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MacOSX_X86_64 LibreOffice_project/a3100ed2409ebf1c212f5048fbe377c281438fdc</meta:generator>
    <dc:date>2025-11-05T13:14:47.533236623</dc:date>
    <meta:editing-duration>P46DT39M9S</meta:editing-duration>
    <meta:editing-cycles>428</meta:editing-cycles>
    <dc:creator>Michael </dc:creator>
    <meta:document-statistic meta:table-count="2" meta:cell-count="5204" meta:object-count="0"/>
  </office:meta>
</office:document-meta>
</file>